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14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14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14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Hiperv_237_nculo_32_3" style:data-style-name="N0"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4" style:data-style-name="N0">
      <style:table-cell-properties style:vertical-align="automatic" fo:background-color="transparent"/>
    </style:style>
    <style:style style:name="ce31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2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" style:data-style-name="N36"/>
    <style:style style:name="ce5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1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3"/>
    <style:style style:name="ce69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7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9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48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62.25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default-cell-style-name="ce12"/>
        <table:table-column table:style-name="co4" table:number-columns-repeated="10" table:default-cell-style-name="ce12"/>
        <table:table-column table:style-name="co5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1062000" table:style-name="ce7">
            <text:p>1.062.000</text:p>
          </table:table-cell>
          <table:table-cell office:value-type="float" office:value="2916640" table:style-name="ce7">
            <text:p>2.916.6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270970" table:style-name="ce9">
            <text:p>17.270.970</text:p>
          </table:table-cell>
          <table:table-cell office:value-type="float" office:value="17240809.5" table:style-name="ce9">
            <text:p>17.240.810</text:p>
          </table:table-cell>
          <table:table-cell office:value-type="percentage" office:value="0.9982536881252182" table:style-name="ce10">
            <text:p>99,83%</text:p>
          </table:table-cell>
          <table:table-cell office:value-type="float" office:value="7475689" table:style-name="ce8">
            <text:p>7.475.689</text:p>
          </table:table-cell>
          <table:table-cell office:value-type="float" office:value="7304086" table:style-name="ce8">
            <text:p>7.304.086</text:p>
          </table:table-cell>
          <table:table-cell office:value-type="float" office:value="4176899" table:style-name="ce8">
            <text:p>4.176.899</text:p>
          </table:table-cell>
          <table:table-cell office:value-type="date" office:date-value="2022-05-04T00:00:00" table:style-name="ce11">
            <text:p>04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30699" table:style-name="ce7">
            <text:p>1.830.699</text:p>
          </table:table-cell>
          <table:table-cell office:value-type="float" office:value="149940" table:style-name="ce7">
            <text:p>149.940</text:p>
          </table:table-cell>
          <table:table-cell office:value-type="float" office:value="453220" table:style-name="ce7">
            <text:p>453.22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44394" table:style-name="ce14">
            <text:p>2.744.394</text:p>
          </table:table-cell>
          <table:table-cell office:value-type="float" office:value="2644039.5" table:style-name="ce14">
            <text:p>2.644.040</text:p>
          </table:table-cell>
          <table:table-cell office:value-type="percentage" office:value="0.96343291087212701" table:style-name="ce15">
            <text:p>96,34%</text:p>
          </table:table-cell>
          <table:table-cell office:value-type="float" office:value="1149450" table:style-name="ce13">
            <text:p>1.149.450</text:p>
          </table:table-cell>
          <table:table-cell office:value-type="float" office:value="1126325" table:style-name="ce13">
            <text:p>1.126.325</text:p>
          </table:table-cell>
          <table:table-cell office:value-type="float" office:value="691204" table:style-name="ce13">
            <text:p>691.204</text:p>
          </table:table-cell>
          <table:table-cell office:value-type="date" office:date-value="2022-05-04T00:00:00" table:style-name="ce16">
            <text:p>04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289485" table:style-name="ce14">
            <text:p>2.289.485</text:p>
          </table:table-cell>
          <table:table-cell office:value-type="percentage" office:value="0.93322781546628886" table:style-name="ce15">
            <text:p>93,32%</text:p>
          </table:table-cell>
          <table:table-cell office:value-type="float" office:value="927935" table:style-name="ce13">
            <text:p>927.935</text:p>
          </table:table-cell>
          <table:table-cell office:value-type="float" office:value="918164" table:style-name="ce13">
            <text:p>918.164</text:p>
          </table:table-cell>
          <table:table-cell office:value-type="float" office:value="717623" table:style-name="ce13">
            <text:p>717.623</text:p>
          </table:table-cell>
          <table:table-cell office:value-type="date" office:date-value="2022-05-04T00:00:00" table:style-name="ce16">
            <text:p>04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36092" table:style-name="ce7">
            <text:p>1.336.092</text:p>
          </table:table-cell>
          <table:table-cell office:value-type="float" office:value="125540" table:style-name="ce7">
            <text:p>125.540</text:p>
          </table:table-cell>
          <table:table-cell office:value-type="float" office:value="431760" table:style-name="ce7">
            <text:p>431.76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5" table:style-name="ce13">
            <text:p>50.045</text:p>
          </table:table-cell>
          <table:table-cell office:value-type="float" office:value="2168837" table:style-name="ce14">
            <text:p>2.168.837</text:p>
          </table:table-cell>
          <table:table-cell office:value-type="float" office:value="2039682" table:style-name="ce14">
            <text:p>2.039.682</text:p>
          </table:table-cell>
          <table:table-cell office:value-type="percentage" office:value="0.94044965112638712" table:style-name="ce15">
            <text:p>94,04%</text:p>
          </table:table-cell>
          <table:table-cell office:value-type="float" office:value="928023" table:style-name="ce13">
            <text:p>928.023</text:p>
          </table:table-cell>
          <table:table-cell office:value-type="float" office:value="911628" table:style-name="ce13">
            <text:p>911.628</text:p>
          </table:table-cell>
          <table:table-cell office:value-type="float" office:value="474149" table:style-name="ce13">
            <text:p>474.149</text:p>
          </table:table-cell>
          <table:table-cell office:value-type="date" office:date-value="2022-05-04T00:00:00" table:style-name="ce16">
            <text:p>04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5900" table:style-name="ce7">
            <text:p>2.835.900</text:p>
          </table:table-cell>
          <table:table-cell office:value-type="float" office:value="231020" table:style-name="ce7">
            <text:p>231.020</text:p>
          </table:table-cell>
          <table:table-cell office:value-type="float" office:value="807120" table:style-name="ce7">
            <text:p>807.12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62410" table:style-name="ce14">
            <text:p>4.462.410</text:p>
          </table:table-cell>
          <table:table-cell office:value-type="float" office:value="4153573" table:style-name="ce14">
            <text:p>4.153.573</text:p>
          </table:table-cell>
          <table:table-cell office:value-type="percentage" office:value="0.93079143332862735" table:style-name="ce15">
            <text:p>93,08%</text:p>
          </table:table-cell>
          <table:table-cell office:value-type="float" office:value="1820030" table:style-name="ce13">
            <text:p>1.820.030</text:p>
          </table:table-cell>
          <table:table-cell office:value-type="float" office:value="1762900" table:style-name="ce13">
            <text:p>1.762.900</text:p>
          </table:table-cell>
          <table:table-cell office:value-type="float" office:value="985391" table:style-name="ce13">
            <text:p>985.391</text:p>
          </table:table-cell>
          <table:table-cell office:value-type="date" office:date-value="2022-05-04T00:00:00" table:style-name="ce16">
            <text:p>04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64845" table:style-name="ce14">
            <text:p>1.264.845</text:p>
          </table:table-cell>
          <table:table-cell office:value-type="percentage" office:value="0.9750427837992014" table:style-name="ce15">
            <text:p>97,50%</text:p>
          </table:table-cell>
          <table:table-cell office:value-type="float" office:value="519418" table:style-name="ce13">
            <text:p>519.418</text:p>
          </table:table-cell>
          <table:table-cell office:value-type="float" office:value="515275" table:style-name="ce13">
            <text:p>515.275</text:p>
          </table:table-cell>
          <table:table-cell office:value-type="float" office:value="352801" table:style-name="ce13">
            <text:p>352.801</text:p>
          </table:table-cell>
          <table:table-cell office:value-type="date" office:date-value="2022-05-04T00:00:00" table:style-name="ce16">
            <text:p>04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6177" table:style-name="ce7">
            <text:p>4.086.177</text:p>
          </table:table-cell>
          <table:table-cell office:value-type="float" office:value="280710" table:style-name="ce7">
            <text:p>280.710</text:p>
          </table:table-cell>
          <table:table-cell office:value-type="float" office:value="749240" table:style-name="ce7">
            <text:p>749.24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82932" table:style-name="ce14">
            <text:p>5.682.932</text:p>
          </table:table-cell>
          <table:table-cell office:value-type="float" office:value="5302962.5" table:style-name="ce14">
            <text:p>5.302.963</text:p>
          </table:table-cell>
          <table:table-cell office:value-type="percentage" office:value="0.93313847499846914" table:style-name="ce15">
            <text:p>93,31%</text:p>
          </table:table-cell>
          <table:table-cell office:value-type="float" office:value="2148845" table:style-name="ce13">
            <text:p>2.148.845</text:p>
          </table:table-cell>
          <table:table-cell office:value-type="float" office:value="2117734" table:style-name="ce13">
            <text:p>2.117.734</text:p>
          </table:table-cell>
          <table:table-cell office:value-type="float" office:value="1484670" table:style-name="ce13">
            <text:p>1.484.670</text:p>
          </table:table-cell>
          <table:table-cell office:value-type="date" office:date-value="2022-05-04T00:00:00" table:style-name="ce16">
            <text:p>04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58000" table:style-name="ce7">
            <text:p>258.000</text:p>
          </table:table-cell>
          <table:table-cell office:value-type="float" office:value="752890" table:style-name="ce7">
            <text:p>752.890</text:p>
          </table:table-cell>
          <table:table-cell office:value-type="float" office:value="381310" table:style-name="ce7">
            <text:p>381.310</text:p>
          </table:table-cell>
          <table:table-cell office:value-type="float" office:value="93090" table:style-name="ce13">
            <text:p>93.090</text:p>
          </table:table-cell>
          <table:table-cell office:value-type="float" office:value="4248695" table:style-name="ce14">
            <text:p>4.248.695</text:p>
          </table:table-cell>
          <table:table-cell office:value-type="float" office:value="3984818" table:style-name="ce14">
            <text:p>3.984.818</text:p>
          </table:table-cell>
          <table:table-cell office:value-type="percentage" office:value="0.9378922233768251" table:style-name="ce15">
            <text:p>93,79%</text:p>
          </table:table-cell>
          <table:table-cell office:value-type="float" office:value="1762971" table:style-name="ce13">
            <text:p>1.762.971</text:p>
          </table:table-cell>
          <table:table-cell office:value-type="float" office:value="1709728" table:style-name="ce13">
            <text:p>1.709.728</text:p>
          </table:table-cell>
          <table:table-cell office:value-type="float" office:value="1060391" table:style-name="ce13">
            <text:p>1.060.391</text:p>
          </table:table-cell>
          <table:table-cell office:value-type="date" office:date-value="2022-05-04T00:00:00" table:style-name="ce16">
            <text:p>04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660426" table:style-name="ce7">
            <text:p>8.660.426</text:p>
          </table:table-cell>
          <table:table-cell office:value-type="float" office:value="689070" table:style-name="ce7">
            <text:p>689.070</text:p>
          </table:table-cell>
          <table:table-cell office:value-type="float" office:value="3136830" table:style-name="ce7">
            <text:p>3.136.8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23016" table:style-name="ce14">
            <text:p>14.323.016</text:p>
          </table:table-cell>
          <table:table-cell office:value-type="float" office:value="14162170.5" table:style-name="ce14">
            <text:p>14.162.171</text:p>
          </table:table-cell>
          <table:table-cell office:value-type="percentage" office:value="0.98877013751852261" table:style-name="ce15">
            <text:p>98,88%</text:p>
          </table:table-cell>
          <table:table-cell office:value-type="float" office:value="6487908" table:style-name="ce13">
            <text:p>6.487.908</text:p>
          </table:table-cell>
          <table:table-cell office:value-type="float" office:value="6344295" table:style-name="ce13">
            <text:p>6.344.295</text:p>
          </table:table-cell>
          <table:table-cell office:value-type="float" office:value="3698771" table:style-name="ce13">
            <text:p>3.698.771</text:p>
          </table:table-cell>
          <table:table-cell office:value-type="date" office:date-value="2022-05-04T00:00:00" table:style-name="ce16">
            <text:p>04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31200" table:style-name="ce7">
            <text:p>6.731.200</text:p>
          </table:table-cell>
          <table:table-cell office:value-type="float" office:value="546000" table:style-name="ce7">
            <text:p>546.000</text:p>
          </table:table-cell>
          <table:table-cell office:value-type="float" office:value="2144530" table:style-name="ce7">
            <text:p>2.144.53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498755" table:style-name="ce14">
            <text:p>10.498.755</text:p>
          </table:table-cell>
          <table:table-cell office:value-type="float" office:value="10099473" table:style-name="ce14">
            <text:p>10.099.473</text:p>
          </table:table-cell>
          <table:table-cell office:value-type="percentage" office:value="0.96196863342367733" table:style-name="ce15">
            <text:p>96,20%</text:p>
          </table:table-cell>
          <table:table-cell office:value-type="float" office:value="4447753" table:style-name="ce13">
            <text:p>4.447.753</text:p>
          </table:table-cell>
          <table:table-cell office:value-type="float" office:value="4377344" table:style-name="ce13">
            <text:p>4.377.344</text:p>
          </table:table-cell>
          <table:table-cell office:value-type="float" office:value="2866074" table:style-name="ce13">
            <text:p>2.866.074</text:p>
          </table:table-cell>
          <table:table-cell office:value-type="date" office:date-value="2022-05-04T00:00:00" table:style-name="ce16">
            <text:p>04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40183" table:style-name="ce7">
            <text:p>1.640.183</text:p>
          </table:table-cell>
          <table:table-cell office:value-type="float" office:value="155730" table:style-name="ce7">
            <text:p>155.730</text:p>
          </table:table-cell>
          <table:table-cell office:value-type="float" office:value="304020" table:style-name="ce7">
            <text:p>304.02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9763" table:style-name="ce14">
            <text:p>2.319.763</text:p>
          </table:table-cell>
          <table:table-cell office:value-type="float" office:value="2325495.5" table:style-name="ce14">
            <text:p>2.325.496</text:p>
          </table:table-cell>
          <table:table-cell office:value-type="percentage" office:value="1" table:style-name="ce15">
            <text:p>100,00%</text:p>
          </table:table-cell>
          <table:table-cell office:value-type="float" office:value="968521" table:style-name="ce13">
            <text:p>968.521</text:p>
          </table:table-cell>
          <table:table-cell office:value-type="float" office:value="948830" table:style-name="ce13">
            <text:p>948.830</text:p>
          </table:table-cell>
          <table:table-cell office:value-type="float" office:value="633183" table:style-name="ce13">
            <text:p>633.183</text:p>
          </table:table-cell>
          <table:table-cell office:value-type="date" office:date-value="2022-05-04T00:00:00" table:style-name="ce16">
            <text:p>04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45000" table:style-name="ce7">
            <text:p>245.0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48374" table:style-name="ce14">
            <text:p>6.048.374</text:p>
          </table:table-cell>
          <table:table-cell office:value-type="float" office:value="6115320.5" table:style-name="ce14">
            <text:p>6.115.321</text:p>
          </table:table-cell>
          <table:table-cell office:value-type="percentage" office:value="1" table:style-name="ce15">
            <text:p>100,00%</text:p>
          </table:table-cell>
          <table:table-cell office:value-type="float" office:value="2476497" table:style-name="ce13">
            <text:p>2.476.497</text:p>
          </table:table-cell>
          <table:table-cell office:value-type="float" office:value="2447137" table:style-name="ce13">
            <text:p>2.447.137</text:p>
          </table:table-cell>
          <table:table-cell office:value-type="float" office:value="1941447" table:style-name="ce13">
            <text:p>1.941.447</text:p>
          </table:table-cell>
          <table:table-cell office:value-type="date" office:date-value="2022-05-04T00:00:00" table:style-name="ce16">
            <text:p>04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4327" table:style-name="ce7">
            <text:p>464.327</text:p>
          </table:table-cell>
          <table:table-cell office:value-type="float" office:value="48000" table:style-name="ce7">
            <text:p>48.000</text:p>
          </table:table-cell>
          <table:table-cell office:value-type="float" office:value="109780" table:style-name="ce7">
            <text:p>109.78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90577" table:style-name="ce14">
            <text:p>690.577</text:p>
          </table:table-cell>
          <table:table-cell office:value-type="float" office:value="640986" table:style-name="ce14">
            <text:p>640.986</text:p>
          </table:table-cell>
          <table:table-cell office:value-type="percentage" office:value="0.9281890361248637" table:style-name="ce15">
            <text:p>92,82%</text:p>
          </table:table-cell>
          <table:table-cell office:value-type="float" office:value="284313" table:style-name="ce13">
            <text:p>284.313</text:p>
          </table:table-cell>
          <table:table-cell office:value-type="float" office:value="285676" table:style-name="ce13">
            <text:p>285.676</text:p>
          </table:table-cell>
          <table:table-cell office:value-type="float" office:value="169817" table:style-name="ce13">
            <text:p>169.817</text:p>
          </table:table-cell>
          <table:table-cell office:value-type="date" office:date-value="2022-05-04T00:00:00" table:style-name="ce16">
            <text:p>04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963295" table:style-name="ce7">
            <text:p>8.963.295</text:p>
          </table:table-cell>
          <table:table-cell office:value-type="float" office:value="756000" table:style-name="ce7">
            <text:p>756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3433645" table:style-name="ce14">
            <text:p>13.433.645</text:p>
          </table:table-cell>
          <table:table-cell office:value-type="float" office:value="13178549.5" table:style-name="ce14">
            <text:p>13.178.550</text:p>
          </table:table-cell>
          <table:table-cell office:value-type="percentage" office:value="0.98101070111648769" table:style-name="ce15">
            <text:p>98,10%</text:p>
          </table:table-cell>
          <table:table-cell office:value-type="float" office:value="5761261" table:style-name="ce13">
            <text:p>5.761.261</text:p>
          </table:table-cell>
          <table:table-cell office:value-type="float" office:value="5691625" table:style-name="ce13">
            <text:p>5.691.625</text:p>
          </table:table-cell>
          <table:table-cell office:value-type="float" office:value="3252249" table:style-name="ce13">
            <text:p>3.252.249</text:p>
          </table:table-cell>
          <table:table-cell office:value-type="date" office:date-value="2022-05-04T00:00:00" table:style-name="ce16">
            <text:p>04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67425" table:style-name="ce7">
            <text:p>1.767.42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18235" table:style-name="ce14">
            <text:p>2.918.235</text:p>
          </table:table-cell>
          <table:table-cell office:value-type="float" office:value="2811098" table:style-name="ce14">
            <text:p>2.811.098</text:p>
          </table:table-cell>
          <table:table-cell office:value-type="percentage" office:value="0.96328705536051762" table:style-name="ce15">
            <text:p>96,33%</text:p>
          </table:table-cell>
          <table:table-cell office:value-type="float" office:value="1299001" table:style-name="ce13">
            <text:p>1.299.001</text:p>
          </table:table-cell>
          <table:table-cell office:value-type="float" office:value="1276629" table:style-name="ce13">
            <text:p>1.276.629</text:p>
          </table:table-cell>
          <table:table-cell office:value-type="float" office:value="681611" table:style-name="ce13">
            <text:p>681.611</text:p>
          </table:table-cell>
          <table:table-cell office:value-type="date" office:date-value="2022-05-04T00:00:00" table:style-name="ce16">
            <text:p>04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6547" table:style-name="ce7">
            <text:p>896.547</text:p>
          </table:table-cell>
          <table:table-cell office:value-type="float" office:value="78000" table:style-name="ce7">
            <text:p>78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8167" table:style-name="ce14">
            <text:p>1.408.167</text:p>
          </table:table-cell>
          <table:table-cell office:value-type="float" office:value="1315843.5" table:style-name="ce14">
            <text:p>1.315.844</text:p>
          </table:table-cell>
          <table:table-cell office:value-type="percentage" office:value="0.93443710866679874" table:style-name="ce15">
            <text:p>93,44%</text:p>
          </table:table-cell>
          <table:table-cell office:value-type="float" office:value="568031" table:style-name="ce13">
            <text:p>568.031</text:p>
          </table:table-cell>
          <table:table-cell office:value-type="float" office:value="561785" table:style-name="ce13">
            <text:p>561.785</text:p>
          </table:table-cell>
          <table:table-cell office:value-type="float" office:value="351573" table:style-name="ce13">
            <text:p>351.573</text:p>
          </table:table-cell>
          <table:table-cell office:value-type="date" office:date-value="2022-05-04T00:00:00" table:style-name="ce16">
            <text:p>04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53488" table:style-name="ce7">
            <text:p>2.953.48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496893" table:style-name="ce14">
            <text:p>4.496.893</text:p>
          </table:table-cell>
          <table:table-cell office:value-type="float" office:value="4408388.5" table:style-name="ce14">
            <text:p>4.408.389</text:p>
          </table:table-cell>
          <table:table-cell office:value-type="percentage" office:value="0.98031874451982737" table:style-name="ce15">
            <text:p>98,03%</text:p>
          </table:table-cell>
          <table:table-cell office:value-type="float" office:value="1947153" table:style-name="ce13">
            <text:p>1.947.153</text:p>
          </table:table-cell>
          <table:table-cell office:value-type="float" office:value="1909052" table:style-name="ce13">
            <text:p>1.909.052</text:p>
          </table:table-cell>
          <table:table-cell office:value-type="float" office:value="1172006" table:style-name="ce13">
            <text:p>1.172.006</text:p>
          </table:table-cell>
          <table:table-cell office:value-type="date" office:date-value="2022-05-04T00:00:00" table:style-name="ce16">
            <text:p>04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4976" table:style-name="ce7">
            <text:p>104.976</text:p>
          </table:table-cell>
          <table:table-cell office:value-type="float" office:value="12000" table:style-name="ce7">
            <text:p>12.000</text:p>
          </table:table-cell>
          <table:table-cell office:value-type="float" office:value="29210" table:style-name="ce7">
            <text:p>29.21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67661" table:style-name="ce14">
            <text:p>167.661</text:p>
          </table:table-cell>
          <table:table-cell office:value-type="float" office:value="149357.5" table:style-name="ce14">
            <text:p>149.358</text:p>
          </table:table-cell>
          <table:table-cell office:value-type="percentage" office:value="0.89083030639206495" table:style-name="ce15">
            <text:p>89,08%</text:p>
          </table:table-cell>
          <table:table-cell office:value-type="float" office:value="67437" table:style-name="ce13">
            <text:p>67.437</text:p>
          </table:table-cell>
          <table:table-cell office:value-type="float" office:value="64346" table:style-name="ce13">
            <text:p>64.346</text:p>
          </table:table-cell>
          <table:table-cell office:value-type="float" office:value="35169" table:style-name="ce13">
            <text:p>35.169</text:p>
          </table:table-cell>
          <table:table-cell office:value-type="date" office:date-value="2022-05-04T00:00:00" table:style-name="ce16">
            <text:p>04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1430" table:style-name="ce7">
            <text:p>101.43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1420" table:style-name="ce14">
            <text:p>151.420</text:p>
          </table:table-cell>
          <table:table-cell office:value-type="float" office:value="139579" table:style-name="ce14">
            <text:p>139.579</text:p>
          </table:table-cell>
          <table:table-cell office:value-type="percentage" office:value="0.9218002905824858" table:style-name="ce15">
            <text:p>92,18%</text:p>
          </table:table-cell>
          <table:table-cell office:value-type="float" office:value="65773" table:style-name="ce13">
            <text:p>65.773</text:p>
          </table:table-cell>
          <table:table-cell office:value-type="float" office:value="62055" table:style-name="ce13">
            <text:p>62.055</text:p>
          </table:table-cell>
          <table:table-cell office:value-type="float" office:value="27296" table:style-name="ce13">
            <text:p>27.296</text:p>
          </table:table-cell>
          <table:table-cell office:value-type="date" office:date-value="2022-04-29T00:00:00" table:style-name="ce17">
            <text:p>29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9578" table:style-name="ce7">
            <text:p>49.578</text:p>
          </table:table-cell>
          <table:table-cell office:value-type="float" office:value="0" table:style-name="ce7">
            <text:p>0</text:p>
          </table:table-cell>
          <table:table-cell office:value-type="float" office:value="58110" table:style-name="ce7">
            <text:p>58.1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3488" table:style-name="ce14">
            <text:p>213.488</text:p>
          </table:table-cell>
          <table:table-cell office:value-type="float" office:value="205177.5" table:style-name="ce14">
            <text:p>205.178</text:p>
          </table:table-cell>
          <table:table-cell office:value-type="percentage" office:value="0.9610727535037098" table:style-name="ce15">
            <text:p>96,11%</text:p>
          </table:table-cell>
          <table:table-cell office:value-type="float" office:value="95120" table:style-name="ce13">
            <text:p>95.120</text:p>
          </table:table-cell>
          <table:table-cell office:value-type="float" office:value="96508" table:style-name="ce13">
            <text:p>96.508</text:p>
          </table:table-cell>
          <table:table-cell office:value-type="float" office:value="48654" table:style-name="ce13">
            <text:p>48.654</text:p>
          </table:table-cell>
          <table:table-cell office:value-type="date" office:date-value="2022-04-29T00:00:00" table:style-name="ce17">
            <text:p>29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930" table:style-name="ce7">
            <text:p>7.93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2635" table:style-name="ce14">
            <text:p>12.635</text:p>
          </table:table-cell>
          <table:table-cell office:value-type="float" office:value="13469" table:style-name="ce14">
            <text:p>13.469</text:p>
          </table:table-cell>
          <table:table-cell office:value-type="percentage" office:value="1" table:style-name="ce15">
            <text:p>100,00%</text:p>
          </table:table-cell>
          <table:table-cell office:value-type="float" office:value="8115" table:style-name="ce13">
            <text:p>8.115</text:p>
          </table:table-cell>
          <table:table-cell office:value-type="float" office:value="8303" table:style-name="ce13">
            <text:p>8.303</text:p>
          </table:table-cell>
          <table:table-cell office:value-type="float" office:value="3810" table:style-name="ce13">
            <text:p>3.810</text:p>
          </table:table-cell>
          <table:table-cell office:value-type="date" office:date-value="2022-05-03T00:00:00" table:style-name="ce17">
            <text:p>03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234189" table:style-name="ce19">
            <text:p>63.234.189</text:p>
          </table:table-cell>
          <table:table-cell office:value-type="float" office:value="5207010" table:style-name="ce19">
            <text:p>5.207.010</text:p>
          </table:table-cell>
          <table:table-cell office:value-type="float" office:value="17464490" table:style-name="ce20">
            <text:p>17.464.490</text:p>
          </table:table-cell>
          <table:table-cell office:value-type="float" office:value="9008790" table:style-name="ce21">
            <text:p>9.008.790</text:p>
          </table:table-cell>
          <table:table-cell office:value-type="float" office:value="2096905" table:style-name="ce22">
            <text:p>2.096.905</text:p>
          </table:table-cell>
          <table:table-cell office:value-type="float" office:value="97011384" table:style-name="ce23">
            <text:p>97.011.384</text:p>
          </table:table-cell>
          <table:table-cell office:value-type="float" office:value="94485122.5" table:style-name="ce23">
            <text:p>94.485.123</text:p>
          </table:table-cell>
          <table:table-cell office:value-type="percentage" office:value="0.97395912318908884" table:style-name="ce24">
            <text:p>97,40%</text:p>
          </table:table-cell>
          <table:table-cell office:value-type="float" office:value="41209244" table:style-name="ce23">
            <text:p>41.209.244</text:p>
          </table:table-cell>
          <table:table-cell office:value-type="float" office:value="40439425" table:style-name="ce23">
            <text:p>40.439.425</text:p>
          </table:table-cell>
          <table:table-cell office:value-type="float" office:value="24824788" table:style-name="ce23">
            <text:p>24.824.788</text:p>
          </table:table-cell>
          <table:table-cell office:value-type="float" office:value="0" table:style-name="ce25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7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6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6" table:default-cell-style-name="ce30"/>
        <table:table-column table:style-name="co7" table:number-columns-repeated="5" table:default-cell-style-name="ce30"/>
        <table:table-column table:style-name="co5" table:number-columns-repeated="2" table:default-cell-style-name="ce30"/>
        <table:table-column table:style-name="co4" table:number-columns-repeated="7" table:default-cell-style-name="ce30"/>
        <table:table-column table:style-name="co5" table:number-columns-repeated="16369" table:default-cell-style-name="ce30"/>
        <table:table-row table:style-name="ro6">
          <table:table-cell table:style-name="ce28"/>
          <table:table-cell office:value-type="string" table:style-name="ce29">
            <text:p>Población a vacunar mayor de 12 años</text:p>
          </table:table-cell>
          <table:table-cell office:value-type="string" table:style-name="ce29">
            <text:p>Nº Personas con 1 dosis</text:p>
          </table:table-cell>
          <table:table-cell office:value-type="string" table:style-name="ce29">
            <text:p>% 1ª dosis</text:p>
          </table:table-cell>
          <table:table-cell office:value-type="string" table:style-name="ce29">
            <text:p>Nº Personas con pauta completa</text:p>
          </table:table-cell>
          <table:table-cell office:value-type="string" table:style-name="ce29">
            <text:p>% personas con pauta completa</text:p>
          </table:table-cell>
          <table:table-cell office:value-type="string" table:style-name="ce29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Andalucía</text:p>
          </table:table-cell>
          <table:table-cell office:value-type="float" office:value="7508005" table:style-name="ce32">
            <text:p>7.508.005</text:p>
          </table:table-cell>
          <table:table-cell office:value-type="float" office:value="7041968" table:style-name="ce32">
            <text:p>7.041.968</text:p>
          </table:table-cell>
          <table:table-cell office:value-type="percentage" office:value="0.93792798486415496" table:style-name="ce33">
            <text:p>93,8%</text:p>
          </table:table-cell>
          <table:table-cell office:value-type="float" office:value="7008129" table:style-name="ce32">
            <text:p>7.008.129</text:p>
          </table:table-cell>
          <table:table-cell office:value-type="percentage" office:value="0.93342092872873683" table:style-name="ce33">
            <text:p>93,3%</text:p>
          </table:table-cell>
          <table:table-cell office:value-type="date" office:date-value="2022-05-03T00:00:00" table:style-name="ce34">
            <text:p>03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2">
            <text:p>1.189.408</text:p>
          </table:table-cell>
          <table:table-cell office:value-type="float" office:value="1097130" table:style-name="ce32">
            <text:p>1.097.130</text:p>
          </table:table-cell>
          <table:table-cell office:value-type="percentage" office:value="0.92241686620570906" table:style-name="ce33">
            <text:p>92,2%</text:p>
          </table:table-cell>
          <table:table-cell office:value-type="float" office:value="1090595" table:style-name="ce32">
            <text:p>1.090.595</text:p>
          </table:table-cell>
          <table:table-cell office:value-type="percentage" office:value="0.91692253625332942" table:style-name="ce33">
            <text:p>91,7%</text:p>
          </table:table-cell>
          <table:table-cell office:value-type="date" office:date-value="2022-05-03T00:00:00" table:style-name="ce34">
            <text:p>03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2">
            <text:p>930.447</text:p>
          </table:table-cell>
          <table:table-cell office:value-type="float" office:value="885609" table:style-name="ce32">
            <text:p>885.609</text:p>
          </table:table-cell>
          <table:table-cell office:value-type="percentage" office:value="0.95181025894005789" table:style-name="ce33">
            <text:p>95,2%</text:p>
          </table:table-cell>
          <table:table-cell office:value-type="float" office:value="887021" table:style-name="ce32">
            <text:p>887.021</text:p>
          </table:table-cell>
          <table:table-cell office:value-type="percentage" office:value="0.9533278091068057" table:style-name="ce33">
            <text:p>95,3%</text:p>
          </table:table-cell>
          <table:table-cell office:value-type="date" office:date-value="2022-05-03T00:00:00" table:style-name="ce34">
            <text:p>03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2">
            <text:p>1.083.187</text:p>
          </table:table-cell>
          <table:table-cell office:value-type="float" office:value="896996" table:style-name="ce32">
            <text:p>896.996</text:p>
          </table:table-cell>
          <table:table-cell office:value-type="percentage" office:value="0.8281081659953452" table:style-name="ce33">
            <text:p>82,8%</text:p>
          </table:table-cell>
          <table:table-cell office:value-type="float" office:value="890674" table:style-name="ce32">
            <text:p>890.674</text:p>
          </table:table-cell>
          <table:table-cell office:value-type="percentage" office:value="0.8222716853138009" table:style-name="ce33">
            <text:p>82,2%</text:p>
          </table:table-cell>
          <table:table-cell office:value-type="date" office:date-value="2022-05-02T00:00:00" table:style-name="ce34">
            <text:p>02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2">
            <text:p>2.033.513</text:p>
          </table:table-cell>
          <table:table-cell office:value-type="float" office:value="1745275" table:style-name="ce32">
            <text:p>1.745.275</text:p>
          </table:table-cell>
          <table:table-cell office:value-type="percentage" office:value="0.85825613113857646" table:style-name="ce33">
            <text:p>85,8%</text:p>
          </table:table-cell>
          <table:table-cell office:value-type="float" office:value="1712458" table:style-name="ce32">
            <text:p>1.712.458</text:p>
          </table:table-cell>
          <table:table-cell office:value-type="percentage" office:value="0.84211804891338293" table:style-name="ce33">
            <text:p>84,2%</text:p>
          </table:table-cell>
          <table:table-cell office:value-type="date" office:date-value="2022-05-03T00:00:00" table:style-name="ce34">
            <text:p>03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2">
            <text:p>527.062</text:p>
          </table:table-cell>
          <table:table-cell office:value-type="float" office:value="494679" table:style-name="ce32">
            <text:p>494.679</text:p>
          </table:table-cell>
          <table:table-cell office:value-type="percentage" office:value="0.93855941046783875" table:style-name="ce33">
            <text:p>93,9%</text:p>
          </table:table-cell>
          <table:table-cell office:value-type="float" office:value="495919" table:style-name="ce32">
            <text:p>495.919</text:p>
          </table:table-cell>
          <table:table-cell office:value-type="percentage" office:value="0.94091207486026307" table:style-name="ce33">
            <text:p>94,1%</text:p>
          </table:table-cell>
          <table:table-cell office:value-type="date" office:date-value="2022-05-03T00:00:00" table:style-name="ce34">
            <text:p>03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2">
            <text:p>2.172.149</text:p>
          </table:table-cell>
          <table:table-cell office:value-type="float" office:value="2047937" table:style-name="ce32">
            <text:p>2.047.937</text:p>
          </table:table-cell>
          <table:table-cell office:value-type="percentage" office:value="0.94281607753427599" table:style-name="ce33">
            <text:p>94,3%</text:p>
          </table:table-cell>
          <table:table-cell office:value-type="float" office:value="2038387" table:style-name="ce32">
            <text:p>2.038.387</text:p>
          </table:table-cell>
          <table:table-cell office:value-type="percentage" office:value="0.93841950989549983" table:style-name="ce33">
            <text:p>93,8%</text:p>
          </table:table-cell>
          <table:table-cell office:value-type="date" office:date-value="2022-05-03T00:00:00" table:style-name="ce34">
            <text:p>03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2">
            <text:p>1.816.082</text:p>
          </table:table-cell>
          <table:table-cell office:value-type="float" office:value="1661121" table:style-name="ce32">
            <text:p>1.661.121</text:p>
          </table:table-cell>
          <table:table-cell office:value-type="percentage" office:value="0.91467290573883775" table:style-name="ce33">
            <text:p>91,5%</text:p>
          </table:table-cell>
          <table:table-cell office:value-type="float" office:value="1638482" table:style-name="ce32">
            <text:p>1.638.482</text:p>
          </table:table-cell>
          <table:table-cell office:value-type="percentage" office:value="0.90220705893236097" table:style-name="ce33">
            <text:p>90,2%</text:p>
          </table:table-cell>
          <table:table-cell office:value-type="date" office:date-value="2022-05-03T00:00:00" table:style-name="ce34">
            <text:p>03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2">
            <text:p>6.782.414</text:p>
          </table:table-cell>
          <table:table-cell office:value-type="float" office:value="6251257" table:style-name="ce32">
            <text:p>6.251.257</text:p>
          </table:table-cell>
          <table:table-cell office:value-type="percentage" office:value="0.92168614301633611" table:style-name="ce33">
            <text:p>92,2%</text:p>
          </table:table-cell>
          <table:table-cell office:value-type="float" office:value="6180453" table:style-name="ce32">
            <text:p>6.180.453</text:p>
          </table:table-cell>
          <table:table-cell office:value-type="percentage" office:value="0.91124679207137749" table:style-name="ce33">
            <text:p>91,1%</text:p>
          </table:table-cell>
          <table:table-cell office:value-type="date" office:date-value="2022-05-03T00:00:00" table:style-name="ce34">
            <text:p>03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2">
            <text:p>4.492.026</text:p>
          </table:table-cell>
          <table:table-cell office:value-type="float" office:value="4195831" table:style-name="ce32">
            <text:p>4.195.831</text:p>
          </table:table-cell>
          <table:table-cell office:value-type="percentage" office:value="0.93406204683588212" table:style-name="ce33">
            <text:p>93,4%</text:p>
          </table:table-cell>
          <table:table-cell office:value-type="float" office:value="4216760" table:style-name="ce32">
            <text:p>4.216.760</text:p>
          </table:table-cell>
          <table:table-cell office:value-type="percentage" office:value="0.93872119172952251" table:style-name="ce33">
            <text:p>93,9%</text:p>
          </table:table-cell>
          <table:table-cell office:value-type="date" office:date-value="2022-05-03T00:00:00" table:style-name="ce34">
            <text:p>03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2">
            <text:p>949.890</text:p>
          </table:table-cell>
          <table:table-cell office:value-type="float" office:value="909983" table:style-name="ce32">
            <text:p>909.983</text:p>
          </table:table-cell>
          <table:table-cell office:value-type="percentage" office:value="0.95798776700460053" table:style-name="ce33">
            <text:p>95,8%</text:p>
          </table:table-cell>
          <table:table-cell office:value-type="float" office:value="906932" table:style-name="ce32">
            <text:p>906.932</text:p>
          </table:table-cell>
          <table:table-cell office:value-type="percentage" office:value="0.95477581614713281" table:style-name="ce33">
            <text:p>95,5%</text:p>
          </table:table-cell>
          <table:table-cell office:value-type="date" office:date-value="2022-05-03T00:00:00" table:style-name="ce34">
            <text:p>03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2">
            <text:p>2.456.127</text:p>
          </table:table-cell>
          <table:table-cell office:value-type="float" office:value="2341651" table:style-name="ce32">
            <text:p>2.341.651</text:p>
          </table:table-cell>
          <table:table-cell office:value-type="percentage" office:value="0.95339166093609984" table:style-name="ce33">
            <text:p>95,3%</text:p>
          </table:table-cell>
          <table:table-cell office:value-type="float" office:value="2347148" table:style-name="ce32">
            <text:p>2.347.148</text:p>
          </table:table-cell>
          <table:table-cell office:value-type="percentage" office:value="0.95562973738735824" table:style-name="ce33">
            <text:p>95,6%</text:p>
          </table:table-cell>
          <table:table-cell office:value-type="date" office:date-value="2022-05-03T00:00:00" table:style-name="ce34">
            <text:p>03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2">
            <text:p>281.479</text:p>
          </table:table-cell>
          <table:table-cell office:value-type="float" office:value="269221" table:style-name="ce32">
            <text:p>269.221</text:p>
          </table:table-cell>
          <table:table-cell office:value-type="percentage" office:value="0.95645145819048671" table:style-name="ce33">
            <text:p>95,6%</text:p>
          </table:table-cell>
          <table:table-cell office:value-type="float" office:value="273592" table:style-name="ce32">
            <text:p>273.592</text:p>
          </table:table-cell>
          <table:table-cell office:value-type="percentage" office:value="0.9719801477197233" table:style-name="ce33">
            <text:p>97,2%</text:p>
          </table:table-cell>
          <table:table-cell office:value-type="date" office:date-value="2022-05-03T00:00:00" table:style-name="ce34">
            <text:p>03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2">
            <text:p>5.970.908</text:p>
          </table:table-cell>
          <table:table-cell office:value-type="float" office:value="5513954" table:style-name="ce32">
            <text:p>5.513.954</text:p>
          </table:table-cell>
          <table:table-cell office:value-type="percentage" office:value="0.92346993120644294" table:style-name="ce33">
            <text:p>92,3%</text:p>
          </table:table-cell>
          <table:table-cell office:value-type="float" office:value="5511095" table:style-name="ce32">
            <text:p>5.511.095</text:p>
          </table:table-cell>
          <table:table-cell office:value-type="percentage" office:value="0.92299110955988606" table:style-name="ce33">
            <text:p>92,3%</text:p>
          </table:table-cell>
          <table:table-cell office:value-type="date" office:date-value="2022-05-03T00:00:00" table:style-name="ce34">
            <text:p>03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2">
            <text:p>1.317.614</text:p>
          </table:table-cell>
          <table:table-cell office:value-type="float" office:value="1231282" table:style-name="ce32">
            <text:p>1.231.282</text:p>
          </table:table-cell>
          <table:table-cell office:value-type="percentage" office:value="0.93447853468466491" table:style-name="ce33">
            <text:p>93,4%</text:p>
          </table:table-cell>
          <table:table-cell office:value-type="float" office:value="1234968" table:style-name="ce32">
            <text:p>1.234.968</text:p>
          </table:table-cell>
          <table:table-cell office:value-type="percentage" office:value="0.93727601558574813" table:style-name="ce33">
            <text:p>93,7%</text:p>
          </table:table-cell>
          <table:table-cell office:value-type="date" office:date-value="2022-05-03T00:00:00" table:style-name="ce34">
            <text:p>03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2">
            <text:p>580.174</text:p>
          </table:table-cell>
          <table:table-cell office:value-type="float" office:value="539918" table:style-name="ce32">
            <text:p>539.918</text:p>
          </table:table-cell>
          <table:table-cell office:value-type="percentage" office:value="0.93061391927249415" table:style-name="ce33">
            <text:p>93,1%</text:p>
          </table:table-cell>
          <table:table-cell office:value-type="float" office:value="540299" table:style-name="ce32">
            <text:p>540.299</text:p>
          </table:table-cell>
          <table:table-cell office:value-type="percentage" office:value="0.93127061881435569" table:style-name="ce33">
            <text:p>93,1%</text:p>
          </table:table-cell>
          <table:table-cell office:value-type="date" office:date-value="2022-05-03T00:00:00" table:style-name="ce34">
            <text:p>03/05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2">
            <text:p>1.955.253</text:p>
          </table:table-cell>
          <table:table-cell office:value-type="float" office:value="1864695" table:style-name="ce32">
            <text:p>1.864.695</text:p>
          </table:table-cell>
          <table:table-cell office:value-type="percentage" office:value="0.95368476611466646" table:style-name="ce33">
            <text:p>95,4%</text:p>
          </table:table-cell>
          <table:table-cell office:value-type="float" office:value="1852487" table:style-name="ce32">
            <text:p>1.852.487</text:p>
          </table:table-cell>
          <table:table-cell office:value-type="percentage" office:value="0.94744107284325862" table:style-name="ce33">
            <text:p>94,7%</text:p>
          </table:table-cell>
          <table:table-cell office:value-type="date" office:date-value="2022-05-03T00:00:00" table:style-name="ce34">
            <text:p>03/05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2">
            <text:p>71.029</text:p>
          </table:table-cell>
          <table:table-cell office:value-type="float" office:value="64457" table:style-name="ce32">
            <text:p>64.457</text:p>
          </table:table-cell>
          <table:table-cell office:value-type="percentage" office:value="0.90747441185994449" table:style-name="ce33">
            <text:p>90,7%</text:p>
          </table:table-cell>
          <table:table-cell office:value-type="float" office:value="62513" table:style-name="ce32">
            <text:p>62.513</text:p>
          </table:table-cell>
          <table:table-cell office:value-type="percentage" office:value="0.88010530909910034" table:style-name="ce33">
            <text:p>88,0%</text:p>
          </table:table-cell>
          <table:table-cell office:value-type="date" office:date-value="2022-05-02T00:00:00" table:style-name="ce34">
            <text:p>02/05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2">
            <text:p>68.266</text:p>
          </table:table-cell>
          <table:table-cell office:value-type="float" office:value="62345" table:style-name="ce32">
            <text:p>62.345</text:p>
          </table:table-cell>
          <table:table-cell office:value-type="percentage" office:value="0.91326575454838421" table:style-name="ce33">
            <text:p>91,3%</text:p>
          </table:table-cell>
          <table:table-cell office:value-type="float" office:value="60321" table:style-name="ce32">
            <text:p>60.321</text:p>
          </table:table-cell>
          <table:table-cell office:value-type="percentage" office:value="0.88361702751003424" table:style-name="ce33">
            <text:p>88,4%</text:p>
          </table:table-cell>
          <table:table-cell office:value-type="date" office:date-value="2022-04-29T00:00:00" table:style-name="ce34">
            <text:p>29/04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2">
            <text:p>-</text:p>
          </table:table-cell>
          <table:table-cell office:value-type="float" office:value="95120" table:style-name="ce32">
            <text:p>95.120</text:p>
          </table:table-cell>
          <table:table-cell office:value-type="string" table:style-name="ce33">
            <text:p>-</text:p>
          </table:table-cell>
          <table:table-cell office:value-type="float" office:value="96508" table:style-name="ce32">
            <text:p>96.508</text:p>
          </table:table-cell>
          <table:table-cell office:value-type="string" table:style-name="ce33">
            <text:p>-</text:p>
          </table:table-cell>
          <table:table-cell office:value-type="date" office:date-value="2022-04-29T00:00:00" table:style-name="ce34">
            <text:p>29/04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2">
            <text:p>-</text:p>
          </table:table-cell>
          <table:table-cell office:value-type="float" office:value="8115" table:style-name="ce32">
            <text:p>8.115</text:p>
          </table:table-cell>
          <table:table-cell office:value-type="string" table:style-name="ce33">
            <text:p>-</text:p>
          </table:table-cell>
          <table:table-cell office:value-type="float" office:value="8303" table:style-name="ce32">
            <text:p>8.303</text:p>
          </table:table-cell>
          <table:table-cell office:value-type="string" table:style-name="ce33">
            <text:p>-</text:p>
          </table:table-cell>
          <table:table-cell office:value-type="date" office:date-value="2022-05-03T00:00:00" table:style-name="ce34">
            <text:p>03/05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5">
            <text:p>42.185.033</text:p>
          </table:table-cell>
          <table:table-cell office:value-type="float" office:value="39218544" table:style-name="ce35">
            <text:p>39.218.544</text:p>
          </table:table-cell>
          <table:table-cell office:value-type="percentage" office:value="0.92967911154650518" table:style-name="ce36">
            <text:p>93,0%</text:p>
          </table:table-cell>
          <table:table-cell office:value-type="float" office:value="39053044" table:style-name="ce35">
            <text:p>39.053.044</text:p>
          </table:table-cell>
          <table:table-cell office:value-type="percentage" office:value="0.92575591916687605" table:style-name="ce36">
            <text:p>92,6%</text:p>
          </table:table-cell>
          <table:table-cell table:style-name="ce37"/>
          <table:table-cell table:number-columns-repeated="16377" table:style-name="ce30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4" table:number-columns-repeated="20" table:default-cell-style-name="ce30"/>
        <table:table-column table:style-name="co5" table:number-columns-repeated="16344" table:default-cell-style-name="ce30"/>
        <table:table-row table:style-name="ro8">
          <table:table-cell table:style-name="ce38"/>
          <table:table-cell office:value-type="string" table:style-name="ce39">
            <text:p>Personas con al menos 1 dosis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con al menos 1 dosis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Con al menos 1 dosis sobre Población a Vacunar INE</text:p>
          </table:table-cell>
          <table:table-cell office:value-type="string" table:style-name="ce42">
            <text:p>% Con al menos 1 dosis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5546" table:style-name="ce45">
            <text:p>435.546</text:p>
          </table:table-cell>
          <table:table-cell office:value-type="percentage" office:value="1" table:style-name="ce46">
            <text:p>100,0%</text:p>
          </table:table-cell>
          <table:table-cell office:value-type="float" office:value="656613" table:style-name="ce45">
            <text:p>656.613</text:p>
          </table:table-cell>
          <table:table-cell office:value-type="percentage" office:value="1" table:style-name="ce46">
            <text:p>100,0%</text:p>
          </table:table-cell>
          <table:table-cell office:value-type="float" office:value="937698" table:style-name="ce45">
            <text:p>937.698</text:p>
          </table:table-cell>
          <table:table-cell office:value-type="percentage" office:value="0.97857401518843612" table:style-name="ce46">
            <text:p>97,9%</text:p>
          </table:table-cell>
          <table:table-cell office:value-type="float" office:value="1229786" table:style-name="ce45">
            <text:p>1.229.786</text:p>
          </table:table-cell>
          <table:table-cell office:value-type="percentage" office:value="0.95510608570578703" table:style-name="ce46">
            <text:p>95,5%</text:p>
          </table:table-cell>
          <table:table-cell office:value-type="float" office:value="1277651" table:style-name="ce45">
            <text:p>1.277.651</text:p>
          </table:table-cell>
          <table:table-cell office:value-type="percentage" office:value="0.92293417205071604" table:style-name="ce46">
            <text:p>92,3%</text:p>
          </table:table-cell>
          <table:table-cell office:value-type="float" office:value="968903" table:style-name="ce45">
            <text:p>968.903</text:p>
          </table:table-cell>
          <table:table-cell office:value-type="percentage" office:value="0.87940347058786161" table:style-name="ce46">
            <text:p>87,9%</text:p>
          </table:table-cell>
          <table:table-cell office:value-type="float" office:value="813128" table:style-name="ce45">
            <text:p>813.128</text:p>
          </table:table-cell>
          <table:table-cell office:value-type="percentage" office:value="0.87800179675892331" table:style-name="ce46">
            <text:p>87,8%</text:p>
          </table:table-cell>
          <table:table-cell office:value-type="float" office:value="722643" table:style-name="ce45">
            <text:p>722.643</text:p>
          </table:table-cell>
          <table:table-cell office:value-type="percentage" office:value="0.93504139246369911" table:style-name="ce46">
            <text:p>93,5%</text:p>
          </table:table-cell>
          <table:table-cell office:value-type="float" office:value="7041968" table:style-name="ce45">
            <text:p>7.041.968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792798486415496" table:style-name="ce46">
            <text:p>93,8%</text:p>
          </table:table-cell>
          <table:table-cell office:value-type="percentage" office:value="0.82825079623350006" table:style-name="ce46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1715" table:style-name="ce48">
            <text:p>101.715</text:p>
          </table:table-cell>
          <table:table-cell office:value-type="percentage" office:value="1" table:style-name="ce49">
            <text:p>100,0%</text:p>
          </table:table-cell>
          <table:table-cell office:value-type="float" office:value="119888" table:style-name="ce48">
            <text:p>119.888</text:p>
          </table:table-cell>
          <table:table-cell office:value-type="percentage" office:value="1" table:style-name="ce49">
            <text:p>100,0%</text:p>
          </table:table-cell>
          <table:table-cell office:value-type="float" office:value="156064" table:style-name="ce48">
            <text:p>156.064</text:p>
          </table:table-cell>
          <table:table-cell office:value-type="percentage" office:value="0.96747876759035401" table:style-name="ce49">
            <text:p>96,7%</text:p>
          </table:table-cell>
          <table:table-cell office:value-type="float" office:value="188605" table:style-name="ce48">
            <text:p>188.605</text:p>
          </table:table-cell>
          <table:table-cell office:value-type="percentage" office:value="0.93847340399064538" table:style-name="ce49">
            <text:p>93,8%</text:p>
          </table:table-cell>
          <table:table-cell office:value-type="float" office:value="192445" table:style-name="ce48">
            <text:p>192.445</text:p>
          </table:table-cell>
          <table:table-cell office:value-type="percentage" office:value="0.90080369973366037" table:style-name="ce49">
            <text:p>90,1%</text:p>
          </table:table-cell>
          <table:table-cell office:value-type="float" office:value="132102" table:style-name="ce48">
            <text:p>132.102</text:p>
          </table:table-cell>
          <table:table-cell office:value-type="percentage" office:value="0.83462009881348009" table:style-name="ce49">
            <text:p>83,5%</text:p>
          </table:table-cell>
          <table:table-cell office:value-type="float" office:value="110926" table:style-name="ce48">
            <text:p>110.926</text:p>
          </table:table-cell>
          <table:table-cell office:value-type="percentage" office:value="0.84807107142311045" table:style-name="ce49">
            <text:p>84,8%</text:p>
          </table:table-cell>
          <table:table-cell office:value-type="float" office:value="95385" table:style-name="ce48">
            <text:p>95.385</text:p>
          </table:table-cell>
          <table:table-cell office:value-type="percentage" office:value="0.89114044676140025" table:style-name="ce49">
            <text:p>89,1%</text:p>
          </table:table-cell>
          <table:table-cell office:value-type="float" office:value="1097130" table:style-name="ce48">
            <text:p>1.097.130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2241686620570906" table:style-name="ce49">
            <text:p>92,2%</text:p>
          </table:table-cell>
          <table:table-cell office:value-type="percentage" office:value="0.82420764867222129" table:style-name="ce49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9290" table:style-name="ce48">
            <text:p>89.290</text:p>
          </table:table-cell>
          <table:table-cell office:value-type="percentage" office:value="1" table:style-name="ce49">
            <text:p>100,0%</text:p>
          </table:table-cell>
          <table:table-cell office:value-type="float" office:value="114824" table:style-name="ce48">
            <text:p>114.824</text:p>
          </table:table-cell>
          <table:table-cell office:value-type="percentage" office:value="1" table:style-name="ce49">
            <text:p>100,0%</text:p>
          </table:table-cell>
          <table:table-cell office:value-type="float" office:value="149218" table:style-name="ce48">
            <text:p>149.218</text:p>
          </table:table-cell>
          <table:table-cell office:value-type="percentage" office:value="0.98176195802355415" table:style-name="ce49">
            <text:p>98,2%</text:p>
          </table:table-cell>
          <table:table-cell office:value-type="float" office:value="154476" table:style-name="ce48">
            <text:p>154.476</text:p>
          </table:table-cell>
          <table:table-cell office:value-type="percentage" office:value="0.95306725566530726" table:style-name="ce49">
            <text:p>95,3%</text:p>
          </table:table-cell>
          <table:table-cell office:value-type="float" office:value="152620" table:style-name="ce48">
            <text:p>152.620</text:p>
          </table:table-cell>
          <table:table-cell office:value-type="percentage" office:value="0.91984088717454193" table:style-name="ce49">
            <text:p>92,0%</text:p>
          </table:table-cell>
          <table:table-cell office:value-type="float" office:value="93185" table:style-name="ce48">
            <text:p>93.185</text:p>
          </table:table-cell>
          <table:table-cell office:value-type="percentage" office:value="0.85812820583657945" table:style-name="ce49">
            <text:p>85,8%</text:p>
          </table:table-cell>
          <table:table-cell office:value-type="float" office:value="68945" table:style-name="ce48">
            <text:p>68.945</text:p>
          </table:table-cell>
          <table:table-cell office:value-type="percentage" office:value="0.87005628328411699" table:style-name="ce49">
            <text:p>87,0%</text:p>
          </table:table-cell>
          <table:table-cell office:value-type="float" office:value="63051" table:style-name="ce48">
            <text:p>63.051</text:p>
          </table:table-cell>
          <table:table-cell office:value-type="percentage" office:value="0.96621000367782273" table:style-name="ce49">
            <text:p>96,6%</text:p>
          </table:table-cell>
          <table:table-cell office:value-type="float" office:value="885609" table:style-name="ce48">
            <text:p>885.609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181025894005789" table:style-name="ce49">
            <text:p>95,2%</text:p>
          </table:table-cell>
          <table:table-cell office:value-type="percentage" office:value="0.87433963642610391" table:style-name="ce49">
            <text:p>87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865" table:style-name="ce48">
            <text:p>51.865</text:p>
          </table:table-cell>
          <table:table-cell office:value-type="percentage" office:value="0.96703522085283311" table:style-name="ce49">
            <text:p>96,7%</text:p>
          </table:table-cell>
          <table:table-cell office:value-type="float" office:value="79952" table:style-name="ce48">
            <text:p>79.952</text:p>
          </table:table-cell>
          <table:table-cell office:value-type="percentage" office:value="0.91652337391384098" table:style-name="ce49">
            <text:p>91,7%</text:p>
          </table:table-cell>
          <table:table-cell office:value-type="float" office:value="112222" table:style-name="ce48">
            <text:p>112.222</text:p>
          </table:table-cell>
          <table:table-cell office:value-type="percentage" office:value="0.88091182404056734" table:style-name="ce49">
            <text:p>88,1%</text:p>
          </table:table-cell>
          <table:table-cell office:value-type="float" office:value="153747" table:style-name="ce48">
            <text:p>153.747</text:p>
          </table:table-cell>
          <table:table-cell office:value-type="percentage" office:value="0.86614124433828332" table:style-name="ce49">
            <text:p>86,6%</text:p>
          </table:table-cell>
          <table:table-cell office:value-type="float" office:value="173979" table:style-name="ce48">
            <text:p>173.979</text:p>
          </table:table-cell>
          <table:table-cell office:value-type="percentage" office:value="0.80314186397566278" table:style-name="ce49">
            <text:p>80,3%</text:p>
          </table:table-cell>
          <table:table-cell office:value-type="float" office:value="135595" table:style-name="ce48">
            <text:p>135.595</text:p>
          </table:table-cell>
          <table:table-cell office:value-type="percentage" office:value="0.73674115850842448" table:style-name="ce49">
            <text:p>73,7%</text:p>
          </table:table-cell>
          <table:table-cell office:value-type="float" office:value="105025" table:style-name="ce48">
            <text:p>105.025</text:p>
          </table:table-cell>
          <table:table-cell office:value-type="percentage" office:value="0.76541581337045328" table:style-name="ce49">
            <text:p>76,5%</text:p>
          </table:table-cell>
          <table:table-cell office:value-type="float" office:value="84611" table:style-name="ce48">
            <text:p>84.611</text:p>
          </table:table-cell>
          <table:table-cell office:value-type="percentage" office:value="0.85005425172801796" table:style-name="ce49">
            <text:p>85,0%</text:p>
          </table:table-cell>
          <table:table-cell office:value-type="float" office:value="896996" table:style-name="ce48">
            <text:p>896.996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81081659953452" table:style-name="ce49">
            <text:p>82,8%</text:p>
          </table:table-cell>
          <table:table-cell office:value-type="percentage" office:value="0.73537824598798962" table:style-name="ce49">
            <text:p>73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4850" table:style-name="ce48">
            <text:p>94.850</text:p>
          </table:table-cell>
          <table:table-cell office:value-type="percentage" office:value="0.94507881469081922" table:style-name="ce49">
            <text:p>94,5%</text:p>
          </table:table-cell>
          <table:table-cell office:value-type="float" office:value="156239" table:style-name="ce48">
            <text:p>156.239</text:p>
          </table:table-cell>
          <table:table-cell office:value-type="percentage" office:value="0.9330709601901509" table:style-name="ce49">
            <text:p>93,3%</text:p>
          </table:table-cell>
          <table:table-cell office:value-type="float" office:value="229525" table:style-name="ce48">
            <text:p>229.525</text:p>
          </table:table-cell>
          <table:table-cell office:value-type="percentage" office:value="0.91242471825246962" table:style-name="ce49">
            <text:p>91,2%</text:p>
          </table:table-cell>
          <table:table-cell office:value-type="float" office:value="326060" table:style-name="ce48">
            <text:p>326.060</text:p>
          </table:table-cell>
          <table:table-cell office:value-type="percentage" office:value="0.88543830635415899" table:style-name="ce49">
            <text:p>88,5%</text:p>
          </table:table-cell>
          <table:table-cell office:value-type="float" office:value="325247" table:style-name="ce48">
            <text:p>325.247</text:p>
          </table:table-cell>
          <table:table-cell office:value-type="percentage" office:value="0.82528006495730832" table:style-name="ce49">
            <text:p>82,5%</text:p>
          </table:table-cell>
          <table:table-cell office:value-type="float" office:value="239736" table:style-name="ce48">
            <text:p>239.736</text:p>
          </table:table-cell>
          <table:table-cell office:value-type="percentage" office:value="0.76626755566351934" table:style-name="ce49">
            <text:p>76,6%</text:p>
          </table:table-cell>
          <table:table-cell office:value-type="float" office:value="201184" table:style-name="ce48">
            <text:p>201.184</text:p>
          </table:table-cell>
          <table:table-cell office:value-type="percentage" office:value="0.78997608679433462" table:style-name="ce49">
            <text:p>79,0%</text:p>
          </table:table-cell>
          <table:table-cell office:value-type="float" office:value="172434" table:style-name="ce48">
            <text:p>172.434</text:p>
          </table:table-cell>
          <table:table-cell office:value-type="percentage" office:value="0.93579355819064935" table:style-name="ce49">
            <text:p>93,6%</text:p>
          </table:table-cell>
          <table:table-cell office:value-type="float" office:value="1745275" table:style-name="ce48">
            <text:p>1.745.275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5825613113857646" table:style-name="ce49">
            <text:p>85,8%</text:p>
          </table:table-cell>
          <table:table-cell office:value-type="percentage" office:value="0.77762391121958996" table:style-name="ce49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590" table:style-name="ce48">
            <text:p>42.590</text:p>
          </table:table-cell>
          <table:table-cell office:value-type="percentage" office:value="1" table:style-name="ce49">
            <text:p>100,0%</text:p>
          </table:table-cell>
          <table:table-cell office:value-type="float" office:value="56224" table:style-name="ce48">
            <text:p>56.224</text:p>
          </table:table-cell>
          <table:table-cell office:value-type="percentage" office:value="1" table:style-name="ce49">
            <text:p>100,0%</text:p>
          </table:table-cell>
          <table:table-cell office:value-type="float" office:value="77302" table:style-name="ce48">
            <text:p>77.302</text:p>
          </table:table-cell>
          <table:table-cell office:value-type="percentage" office:value="0.97533340903642585" table:style-name="ce49">
            <text:p>97,5%</text:p>
          </table:table-cell>
          <table:table-cell office:value-type="float" office:value="85223" table:style-name="ce48">
            <text:p>85.223</text:p>
          </table:table-cell>
          <table:table-cell office:value-type="percentage" office:value="0.93682532703088928" table:style-name="ce49">
            <text:p>93,7%</text:p>
          </table:table-cell>
          <table:table-cell office:value-type="float" office:value="89539" table:style-name="ce48">
            <text:p>89.539</text:p>
          </table:table-cell>
          <table:table-cell office:value-type="percentage" office:value="0.91942373647136144" table:style-name="ce49">
            <text:p>91,9%</text:p>
          </table:table-cell>
          <table:table-cell office:value-type="float" office:value="56960" table:style-name="ce48">
            <text:p>56.960</text:p>
          </table:table-cell>
          <table:table-cell office:value-type="percentage" office:value="0.84814914083206772" table:style-name="ce49">
            <text:p>84,8%</text:p>
          </table:table-cell>
          <table:table-cell office:value-type="float" office:value="43556" table:style-name="ce48">
            <text:p>43.556</text:p>
          </table:table-cell>
          <table:table-cell office:value-type="percentage" office:value="0.85617124997542904" table:style-name="ce49">
            <text:p>85,6%</text:p>
          </table:table-cell>
          <table:table-cell office:value-type="float" office:value="43285" table:style-name="ce48">
            <text:p>43.285</text:p>
          </table:table-cell>
          <table:table-cell office:value-type="percentage" office:value="0.95587748161561736" table:style-name="ce49">
            <text:p>95,6%</text:p>
          </table:table-cell>
          <table:table-cell office:value-type="float" office:value="494679" table:style-name="ce48">
            <text:p>494.679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855941046783875" table:style-name="ce49">
            <text:p>93,9%</text:p>
          </table:table-cell>
          <table:table-cell office:value-type="percentage" office:value="0.84755377748841354" table:style-name="ce49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30040" table:style-name="ce48">
            <text:p>230.040</text:p>
          </table:table-cell>
          <table:table-cell office:value-type="percentage" office:value="1" table:style-name="ce49">
            <text:p>100,0%</text:p>
          </table:table-cell>
          <table:table-cell office:value-type="float" office:value="252350" table:style-name="ce48">
            <text:p>252.350</text:p>
          </table:table-cell>
          <table:table-cell office:value-type="percentage" office:value="1" table:style-name="ce49">
            <text:p>100,0%</text:p>
          </table:table-cell>
          <table:table-cell office:value-type="float" office:value="324659" table:style-name="ce48">
            <text:p>324.659</text:p>
          </table:table-cell>
          <table:table-cell office:value-type="percentage" office:value="0.99210372719966511" table:style-name="ce49">
            <text:p>99,2%</text:p>
          </table:table-cell>
          <table:table-cell office:value-type="float" office:value="357916" table:style-name="ce48">
            <text:p>357.916</text:p>
          </table:table-cell>
          <table:table-cell office:value-type="percentage" office:value="0.93891181339076557" table:style-name="ce49">
            <text:p>93,9%</text:p>
          </table:table-cell>
          <table:table-cell office:value-type="float" office:value="326310" table:style-name="ce48">
            <text:p>326.310</text:p>
          </table:table-cell>
          <table:table-cell office:value-type="percentage" office:value="0.90590835142503379" table:style-name="ce49">
            <text:p>90,6%</text:p>
          </table:table-cell>
          <table:table-cell office:value-type="float" office:value="219142" table:style-name="ce48">
            <text:p>219.142</text:p>
          </table:table-cell>
          <table:table-cell office:value-type="percentage" office:value="0.84642837830530471" table:style-name="ce49">
            <text:p>84,6%</text:p>
          </table:table-cell>
          <table:table-cell office:value-type="float" office:value="181287" table:style-name="ce48">
            <text:p>181.287</text:p>
          </table:table-cell>
          <table:table-cell office:value-type="percentage" office:value="0.85601971866898985" table:style-name="ce49">
            <text:p>85,6%</text:p>
          </table:table-cell>
          <table:table-cell office:value-type="float" office:value="156233" table:style-name="ce48">
            <text:p>156.233</text:p>
          </table:table-cell>
          <table:table-cell office:value-type="percentage" office:value="0.9288636012318815" table:style-name="ce49">
            <text:p>92,9%</text:p>
          </table:table-cell>
          <table:table-cell office:value-type="float" office:value="2047937" table:style-name="ce48">
            <text:p>2.047.937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4281607753427599" table:style-name="ce49">
            <text:p>94,3%</text:p>
          </table:table-cell>
          <table:table-cell office:value-type="percentage" office:value="0.85808051372447314" table:style-name="ce49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9096" table:style-name="ce48">
            <text:p>139.096</text:p>
          </table:table-cell>
          <table:table-cell office:value-type="percentage" office:value="1" table:style-name="ce49">
            <text:p>100,0%</text:p>
          </table:table-cell>
          <table:table-cell office:value-type="float" office:value="159544" table:style-name="ce48">
            <text:p>159.544</text:p>
          </table:table-cell>
          <table:table-cell office:value-type="percentage" office:value="1" table:style-name="ce49">
            <text:p>100,0%</text:p>
          </table:table-cell>
          <table:table-cell office:value-type="float" office:value="225620" table:style-name="ce48">
            <text:p>225.620</text:p>
          </table:table-cell>
          <table:table-cell office:value-type="percentage" office:value="0.98943989334643112" table:style-name="ce49">
            <text:p>98,9%</text:p>
          </table:table-cell>
          <table:table-cell office:value-type="float" office:value="290349" table:style-name="ce48">
            <text:p>290.349</text:p>
          </table:table-cell>
          <table:table-cell office:value-type="percentage" office:value="0.93237788489019191" table:style-name="ce49">
            <text:p>93,2%</text:p>
          </table:table-cell>
          <table:table-cell office:value-type="float" office:value="292411" table:style-name="ce48">
            <text:p>292.411</text:p>
          </table:table-cell>
          <table:table-cell office:value-type="percentage" office:value="0.88426912946313818" table:style-name="ce49">
            <text:p>88,4%</text:p>
          </table:table-cell>
          <table:table-cell office:value-type="float" office:value="212730" table:style-name="ce48">
            <text:p>212.730</text:p>
          </table:table-cell>
          <table:table-cell office:value-type="percentage" office:value="0.82533142451435693" table:style-name="ce49">
            <text:p>82,5%</text:p>
          </table:table-cell>
          <table:table-cell office:value-type="float" office:value="181128" table:style-name="ce48">
            <text:p>181.128</text:p>
          </table:table-cell>
          <table:table-cell office:value-type="percentage" office:value="0.82709870680207498" table:style-name="ce49">
            <text:p>82,7%</text:p>
          </table:table-cell>
          <table:table-cell office:value-type="float" office:value="160243" table:style-name="ce48">
            <text:p>160.243</text:p>
          </table:table-cell>
          <table:table-cell office:value-type="percentage" office:value="0.90117312277860262" table:style-name="ce49">
            <text:p>90,1%</text:p>
          </table:table-cell>
          <table:table-cell office:value-type="float" office:value="1661121" table:style-name="ce48">
            <text:p>1.661.121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1467290573883775" table:style-name="ce49">
            <text:p>91,5%</text:p>
          </table:table-cell>
          <table:table-cell office:value-type="percentage" office:value="0.81083451784975125" table:style-name="ce49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61238" table:style-name="ce48">
            <text:p>461.238</text:p>
          </table:table-cell>
          <table:table-cell office:value-type="percentage" office:value="1" table:style-name="ce49">
            <text:p>100,0%</text:p>
          </table:table-cell>
          <table:table-cell office:value-type="float" office:value="622231" table:style-name="ce48">
            <text:p>622.231</text:p>
          </table:table-cell>
          <table:table-cell office:value-type="percentage" office:value="0.97875690538210824" table:style-name="ce49">
            <text:p>97,9%</text:p>
          </table:table-cell>
          <table:table-cell office:value-type="float" office:value="810248" table:style-name="ce48">
            <text:p>810.248</text:p>
          </table:table-cell>
          <table:table-cell office:value-type="percentage" office:value="0.95045537511554468" table:style-name="ce49">
            <text:p>95,0%</text:p>
          </table:table-cell>
          <table:table-cell office:value-type="float" office:value="1045347" table:style-name="ce48">
            <text:p>1.045.347</text:p>
          </table:table-cell>
          <table:table-cell office:value-type="percentage" office:value="0.95256610846900991" table:style-name="ce49">
            <text:p>95,3%</text:p>
          </table:table-cell>
          <table:table-cell office:value-type="float" office:value="1167452" table:style-name="ce48">
            <text:p>1.167.452</text:p>
          </table:table-cell>
          <table:table-cell office:value-type="percentage" office:value="0.91526816303810965" table:style-name="ce49">
            <text:p>91,5%</text:p>
          </table:table-cell>
          <table:table-cell office:value-type="float" office:value="834662" table:style-name="ce48">
            <text:p>834.662</text:p>
          </table:table-cell>
          <table:table-cell office:value-type="percentage" office:value="0.86347798739535786" table:style-name="ce49">
            <text:p>86,3%</text:p>
          </table:table-cell>
          <table:table-cell office:value-type="float" office:value="701337" table:style-name="ce48">
            <text:p>701.337</text:p>
          </table:table-cell>
          <table:table-cell office:value-type="percentage" office:value="0.84595361673435465" table:style-name="ce49">
            <text:p>84,6%</text:p>
          </table:table-cell>
          <table:table-cell office:value-type="float" office:value="608742" table:style-name="ce48">
            <text:p>608.742</text:p>
          </table:table-cell>
          <table:table-cell office:value-type="percentage" office:value="0.90672557171008827" table:style-name="ce49">
            <text:p>90,7%</text:p>
          </table:table-cell>
          <table:table-cell office:value-type="float" office:value="6251257" table:style-name="ce48">
            <text:p>6.251.257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2168614301633611" table:style-name="ce49">
            <text:p>92,2%</text:p>
          </table:table-cell>
          <table:table-cell office:value-type="percentage" office:value="0.8148938641444885" table:style-name="ce49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9131" table:style-name="ce48">
            <text:p>299.131</text:p>
          </table:table-cell>
          <table:table-cell office:value-type="percentage" office:value="1" table:style-name="ce49">
            <text:p>100,0%</text:p>
          </table:table-cell>
          <table:table-cell office:value-type="float" office:value="437891" table:style-name="ce48">
            <text:p>437.891</text:p>
          </table:table-cell>
          <table:table-cell office:value-type="percentage" office:value="0.99571372698828498" table:style-name="ce49">
            <text:p>99,6%</text:p>
          </table:table-cell>
          <table:table-cell office:value-type="float" office:value="576877" table:style-name="ce48">
            <text:p>576.877</text:p>
          </table:table-cell>
          <table:table-cell office:value-type="percentage" office:value="0.96606658405064139" table:style-name="ce49">
            <text:p>96,6%</text:p>
          </table:table-cell>
          <table:table-cell office:value-type="float" office:value="724171" table:style-name="ce48">
            <text:p>724.171</text:p>
          </table:table-cell>
          <table:table-cell office:value-type="percentage" office:value="0.94998661937095297" table:style-name="ce49">
            <text:p>95,0%</text:p>
          </table:table-cell>
          <table:table-cell office:value-type="float" office:value="768427" table:style-name="ce48">
            <text:p>768.427</text:p>
          </table:table-cell>
          <table:table-cell office:value-type="percentage" office:value="0.91400734843700004" table:style-name="ce49">
            <text:p>91,4%</text:p>
          </table:table-cell>
          <table:table-cell office:value-type="float" office:value="531567" table:style-name="ce48">
            <text:p>531.567</text:p>
          </table:table-cell>
          <table:table-cell office:value-type="percentage" office:value="0.86585570456133609" table:style-name="ce49">
            <text:p>86,6%</text:p>
          </table:table-cell>
          <table:table-cell office:value-type="float" office:value="449828" table:style-name="ce48">
            <text:p>449.828</text:p>
          </table:table-cell>
          <table:table-cell office:value-type="percentage" office:value="0.87724587683048838" table:style-name="ce49">
            <text:p>87,7%</text:p>
          </table:table-cell>
          <table:table-cell office:value-type="float" office:value="407939" table:style-name="ce48">
            <text:p>407.939</text:p>
          </table:table-cell>
          <table:table-cell office:value-type="percentage" office:value="0.94262528046140093" table:style-name="ce49">
            <text:p>94,3%</text:p>
          </table:table-cell>
          <table:table-cell office:value-type="float" office:value="4195831" table:style-name="ce48">
            <text:p>4.195.831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406204683588212" table:style-name="ce49">
            <text:p>93,4%</text:p>
          </table:table-cell>
          <table:table-cell office:value-type="percentage" office:value="0.83134408351817746" table:style-name="ce49">
            <text:p>83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8438" table:style-name="ce48">
            <text:p>78.438</text:p>
          </table:table-cell>
          <table:table-cell office:value-type="percentage" office:value="1" table:style-name="ce49">
            <text:p>100,0%</text:p>
          </table:table-cell>
          <table:table-cell office:value-type="float" office:value="96166" table:style-name="ce48">
            <text:p>96.166</text:p>
          </table:table-cell>
          <table:table-cell office:value-type="percentage" office:value="1" table:style-name="ce49">
            <text:p>100,0%</text:p>
          </table:table-cell>
          <table:table-cell office:value-type="float" office:value="133491" table:style-name="ce48">
            <text:p>133.491</text:p>
          </table:table-cell>
          <table:table-cell office:value-type="percentage" office:value="1" table:style-name="ce49">
            <text:p>100,0%</text:p>
          </table:table-cell>
          <table:table-cell office:value-type="float" office:value="162379" table:style-name="ce48">
            <text:p>162.379</text:p>
          </table:table-cell>
          <table:table-cell office:value-type="percentage" office:value="0.96681214387358372" table:style-name="ce49">
            <text:p>96,7%</text:p>
          </table:table-cell>
          <table:table-cell office:value-type="float" office:value="147418" table:style-name="ce48">
            <text:p>147.418</text:p>
          </table:table-cell>
          <table:table-cell office:value-type="percentage" office:value="0.93577341052203944" table:style-name="ce49">
            <text:p>93,6%</text:p>
          </table:table-cell>
          <table:table-cell office:value-type="float" office:value="114923" table:style-name="ce48">
            <text:p>114.923</text:p>
          </table:table-cell>
          <table:table-cell office:value-type="percentage" office:value="0.88509881240276644" table:style-name="ce49">
            <text:p>88,5%</text:p>
          </table:table-cell>
          <table:table-cell office:value-type="float" office:value="95757" table:style-name="ce48">
            <text:p>95.757</text:p>
          </table:table-cell>
          <table:table-cell office:value-type="percentage" office:value="0.85112793984320834" table:style-name="ce49">
            <text:p>85,1%</text:p>
          </table:table-cell>
          <table:table-cell office:value-type="float" office:value="81411" table:style-name="ce48">
            <text:p>81.411</text:p>
          </table:table-cell>
          <table:table-cell office:value-type="percentage" office:value="0.94985357430374873" table:style-name="ce49">
            <text:p>95,0%</text:p>
          </table:table-cell>
          <table:table-cell office:value-type="float" office:value="909983" table:style-name="ce48">
            <text:p>909.983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798776700460053" table:style-name="ce49">
            <text:p>95,8%</text:p>
          </table:table-cell>
          <table:table-cell office:value-type="percentage" office:value="0.86009816644439174" table:style-name="ce49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3101" table:style-name="ce48">
            <text:p>243.101</text:p>
          </table:table-cell>
          <table:table-cell office:value-type="percentage" office:value="1" table:style-name="ce49">
            <text:p>100,0%</text:p>
          </table:table-cell>
          <table:table-cell office:value-type="float" office:value="292393" table:style-name="ce48">
            <text:p>292.393</text:p>
          </table:table-cell>
          <table:table-cell office:value-type="percentage" office:value="1" table:style-name="ce49">
            <text:p>100,0%</text:p>
          </table:table-cell>
          <table:table-cell office:value-type="float" office:value="348302" table:style-name="ce48">
            <text:p>348.302</text:p>
          </table:table-cell>
          <table:table-cell office:value-type="percentage" office:value="0.98511169060373449" table:style-name="ce49">
            <text:p>98,5%</text:p>
          </table:table-cell>
          <table:table-cell office:value-type="float" office:value="393925" table:style-name="ce48">
            <text:p>393.925</text:p>
          </table:table-cell>
          <table:table-cell office:value-type="percentage" office:value="0.96267106549364612" table:style-name="ce49">
            <text:p>96,3%</text:p>
          </table:table-cell>
          <table:table-cell office:value-type="float" office:value="412680" table:style-name="ce48">
            <text:p>412.680</text:p>
          </table:table-cell>
          <table:table-cell office:value-type="percentage" office:value="0.93190045095599505" table:style-name="ce49">
            <text:p>93,2%</text:p>
          </table:table-cell>
          <table:table-cell office:value-type="float" office:value="269156" table:style-name="ce48">
            <text:p>269.156</text:p>
          </table:table-cell>
          <table:table-cell office:value-type="percentage" office:value="0.87218970958982234" table:style-name="ce49">
            <text:p>87,2%</text:p>
          </table:table-cell>
          <table:table-cell office:value-type="float" office:value="204953" table:style-name="ce48">
            <text:p>204.953</text:p>
          </table:table-cell>
          <table:table-cell office:value-type="percentage" office:value="0.88969969005304694" table:style-name="ce49">
            <text:p>89,0%</text:p>
          </table:table-cell>
          <table:table-cell office:value-type="float" office:value="177141" table:style-name="ce48">
            <text:p>177.141</text:p>
          </table:table-cell>
          <table:table-cell office:value-type="percentage" office:value="0.96616742298629898" table:style-name="ce49">
            <text:p>96,6%</text:p>
          </table:table-cell>
          <table:table-cell office:value-type="float" office:value="2341651" table:style-name="ce48">
            <text:p>2.341.651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339166093609984" table:style-name="ce49">
            <text:p>95,3%</text:p>
          </table:table-cell>
          <table:table-cell office:value-type="percentage" office:value="0.86828278348726451" table:style-name="ce49">
            <text:p>86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487" table:style-name="ce48">
            <text:p>23.487</text:p>
          </table:table-cell>
          <table:table-cell office:value-type="percentage" office:value="1" table:style-name="ce49">
            <text:p>100,0%</text:p>
          </table:table-cell>
          <table:table-cell office:value-type="float" office:value="28790" table:style-name="ce48">
            <text:p>28.790</text:p>
          </table:table-cell>
          <table:table-cell office:value-type="percentage" office:value="1" table:style-name="ce49">
            <text:p>100,0%</text:p>
          </table:table-cell>
          <table:table-cell office:value-type="float" office:value="38540" table:style-name="ce48">
            <text:p>38.540</text:p>
          </table:table-cell>
          <table:table-cell office:value-type="percentage" office:value="0.99808359662298651" table:style-name="ce49">
            <text:p>99,8%</text:p>
          </table:table-cell>
          <table:table-cell office:value-type="float" office:value="45973" table:style-name="ce48">
            <text:p>45.973</text:p>
          </table:table-cell>
          <table:table-cell office:value-type="percentage" office:value="0.96785263157894741" table:style-name="ce49">
            <text:p>96,8%</text:p>
          </table:table-cell>
          <table:table-cell office:value-type="float" office:value="48543" table:style-name="ce48">
            <text:p>48.543</text:p>
          </table:table-cell>
          <table:table-cell office:value-type="percentage" office:value="0.93850050266800711" table:style-name="ce49">
            <text:p>93,9%</text:p>
          </table:table-cell>
          <table:table-cell office:value-type="float" office:value="32585" table:style-name="ce48">
            <text:p>32.585</text:p>
          </table:table-cell>
          <table:table-cell office:value-type="percentage" office:value="0.87981963494977855" table:style-name="ce49">
            <text:p>88,0%</text:p>
          </table:table-cell>
          <table:table-cell office:value-type="float" office:value="25853" table:style-name="ce48">
            <text:p>25.853</text:p>
          </table:table-cell>
          <table:table-cell office:value-type="percentage" office:value="0.85702446462905257" table:style-name="ce49">
            <text:p>85,7%</text:p>
          </table:table-cell>
          <table:table-cell office:value-type="float" office:value="25450" table:style-name="ce48">
            <text:p>25.450</text:p>
          </table:table-cell>
          <table:table-cell office:value-type="percentage" office:value="0.97941119876852034" table:style-name="ce49">
            <text:p>97,9%</text:p>
          </table:table-cell>
          <table:table-cell office:value-type="float" office:value="269221" table:style-name="ce48">
            <text:p>269.221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5645145819048671" table:style-name="ce49">
            <text:p>95,6%</text:p>
          </table:table-cell>
          <table:table-cell office:value-type="percentage" office:value="0.85149094175395978" table:style-name="ce49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4925" table:style-name="ce48">
            <text:p>374.925</text:p>
          </table:table-cell>
          <table:table-cell office:value-type="percentage" office:value="1" table:style-name="ce49">
            <text:p>100,0%</text:p>
          </table:table-cell>
          <table:table-cell office:value-type="float" office:value="512780" table:style-name="ce48">
            <text:p>512.780</text:p>
          </table:table-cell>
          <table:table-cell office:value-type="percentage" office:value="0.97292476994592547" table:style-name="ce49">
            <text:p>97,3%</text:p>
          </table:table-cell>
          <table:table-cell office:value-type="float" office:value="694401" table:style-name="ce48">
            <text:p>694.401</text:p>
          </table:table-cell>
          <table:table-cell office:value-type="percentage" office:value="0.96383272862540215" table:style-name="ce49">
            <text:p>96,4%</text:p>
          </table:table-cell>
          <table:table-cell office:value-type="float" office:value="950948" table:style-name="ce48">
            <text:p>950.948</text:p>
          </table:table-cell>
          <table:table-cell office:value-type="percentage" office:value="0.96078742400927908" table:style-name="ce49">
            <text:p>96,1%</text:p>
          </table:table-cell>
          <table:table-cell office:value-type="float" office:value="1054128" table:style-name="ce48">
            <text:p>1.054.128</text:p>
          </table:table-cell>
          <table:table-cell office:value-type="percentage" office:value="0.91184940222294697" table:style-name="ce49">
            <text:p>91,2%</text:p>
          </table:table-cell>
          <table:table-cell office:value-type="float" office:value="781966" table:style-name="ce48">
            <text:p>781.966</text:p>
          </table:table-cell>
          <table:table-cell office:value-type="percentage" office:value="0.86803708522230261" table:style-name="ce49">
            <text:p>86,8%</text:p>
          </table:table-cell>
          <table:table-cell office:value-type="float" office:value="638926" table:style-name="ce48">
            <text:p>638.926</text:p>
          </table:table-cell>
          <table:table-cell office:value-type="percentage" office:value="0.86862880782862506" table:style-name="ce49">
            <text:p>86,9%</text:p>
          </table:table-cell>
          <table:table-cell office:value-type="float" office:value="505880" table:style-name="ce48">
            <text:p>505.880</text:p>
          </table:table-cell>
          <table:table-cell office:value-type="percentage" office:value="0.88635806146406415" table:style-name="ce49">
            <text:p>88,6%</text:p>
          </table:table-cell>
          <table:table-cell office:value-type="float" office:value="5513954" table:style-name="ce48">
            <text:p>5.513.954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346993120644294" table:style-name="ce49">
            <text:p>92,3%</text:p>
          </table:table-cell>
          <table:table-cell office:value-type="percentage" office:value="0.81617738047801103" table:style-name="ce49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2881" table:style-name="ce48">
            <text:p>72.881</text:p>
          </table:table-cell>
          <table:table-cell office:value-type="percentage" office:value="1" table:style-name="ce49">
            <text:p>100,0%</text:p>
          </table:table-cell>
          <table:table-cell office:value-type="float" office:value="103887" table:style-name="ce48">
            <text:p>103.887</text:p>
          </table:table-cell>
          <table:table-cell office:value-type="percentage" office:value="0.99966320894517047" table:style-name="ce49">
            <text:p>100,0%</text:p>
          </table:table-cell>
          <table:table-cell office:value-type="float" office:value="149897" table:style-name="ce48">
            <text:p>149.897</text:p>
          </table:table-cell>
          <table:table-cell office:value-type="percentage" office:value="0.97626692544662341" table:style-name="ce49">
            <text:p>97,6%</text:p>
          </table:table-cell>
          <table:table-cell office:value-type="float" office:value="210060" table:style-name="ce48">
            <text:p>210.060</text:p>
          </table:table-cell>
          <table:table-cell office:value-type="percentage" office:value="0.96312292815779699" table:style-name="ce49">
            <text:p>96,3%</text:p>
          </table:table-cell>
          <table:table-cell office:value-type="float" office:value="236989" table:style-name="ce48">
            <text:p>236.989</text:p>
          </table:table-cell>
          <table:table-cell office:value-type="percentage" office:value="0.93868925962894312" table:style-name="ce49">
            <text:p>93,9%</text:p>
          </table:table-cell>
          <table:table-cell office:value-type="float" office:value="175035" table:style-name="ce48">
            <text:p>175.035</text:p>
          </table:table-cell>
          <table:table-cell office:value-type="percentage" office:value="0.87924590855661711" table:style-name="ce49">
            <text:p>87,9%</text:p>
          </table:table-cell>
          <table:table-cell office:value-type="float" office:value="150395" table:style-name="ce48">
            <text:p>150.395</text:p>
          </table:table-cell>
          <table:table-cell office:value-type="percentage" office:value="0.86464220215132892" table:style-name="ce49">
            <text:p>86,5%</text:p>
          </table:table-cell>
          <table:table-cell office:value-type="float" office:value="132138" table:style-name="ce48">
            <text:p>132.138</text:p>
          </table:table-cell>
          <table:table-cell office:value-type="percentage" office:value="0.91371632461138463" table:style-name="ce49">
            <text:p>91,4%</text:p>
          </table:table-cell>
          <table:table-cell office:value-type="float" office:value="1231282" table:style-name="ce48">
            <text:p>1.231.282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447853468466491" table:style-name="ce49">
            <text:p>93,4%</text:p>
          </table:table-cell>
          <table:table-cell office:value-type="percentage" office:value="0.8137608421520135" table:style-name="ce49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587" table:style-name="ce48">
            <text:p>42.587</text:p>
          </table:table-cell>
          <table:table-cell office:value-type="percentage" office:value="1" table:style-name="ce49">
            <text:p>100,0%</text:p>
          </table:table-cell>
          <table:table-cell office:value-type="float" office:value="56011" table:style-name="ce48">
            <text:p>56.011</text:p>
          </table:table-cell>
          <table:table-cell office:value-type="percentage" office:value="0.98889477401129944" table:style-name="ce49">
            <text:p>98,9%</text:p>
          </table:table-cell>
          <table:table-cell office:value-type="float" office:value="72645" table:style-name="ce48">
            <text:p>72.645</text:p>
          </table:table-cell>
          <table:table-cell office:value-type="percentage" office:value="0.96002378749834805" table:style-name="ce49">
            <text:p>96,0%</text:p>
          </table:table-cell>
          <table:table-cell office:value-type="float" office:value="92572" table:style-name="ce48">
            <text:p>92.572</text:p>
          </table:table-cell>
          <table:table-cell office:value-type="percentage" office:value="0.9475321910376876" table:style-name="ce49">
            <text:p>94,8%</text:p>
          </table:table-cell>
          <table:table-cell office:value-type="float" office:value="96642" table:style-name="ce48">
            <text:p>96.642</text:p>
          </table:table-cell>
          <table:table-cell office:value-type="percentage" office:value="0.91410572912232912" table:style-name="ce49">
            <text:p>91,4%</text:p>
          </table:table-cell>
          <table:table-cell office:value-type="float" office:value="66110" table:style-name="ce48">
            <text:p>66.110</text:p>
          </table:table-cell>
          <table:table-cell office:value-type="percentage" office:value="0.8616038264541438" table:style-name="ce49">
            <text:p>86,2%</text:p>
          </table:table-cell>
          <table:table-cell office:value-type="float" office:value="60113" table:style-name="ce48">
            <text:p>60.113</text:p>
          </table:table-cell>
          <table:table-cell office:value-type="percentage" office:value="0.87371006656783234" table:style-name="ce49">
            <text:p>87,4%</text:p>
          </table:table-cell>
          <table:table-cell office:value-type="float" office:value="53238" table:style-name="ce48">
            <text:p>53.238</text:p>
          </table:table-cell>
          <table:table-cell office:value-type="percentage" office:value="0.92554023747848613" table:style-name="ce49">
            <text:p>92,6%</text:p>
          </table:table-cell>
          <table:table-cell office:value-type="float" office:value="539918" table:style-name="ce48">
            <text:p>539.918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3061391927249415" table:style-name="ce49">
            <text:p>93,1%</text:p>
          </table:table-cell>
          <table:table-cell office:value-type="percentage" office:value="0.82097577145429057" table:style-name="ce49">
            <text:p>82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5064" table:style-name="ce48">
            <text:p>165.064</text:p>
          </table:table-cell>
          <table:table-cell office:value-type="percentage" office:value="1" table:style-name="ce49">
            <text:p>100,0%</text:p>
          </table:table-cell>
          <table:table-cell office:value-type="float" office:value="214615" table:style-name="ce48">
            <text:p>214.615</text:p>
          </table:table-cell>
          <table:table-cell office:value-type="percentage" office:value="0.99190723126554081" table:style-name="ce49">
            <text:p>99,2%</text:p>
          </table:table-cell>
          <table:table-cell office:value-type="float" office:value="280550" table:style-name="ce48">
            <text:p>280.550</text:p>
          </table:table-cell>
          <table:table-cell office:value-type="percentage" office:value="0.98728546644003623" table:style-name="ce49">
            <text:p>98,7%</text:p>
          </table:table-cell>
          <table:table-cell office:value-type="float" office:value="327560" table:style-name="ce48">
            <text:p>327.560</text:p>
          </table:table-cell>
          <table:table-cell office:value-type="percentage" office:value="0.97064305546912732" table:style-name="ce49">
            <text:p>97,1%</text:p>
          </table:table-cell>
          <table:table-cell office:value-type="float" office:value="327052" table:style-name="ce48">
            <text:p>327.052</text:p>
          </table:table-cell>
          <table:table-cell office:value-type="percentage" office:value="0.93963179185437162" table:style-name="ce49">
            <text:p>94,0%</text:p>
          </table:table-cell>
          <table:table-cell office:value-type="float" office:value="212868" table:style-name="ce48">
            <text:p>212.868</text:p>
          </table:table-cell>
          <table:table-cell office:value-type="percentage" office:value="0.89577713720621965" table:style-name="ce49">
            <text:p>89,6%</text:p>
          </table:table-cell>
          <table:table-cell office:value-type="float" office:value="176297" table:style-name="ce48">
            <text:p>176.297</text:p>
          </table:table-cell>
          <table:table-cell office:value-type="percentage" office:value="0.8849584619632056" table:style-name="ce49">
            <text:p>88,5%</text:p>
          </table:table-cell>
          <table:table-cell office:value-type="float" office:value="160689" table:style-name="ce48">
            <text:p>160.689</text:p>
          </table:table-cell>
          <table:table-cell office:value-type="percentage" office:value="0.92982171892811472" table:style-name="ce49">
            <text:p>93,0%</text:p>
          </table:table-cell>
          <table:table-cell office:value-type="float" office:value="1864695" table:style-name="ce48">
            <text:p>1.864.695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5368476611466646" table:style-name="ce49">
            <text:p>95,4%</text:p>
          </table:table-cell>
          <table:table-cell office:value-type="percentage" office:value="0.8530528274748983" table:style-name="ce49">
            <text:p>85,3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406" table:style-name="ce48">
            <text:p>2.406</text:p>
          </table:table-cell>
          <table:table-cell office:value-type="percentage" office:value="0.84807895664434263" table:style-name="ce49">
            <text:p>84,8%</text:p>
          </table:table-cell>
          <table:table-cell office:value-type="float" office:value="3927" table:style-name="ce48">
            <text:p>3.927</text:p>
          </table:table-cell>
          <table:table-cell office:value-type="percentage" office:value="0.89168937329700271" table:style-name="ce49">
            <text:p>89,2%</text:p>
          </table:table-cell>
          <table:table-cell office:value-type="float" office:value="7706" table:style-name="ce48">
            <text:p>7.706</text:p>
          </table:table-cell>
          <table:table-cell office:value-type="percentage" office:value="0.92520110457437865" table:style-name="ce49">
            <text:p>92,5%</text:p>
          </table:table-cell>
          <table:table-cell office:value-type="float" office:value="10669" table:style-name="ce48">
            <text:p>10.669</text:p>
          </table:table-cell>
          <table:table-cell office:value-type="percentage" office:value="0.92316345072250583" table:style-name="ce49">
            <text:p>92,3%</text:p>
          </table:table-cell>
          <table:table-cell office:value-type="float" office:value="11283" table:style-name="ce48">
            <text:p>11.283</text:p>
          </table:table-cell>
          <table:table-cell office:value-type="percentage" office:value="0.91308570041272152" table:style-name="ce49">
            <text:p>91,3%</text:p>
          </table:table-cell>
          <table:table-cell office:value-type="float" office:value="9512" table:style-name="ce48">
            <text:p>9.512</text:p>
          </table:table-cell>
          <table:table-cell office:value-type="percentage" office:value="0.83445916308448109" table:style-name="ce49">
            <text:p>83,4%</text:p>
          </table:table-cell>
          <table:table-cell office:value-type="float" office:value="9691" table:style-name="ce48">
            <text:p>9.691</text:p>
          </table:table-cell>
          <table:table-cell office:value-type="percentage" office:value="0.89194661757938332" table:style-name="ce49">
            <text:p>89,2%</text:p>
          </table:table-cell>
          <table:table-cell office:value-type="float" office:value="9263" table:style-name="ce48">
            <text:p>9.263</text:p>
          </table:table-cell>
          <table:table-cell office:value-type="percentage" office:value="0.99806055381963155" table:style-name="ce49">
            <text:p>99,8%</text:p>
          </table:table-cell>
          <table:table-cell office:value-type="float" office:value="64457" table:style-name="ce48">
            <text:p>64.457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90747441185994449" table:style-name="ce49">
            <text:p>90,7%</text:p>
          </table:table-cell>
          <table:table-cell office:value-type="percentage" office:value="0.77178299028940212" table:style-name="ce49">
            <text:p>77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98" table:style-name="ce48">
            <text:p>2.098</text:p>
          </table:table-cell>
          <table:table-cell office:value-type="percentage" office:value="0.83552369573874952" table:style-name="ce49">
            <text:p>83,6%</text:p>
          </table:table-cell>
          <table:table-cell office:value-type="float" office:value="3428" table:style-name="ce48">
            <text:p>3.428</text:p>
          </table:table-cell>
          <table:table-cell office:value-type="percentage" office:value="0.90139363660268212" table:style-name="ce49">
            <text:p>90,1%</text:p>
          </table:table-cell>
          <table:table-cell office:value-type="float" office:value="7507" table:style-name="ce48">
            <text:p>7.507</text:p>
          </table:table-cell>
          <table:table-cell office:value-type="percentage" office:value="0.93778888194878196" table:style-name="ce49">
            <text:p>93,8%</text:p>
          </table:table-cell>
          <table:table-cell office:value-type="float" office:value="10153" table:style-name="ce48">
            <text:p>10.153</text:p>
          </table:table-cell>
          <table:table-cell office:value-type="percentage" office:value="0.94000555504119987" table:style-name="ce49">
            <text:p>94,0%</text:p>
          </table:table-cell>
          <table:table-cell office:value-type="float" office:value="10637" table:style-name="ce48">
            <text:p>10.637</text:p>
          </table:table-cell>
          <table:table-cell office:value-type="percentage" office:value="0.97381671701913397" table:style-name="ce49">
            <text:p>97,4%</text:p>
          </table:table-cell>
          <table:table-cell office:value-type="float" office:value="9318" table:style-name="ce48">
            <text:p>9.318</text:p>
          </table:table-cell>
          <table:table-cell office:value-type="percentage" office:value="0.85080350620891165" table:style-name="ce49">
            <text:p>85,1%</text:p>
          </table:table-cell>
          <table:table-cell office:value-type="float" office:value="10236" table:style-name="ce48">
            <text:p>10.236</text:p>
          </table:table-cell>
          <table:table-cell office:value-type="percentage" office:value="0.87554529124967928" table:style-name="ce49">
            <text:p>87,6%</text:p>
          </table:table-cell>
          <table:table-cell office:value-type="float" office:value="8968" table:style-name="ce48">
            <text:p>8.968</text:p>
          </table:table-cell>
          <table:table-cell office:value-type="percentage" office:value="0.93611691022964505" table:style-name="ce49">
            <text:p>93,6%</text:p>
          </table:table-cell>
          <table:table-cell office:value-type="float" office:value="62345" table:style-name="ce48">
            <text:p>62.345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91326575454838421" table:style-name="ce49">
            <text:p>91,3%</text:p>
          </table:table-cell>
          <table:table-cell office:value-type="percentage" office:value="0.7420080455118897" table:style-name="ce49">
            <text:p>74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30" table:style-name="ce48">
            <text:p>30</text:p>
          </table:table-cell>
          <table:table-cell office:value-type="string" table:style-name="ce49">
            <text:p>-</text:p>
          </table:table-cell>
          <table:table-cell office:value-type="float" office:value="20" table:style-name="ce48">
            <text:p>20</text:p>
          </table:table-cell>
          <table:table-cell office:value-type="string" table:style-name="ce49">
            <text:p>-</text:p>
          </table:table-cell>
          <table:table-cell office:value-type="float" office:value="3696" table:style-name="ce48">
            <text:p>3.696</text:p>
          </table:table-cell>
          <table:table-cell office:value-type="string" table:style-name="ce49">
            <text:p>-</text:p>
          </table:table-cell>
          <table:table-cell office:value-type="float" office:value="9659" table:style-name="ce48">
            <text:p>9.659</text:p>
          </table:table-cell>
          <table:table-cell office:value-type="string" table:style-name="ce49">
            <text:p>-</text:p>
          </table:table-cell>
          <table:table-cell office:value-type="float" office:value="22687" table:style-name="ce48">
            <text:p>22.687</text:p>
          </table:table-cell>
          <table:table-cell office:value-type="string" table:style-name="ce49">
            <text:p>-</text:p>
          </table:table-cell>
          <table:table-cell office:value-type="float" office:value="32676" table:style-name="ce48">
            <text:p>32.676</text:p>
          </table:table-cell>
          <table:table-cell office:value-type="string" table:style-name="ce49">
            <text:p>-</text:p>
          </table:table-cell>
          <table:table-cell office:value-type="float" office:value="25116" table:style-name="ce48">
            <text:p>25.116</text:p>
          </table:table-cell>
          <table:table-cell office:value-type="string" table:style-name="ce49">
            <text:p>-</text:p>
          </table:table-cell>
          <table:table-cell office:value-type="float" office:value="1236" table:style-name="ce48">
            <text:p>1.236</text:p>
          </table:table-cell>
          <table:table-cell office:value-type="string" table:style-name="ce49">
            <text:p>-</text:p>
          </table:table-cell>
          <table:table-cell office:value-type="float" office:value="95120" table:style-name="ce48">
            <text:p>95.120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0">
            <text:p>Sanidad Exterior</text:p>
          </table:table-cell>
          <table:table-cell office:value-type="float" office:value="33" table:style-name="ce51">
            <text:p>33</text:p>
          </table:table-cell>
          <table:table-cell office:value-type="string" table:style-name="ce52">
            <text:p>-</text:p>
          </table:table-cell>
          <table:table-cell office:value-type="float" office:value="52" table:style-name="ce51">
            <text:p>52</text:p>
          </table:table-cell>
          <table:table-cell office:value-type="string" table:style-name="ce52">
            <text:p>-</text:p>
          </table:table-cell>
          <table:table-cell office:value-type="float" office:value="321" table:style-name="ce51">
            <text:p>321</text:p>
          </table:table-cell>
          <table:table-cell office:value-type="string" table:style-name="ce52">
            <text:p>-</text:p>
          </table:table-cell>
          <table:table-cell office:value-type="float" office:value="922" table:style-name="ce51">
            <text:p>922</text:p>
          </table:table-cell>
          <table:table-cell office:value-type="string" table:style-name="ce52">
            <text:p>-</text:p>
          </table:table-cell>
          <table:table-cell office:value-type="float" office:value="1971" table:style-name="ce51">
            <text:p>1.971</text:p>
          </table:table-cell>
          <table:table-cell office:value-type="string" table:style-name="ce52">
            <text:p>-</text:p>
          </table:table-cell>
          <table:table-cell office:value-type="float" office:value="2426" table:style-name="ce51">
            <text:p>2.426</text:p>
          </table:table-cell>
          <table:table-cell office:value-type="string" table:style-name="ce52">
            <text:p>-</text:p>
          </table:table-cell>
          <table:table-cell office:value-type="float" office:value="2121" table:style-name="ce51">
            <text:p>2.121</text:p>
          </table:table-cell>
          <table:table-cell office:value-type="string" table:style-name="ce52">
            <text:p>-</text:p>
          </table:table-cell>
          <table:table-cell office:value-type="float" office:value="269" table:style-name="ce51">
            <text:p>269</text:p>
          </table:table-cell>
          <table:table-cell office:value-type="string" table:style-name="ce52">
            <text:p>-</text:p>
          </table:table-cell>
          <table:table-cell office:value-type="float" office:value="8115" table:style-name="ce51">
            <text:p>8.115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4" table:style-name="ce30"/>
          <table:table-cell table:number-columns-repeated="16339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50411" table:style-name="ce55">
            <text:p>2.950.411</text:p>
          </table:table-cell>
          <table:table-cell office:value-type="percentage" office:value="1" table:style-name="ce56">
            <text:p>100,0%</text:p>
          </table:table-cell>
          <table:table-cell office:value-type="float" office:value="3967825" table:style-name="ce55">
            <text:p>3.967.825</text:p>
          </table:table-cell>
          <table:table-cell office:value-type="percentage" office:value="0.99274324720922513" table:style-name="ce56">
            <text:p>99,3%</text:p>
          </table:table-cell>
          <table:table-cell office:value-type="float" office:value="5336489" table:style-name="ce55">
            <text:p>5.336.489</text:p>
          </table:table-cell>
          <table:table-cell office:value-type="percentage" office:value="0.96892128417513068" table:style-name="ce56">
            <text:p>96,9%</text:p>
          </table:table-cell>
          <table:table-cell office:value-type="float" office:value="6770500" table:style-name="ce55">
            <text:p>6.770.500</text:p>
          </table:table-cell>
          <table:table-cell office:value-type="percentage" office:value="0.9496173338790308" table:style-name="ce56">
            <text:p>95,0%</text:p>
          </table:table-cell>
          <table:table-cell office:value-type="float" office:value="7136111" table:style-name="ce55">
            <text:p>7.136.111</text:p>
          </table:table-cell>
          <table:table-cell office:value-type="percentage" office:value="0.91291880266216086" table:style-name="ce56">
            <text:p>91,3%</text:p>
          </table:table-cell>
          <table:table-cell office:value-type="float" office:value="5131157" table:style-name="ce55">
            <text:p>5.131.157</text:p>
          </table:table-cell>
          <table:table-cell office:value-type="percentage" office:value="0.8635374838859512" table:style-name="ce56">
            <text:p>86,4%</text:p>
          </table:table-cell>
          <table:table-cell office:value-type="float" office:value="4255802" table:style-name="ce55">
            <text:p>4.255.802</text:p>
          </table:table-cell>
          <table:table-cell office:value-type="percentage" office:value="0.86419154429644607" table:style-name="ce56">
            <text:p>86,4%</text:p>
          </table:table-cell>
          <table:table-cell office:value-type="float" office:value="3670249" table:style-name="ce55">
            <text:p>3.670.249</text:p>
          </table:table-cell>
          <table:table-cell office:value-type="percentage" office:value="0.92125602603639289" table:style-name="ce56">
            <text:p>92,1%</text:p>
          </table:table-cell>
          <table:table-cell office:value-type="float" office:value="39218544" table:style-name="ce55">
            <text:p>39.218.544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967911154650518" table:style-name="ce56">
            <text:p>93,0%</text:p>
          </table:table-cell>
          <table:table-cell office:value-type="percentage" office:value="0.82741818831011327" table:style-name="ce56">
            <text:p>82,7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3" table:default-cell-style-name="ce30"/>
        <table:table-column table:style-name="co4" table:number-columns-repeated="20" table:default-cell-style-name="ce30"/>
        <table:table-column table:style-name="co5" table:number-columns-repeated="16343" table:default-cell-style-name="ce30"/>
        <table:table-row table:style-name="ro8">
          <table:table-cell table:style-name="ce38"/>
          <table:table-cell office:value-type="string" table:style-name="ce39">
            <text:p>Personas pauta completa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pauta completa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pauta completa sobre Población a Vacunar INE</text:p>
          </table:table-cell>
          <table:table-cell office:value-type="string" table:style-name="ce42">
            <text:p>% pauta completa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0798" table:style-name="ce45">
            <text:p>430.798</text:p>
          </table:table-cell>
          <table:table-cell office:value-type="percentage" office:value="1" table:style-name="ce46">
            <text:p>100,0%</text:p>
          </table:table-cell>
          <table:table-cell office:value-type="float" office:value="653004" table:style-name="ce45">
            <text:p>653.004</text:p>
          </table:table-cell>
          <table:table-cell office:value-type="percentage" office:value="0.99798417601093037" table:style-name="ce46">
            <text:p>99,8%</text:p>
          </table:table-cell>
          <table:table-cell office:value-type="float" office:value="933853" table:style-name="ce45">
            <text:p>933.853</text:p>
          </table:table-cell>
          <table:table-cell office:value-type="percentage" office:value="0.97456140442420336" table:style-name="ce46">
            <text:p>97,5%</text:p>
          </table:table-cell>
          <table:table-cell office:value-type="float" office:value="1222540" table:style-name="ce45">
            <text:p>1.222.540</text:p>
          </table:table-cell>
          <table:table-cell office:value-type="percentage" office:value="0.94947852229473495" table:style-name="ce46">
            <text:p>94,9%</text:p>
          </table:table-cell>
          <table:table-cell office:value-type="float" office:value="1267308" table:style-name="ce45">
            <text:p>1.267.308</text:p>
          </table:table-cell>
          <table:table-cell office:value-type="percentage" office:value="0.91546272003328677" table:style-name="ce46">
            <text:p>91,5%</text:p>
          </table:table-cell>
          <table:table-cell office:value-type="float" office:value="952610" table:style-name="ce45">
            <text:p>952.610</text:p>
          </table:table-cell>
          <table:table-cell office:value-type="percentage" office:value="0.86461548794533905" table:style-name="ce46">
            <text:p>86,5%</text:p>
          </table:table-cell>
          <table:table-cell office:value-type="float" office:value="793209" table:style-name="ce45">
            <text:p>793.209</text:p>
          </table:table-cell>
          <table:table-cell office:value-type="percentage" office:value="0.8564935990463356" table:style-name="ce46">
            <text:p>85,6%</text:p>
          </table:table-cell>
          <table:table-cell office:value-type="float" office:value="754807" table:style-name="ce45">
            <text:p>754.807</text:p>
          </table:table-cell>
          <table:table-cell office:value-type="percentage" office:value="0.97665899804100686" table:style-name="ce46">
            <text:p>97,7%</text:p>
          </table:table-cell>
          <table:table-cell office:value-type="float" office:value="7008129" table:style-name="ce45">
            <text:p>7.008.129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342092872873683" table:style-name="ce46">
            <text:p>93,3%</text:p>
          </table:table-cell>
          <table:table-cell office:value-type="percentage" office:value="0.8242707754930273" table:style-name="ce46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0521" table:style-name="ce48">
            <text:p>100.521</text:p>
          </table:table-cell>
          <table:table-cell office:value-type="percentage" office:value="1" table:style-name="ce49">
            <text:p>100,0%</text:p>
          </table:table-cell>
          <table:table-cell office:value-type="float" office:value="119265" table:style-name="ce48">
            <text:p>119.265</text:p>
          </table:table-cell>
          <table:table-cell office:value-type="percentage" office:value="0.99699059561128522" table:style-name="ce49">
            <text:p>99,7%</text:p>
          </table:table-cell>
          <table:table-cell office:value-type="float" office:value="155518" table:style-name="ce48">
            <text:p>155.518</text:p>
          </table:table-cell>
          <table:table-cell office:value-type="percentage" office:value="0.96409398053437478" table:style-name="ce49">
            <text:p>96,4%</text:p>
          </table:table-cell>
          <table:table-cell office:value-type="float" office:value="188430" table:style-name="ce48">
            <text:p>188.430</text:p>
          </table:table-cell>
          <table:table-cell office:value-type="percentage" office:value="0.93760262725779964" table:style-name="ce49">
            <text:p>93,8%</text:p>
          </table:table-cell>
          <table:table-cell office:value-type="float" office:value="191104" table:style-name="ce48">
            <text:p>191.104</text:p>
          </table:table-cell>
          <table:table-cell office:value-type="percentage" office:value="0.89452669715451916" table:style-name="ce49">
            <text:p>89,5%</text:p>
          </table:table-cell>
          <table:table-cell office:value-type="float" office:value="130024" table:style-name="ce48">
            <text:p>130.024</text:p>
          </table:table-cell>
          <table:table-cell office:value-type="percentage" office:value="0.8214913001175147" table:style-name="ce49">
            <text:p>82,1%</text:p>
          </table:table-cell>
          <table:table-cell office:value-type="float" office:value="108360" table:style-name="ce48">
            <text:p>108.360</text:p>
          </table:table-cell>
          <table:table-cell office:value-type="percentage" office:value="0.82845303445006802" table:style-name="ce49">
            <text:p>82,8%</text:p>
          </table:table-cell>
          <table:table-cell office:value-type="float" office:value="97373" table:style-name="ce48">
            <text:p>97.373</text:p>
          </table:table-cell>
          <table:table-cell office:value-type="percentage" office:value="0.90971346356867255" table:style-name="ce49">
            <text:p>91,0%</text:p>
          </table:table-cell>
          <table:table-cell office:value-type="float" office:value="1090595" table:style-name="ce48">
            <text:p>1.090.595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1692253625332942" table:style-name="ce49">
            <text:p>91,7%</text:p>
          </table:table-cell>
          <table:table-cell office:value-type="percentage" office:value="0.8192982970146484" table:style-name="ce49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8612" table:style-name="ce48">
            <text:p>88.612</text:p>
          </table:table-cell>
          <table:table-cell office:value-type="percentage" office:value="1" table:style-name="ce49">
            <text:p>100,0%</text:p>
          </table:table-cell>
          <table:table-cell office:value-type="float" office:value="114667" table:style-name="ce48">
            <text:p>114.667</text:p>
          </table:table-cell>
          <table:table-cell office:value-type="percentage" office:value="1" table:style-name="ce49">
            <text:p>100,0%</text:p>
          </table:table-cell>
          <table:table-cell office:value-type="float" office:value="149544" table:style-name="ce48">
            <text:p>149.544</text:p>
          </table:table-cell>
          <table:table-cell office:value-type="percentage" office:value="0.98390683597605111" table:style-name="ce49">
            <text:p>98,4%</text:p>
          </table:table-cell>
          <table:table-cell office:value-type="float" office:value="155060" table:style-name="ce48">
            <text:p>155.060</text:p>
          </table:table-cell>
          <table:table-cell office:value-type="percentage" office:value="0.95667034790817052" table:style-name="ce49">
            <text:p>95,7%</text:p>
          </table:table-cell>
          <table:table-cell office:value-type="float" office:value="152492" table:style-name="ce48">
            <text:p>152.492</text:p>
          </table:table-cell>
          <table:table-cell office:value-type="percentage" office:value="0.91906943105110894" table:style-name="ce49">
            <text:p>91,9%</text:p>
          </table:table-cell>
          <table:table-cell office:value-type="float" office:value="92040" table:style-name="ce48">
            <text:p>92.040</text:p>
          </table:table-cell>
          <table:table-cell office:value-type="percentage" office:value="0.847584053927121" table:style-name="ce49">
            <text:p>84,8%</text:p>
          </table:table-cell>
          <table:table-cell office:value-type="float" office:value="67588" table:style-name="ce48">
            <text:p>67.588</text:p>
          </table:table-cell>
          <table:table-cell office:value-type="percentage" office:value="0.85293152621084778" table:style-name="ce49">
            <text:p>85,3%</text:p>
          </table:table-cell>
          <table:table-cell office:value-type="float" office:value="67018" table:style-name="ce48">
            <text:p>67.018</text:p>
          </table:table-cell>
          <table:table-cell office:value-type="percentage" office:value="1.0270013485350007" table:style-name="ce49">
            <text:p>102,7%</text:p>
          </table:table-cell>
          <table:table-cell office:value-type="float" office:value="887021" table:style-name="ce48">
            <text:p>887.021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33278091068057" table:style-name="ce49">
            <text:p>95,3%</text:p>
          </table:table-cell>
          <table:table-cell office:value-type="percentage" office:value="0.87573366874356418" table:style-name="ce49">
            <text:p>87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421" table:style-name="ce48">
            <text:p>51.421</text:p>
          </table:table-cell>
          <table:table-cell office:value-type="percentage" office:value="0.95875673559189301" table:style-name="ce49">
            <text:p>95,9%</text:p>
          </table:table-cell>
          <table:table-cell office:value-type="float" office:value="79849" table:style-name="ce48">
            <text:p>79.849</text:p>
          </table:table-cell>
          <table:table-cell office:value-type="percentage" office:value="0.9153426416305569" table:style-name="ce49">
            <text:p>91,5%</text:p>
          </table:table-cell>
          <table:table-cell office:value-type="float" office:value="112142" table:style-name="ce48">
            <text:p>112.142</text:p>
          </table:table-cell>
          <table:table-cell office:value-type="percentage" office:value="0.88028384605119592" table:style-name="ce49">
            <text:p>88,0%</text:p>
          </table:table-cell>
          <table:table-cell office:value-type="float" office:value="153046" table:style-name="ce48">
            <text:p>153.046</text:p>
          </table:table-cell>
          <table:table-cell office:value-type="percentage" office:value="0.86219212655204269" table:style-name="ce49">
            <text:p>86,2%</text:p>
          </table:table-cell>
          <table:table-cell office:value-type="float" office:value="172766" table:style-name="ce48">
            <text:p>172.766</text:p>
          </table:table-cell>
          <table:table-cell office:value-type="percentage" office:value="0.797542273904433" table:style-name="ce49">
            <text:p>79,8%</text:p>
          </table:table-cell>
          <table:table-cell office:value-type="float" office:value="133430" table:style-name="ce48">
            <text:p>133.430</text:p>
          </table:table-cell>
          <table:table-cell office:value-type="percentage" office:value="0.72497785891647237" table:style-name="ce49">
            <text:p>72,5%</text:p>
          </table:table-cell>
          <table:table-cell office:value-type="float" office:value="102763" table:style-name="ce48">
            <text:p>102.763</text:p>
          </table:table-cell>
          <table:table-cell office:value-type="percentage" office:value="0.74893049492395036" table:style-name="ce49">
            <text:p>74,9%</text:p>
          </table:table-cell>
          <table:table-cell office:value-type="float" office:value="85257" table:style-name="ce48">
            <text:p>85.257</text:p>
          </table:table-cell>
          <table:table-cell office:value-type="percentage" office:value="0.8565443658575792" table:style-name="ce49">
            <text:p>85,7%</text:p>
          </table:table-cell>
          <table:table-cell office:value-type="float" office:value="890674" table:style-name="ce48">
            <text:p>890.674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22716853138009" table:style-name="ce49">
            <text:p>82,2%</text:p>
          </table:table-cell>
          <table:table-cell office:value-type="percentage" office:value="0.73019532290791334" table:style-name="ce49">
            <text:p>73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2833" table:style-name="ce48">
            <text:p>92.833</text:p>
          </table:table-cell>
          <table:table-cell office:value-type="percentage" office:value="0.92498156672844301" table:style-name="ce49">
            <text:p>92,5%</text:p>
          </table:table-cell>
          <table:table-cell office:value-type="float" office:value="152056" table:style-name="ce48">
            <text:p>152.056</text:p>
          </table:table-cell>
          <table:table-cell office:value-type="percentage" office:value="0.90808977222507559" table:style-name="ce49">
            <text:p>90,8%</text:p>
          </table:table-cell>
          <table:table-cell office:value-type="float" office:value="225565" table:style-name="ce48">
            <text:p>225.565</text:p>
          </table:table-cell>
          <table:table-cell office:value-type="percentage" office:value="0.8966826340164179" table:style-name="ce49">
            <text:p>89,7%</text:p>
          </table:table-cell>
          <table:table-cell office:value-type="float" office:value="324624" table:style-name="ce48">
            <text:p>324.624</text:p>
          </table:table-cell>
          <table:table-cell office:value-type="percentage" office:value="0.8815387498065157" table:style-name="ce49">
            <text:p>88,2%</text:p>
          </table:table-cell>
          <table:table-cell office:value-type="float" office:value="322362" table:style-name="ce48">
            <text:p>322.362</text:p>
          </table:table-cell>
          <table:table-cell office:value-type="percentage" office:value="0.81795968079572701" table:style-name="ce49">
            <text:p>81,8%</text:p>
          </table:table-cell>
          <table:table-cell office:value-type="float" office:value="233674" table:style-name="ce48">
            <text:p>233.674</text:p>
          </table:table-cell>
          <table:table-cell office:value-type="percentage" office:value="0.74689160076966843" table:style-name="ce49">
            <text:p>74,7%</text:p>
          </table:table-cell>
          <table:table-cell office:value-type="float" office:value="191636" table:style-name="ce48">
            <text:p>191.636</text:p>
          </table:table-cell>
          <table:table-cell office:value-type="percentage" office:value="0.75248457814199499" table:style-name="ce49">
            <text:p>75,2%</text:p>
          </table:table-cell>
          <table:table-cell office:value-type="float" office:value="169708" table:style-name="ce48">
            <text:p>169.708</text:p>
          </table:table-cell>
          <table:table-cell office:value-type="percentage" office:value="0.9209996472471712" table:style-name="ce49">
            <text:p>92,1%</text:p>
          </table:table-cell>
          <table:table-cell office:value-type="float" office:value="1712458" table:style-name="ce48">
            <text:p>1.712.458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4211804891338293" table:style-name="ce49">
            <text:p>84,2%</text:p>
          </table:table-cell>
          <table:table-cell office:value-type="percentage" office:value="0.76300198407659348" table:style-name="ce49">
            <text:p>76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283" table:style-name="ce48">
            <text:p>42.283</text:p>
          </table:table-cell>
          <table:table-cell office:value-type="percentage" office:value="1" table:style-name="ce49">
            <text:p>100,0%</text:p>
          </table:table-cell>
          <table:table-cell office:value-type="float" office:value="56100" table:style-name="ce48">
            <text:p>56.100</text:p>
          </table:table-cell>
          <table:table-cell office:value-type="percentage" office:value="1" table:style-name="ce49">
            <text:p>100,0%</text:p>
          </table:table-cell>
          <table:table-cell office:value-type="float" office:value="77168" table:style-name="ce48">
            <text:p>77.168</text:p>
          </table:table-cell>
          <table:table-cell office:value-type="percentage" office:value="0.97364270663789954" table:style-name="ce49">
            <text:p>97,4%</text:p>
          </table:table-cell>
          <table:table-cell office:value-type="float" office:value="85112" table:style-name="ce48">
            <text:p>85.112</text:p>
          </table:table-cell>
          <table:table-cell office:value-type="percentage" office:value="0.93560514455314936" table:style-name="ce49">
            <text:p>93,6%</text:p>
          </table:table-cell>
          <table:table-cell office:value-type="float" office:value="89304" table:style-name="ce48">
            <text:p>89.304</text:p>
          </table:table-cell>
          <table:table-cell office:value-type="percentage" office:value="0.91701065861622821" table:style-name="ce49">
            <text:p>91,7%</text:p>
          </table:table-cell>
          <table:table-cell office:value-type="float" office:value="56699" table:style-name="ce48">
            <text:p>56.699</text:p>
          </table:table-cell>
          <table:table-cell office:value-type="percentage" office:value="0.84426278328717352" table:style-name="ce49">
            <text:p>84,4%</text:p>
          </table:table-cell>
          <table:table-cell office:value-type="float" office:value="43319" table:style-name="ce48">
            <text:p>43.319</text:p>
          </table:table-cell>
          <table:table-cell office:value-type="percentage" office:value="0.85151259017553516" table:style-name="ce49">
            <text:p>85,2%</text:p>
          </table:table-cell>
          <table:table-cell office:value-type="float" office:value="45934" table:style-name="ce48">
            <text:p>45.934</text:p>
          </table:table-cell>
          <table:table-cell office:value-type="percentage" office:value="1.0143762559901066" table:style-name="ce49">
            <text:p>101,4%</text:p>
          </table:table-cell>
          <table:table-cell office:value-type="float" office:value="495919" table:style-name="ce48">
            <text:p>495.919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4091207486026307" table:style-name="ce49">
            <text:p>94,1%</text:p>
          </table:table-cell>
          <table:table-cell office:value-type="percentage" office:value="0.84967832024055312" table:style-name="ce49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8190" table:style-name="ce48">
            <text:p>228.190</text:p>
          </table:table-cell>
          <table:table-cell office:value-type="percentage" office:value="1" table:style-name="ce49">
            <text:p>100,0%</text:p>
          </table:table-cell>
          <table:table-cell office:value-type="float" office:value="250719" table:style-name="ce48">
            <text:p>250.719</text:p>
          </table:table-cell>
          <table:table-cell office:value-type="percentage" office:value="1" table:style-name="ce49">
            <text:p>100,0%</text:p>
          </table:table-cell>
          <table:table-cell office:value-type="float" office:value="323843" table:style-name="ce48">
            <text:p>323.843</text:p>
          </table:table-cell>
          <table:table-cell office:value-type="percentage" office:value="0.98961016736798035" table:style-name="ce49">
            <text:p>99,0%</text:p>
          </table:table-cell>
          <table:table-cell office:value-type="float" office:value="355362" table:style-name="ce48">
            <text:p>355.362</text:p>
          </table:table-cell>
          <table:table-cell office:value-type="percentage" office:value="0.93221197104954578" table:style-name="ce49">
            <text:p>93,2%</text:p>
          </table:table-cell>
          <table:table-cell office:value-type="float" office:value="323773" table:style-name="ce48">
            <text:p>323.773</text:p>
          </table:table-cell>
          <table:table-cell office:value-type="percentage" office:value="0.89886508125995968" table:style-name="ce49">
            <text:p>89,9%</text:p>
          </table:table-cell>
          <table:table-cell office:value-type="float" office:value="216038" table:style-name="ce48">
            <text:p>216.038</text:p>
          </table:table-cell>
          <table:table-cell office:value-type="percentage" office:value="0.83443928590740901" table:style-name="ce49">
            <text:p>83,4%</text:p>
          </table:table-cell>
          <table:table-cell office:value-type="float" office:value="178075" table:style-name="ce48">
            <text:p>178.075</text:p>
          </table:table-cell>
          <table:table-cell office:value-type="percentage" office:value="0.84085296464710857" table:style-name="ce49">
            <text:p>84,1%</text:p>
          </table:table-cell>
          <table:table-cell office:value-type="float" office:value="162387" table:style-name="ce48">
            <text:p>162.387</text:p>
          </table:table-cell>
          <table:table-cell office:value-type="percentage" office:value="0.96545143224057361" table:style-name="ce49">
            <text:p>96,5%</text:p>
          </table:table-cell>
          <table:table-cell office:value-type="float" office:value="2038387" table:style-name="ce48">
            <text:p>2.038.387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3841950989549983" table:style-name="ce49">
            <text:p>93,8%</text:p>
          </table:table-cell>
          <table:table-cell office:value-type="percentage" office:value="0.85407908745693228" table:style-name="ce49">
            <text:p>85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7052" table:style-name="ce48">
            <text:p>137.052</text:p>
          </table:table-cell>
          <table:table-cell office:value-type="percentage" office:value="1" table:style-name="ce49">
            <text:p>100,0%</text:p>
          </table:table-cell>
          <table:table-cell office:value-type="float" office:value="158156" table:style-name="ce48">
            <text:p>158.156</text:p>
          </table:table-cell>
          <table:table-cell office:value-type="percentage" office:value="1" table:style-name="ce49">
            <text:p>100,0%</text:p>
          </table:table-cell>
          <table:table-cell office:value-type="float" office:value="222983" table:style-name="ce48">
            <text:p>222.983</text:p>
          </table:table-cell>
          <table:table-cell office:value-type="percentage" office:value="0.97787552405844891" table:style-name="ce49">
            <text:p>97,8%</text:p>
          </table:table-cell>
          <table:table-cell office:value-type="float" office:value="286422" table:style-name="ce48">
            <text:p>286.422</text:p>
          </table:table-cell>
          <table:table-cell office:value-type="percentage" office:value="0.91976737838263112" table:style-name="ce49">
            <text:p>92,0%</text:p>
          </table:table-cell>
          <table:table-cell office:value-type="float" office:value="286804" table:style-name="ce48">
            <text:p>286.804</text:p>
          </table:table-cell>
          <table:table-cell office:value-type="percentage" office:value="0.86731321122169103" table:style-name="ce49">
            <text:p>86,7%</text:p>
          </table:table-cell>
          <table:table-cell office:value-type="float" office:value="206512" table:style-name="ce48">
            <text:p>206.512</text:p>
          </table:table-cell>
          <table:table-cell office:value-type="percentage" office:value="0.80120736679974081" table:style-name="ce49">
            <text:p>80,1%</text:p>
          </table:table-cell>
          <table:table-cell office:value-type="float" office:value="174122" table:style-name="ce48">
            <text:p>174.122</text:p>
          </table:table-cell>
          <table:table-cell office:value-type="percentage" office:value="0.79510667056330819" table:style-name="ce49">
            <text:p>79,5%</text:p>
          </table:table-cell>
          <table:table-cell office:value-type="float" office:value="166431" table:style-name="ce48">
            <text:p>166.431</text:p>
          </table:table-cell>
          <table:table-cell office:value-type="percentage" office:value="0.93597314077473348" table:style-name="ce49">
            <text:p>93,6%</text:p>
          </table:table-cell>
          <table:table-cell office:value-type="float" office:value="1638482" table:style-name="ce48">
            <text:p>1.638.482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0220705893236097" table:style-name="ce49">
            <text:p>90,2%</text:p>
          </table:table-cell>
          <table:table-cell office:value-type="percentage" office:value="0.79978385829538978" table:style-name="ce49">
            <text:p>80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55633" table:style-name="ce48">
            <text:p>455.633</text:p>
          </table:table-cell>
          <table:table-cell office:value-type="percentage" office:value="1" table:style-name="ce49">
            <text:p>100,0%</text:p>
          </table:table-cell>
          <table:table-cell office:value-type="float" office:value="618467" table:style-name="ce48">
            <text:p>618.467</text:p>
          </table:table-cell>
          <table:table-cell office:value-type="percentage" office:value="0.97283620874073518" table:style-name="ce49">
            <text:p>97,3%</text:p>
          </table:table-cell>
          <table:table-cell office:value-type="float" office:value="802124" table:style-name="ce48">
            <text:p>802.124</text:p>
          </table:table-cell>
          <table:table-cell office:value-type="percentage" office:value="0.94092557748884431" table:style-name="ce49">
            <text:p>94,1%</text:p>
          </table:table-cell>
          <table:table-cell office:value-type="float" office:value="1039547" table:style-name="ce48">
            <text:p>1.039.547</text:p>
          </table:table-cell>
          <table:table-cell office:value-type="percentage" office:value="0.94728089367514701" table:style-name="ce49">
            <text:p>94,7%</text:p>
          </table:table-cell>
          <table:table-cell office:value-type="float" office:value="1155498" table:style-name="ce48">
            <text:p>1.155.498</text:p>
          </table:table-cell>
          <table:table-cell office:value-type="percentage" office:value="0.90589637248829902" table:style-name="ce49">
            <text:p>90,6%</text:p>
          </table:table-cell>
          <table:table-cell office:value-type="float" office:value="818278" table:style-name="ce48">
            <text:p>818.278</text:p>
          </table:table-cell>
          <table:table-cell office:value-type="percentage" office:value="0.84652834389237641" table:style-name="ce49">
            <text:p>84,7%</text:p>
          </table:table-cell>
          <table:table-cell office:value-type="float" office:value="683015" table:style-name="ce48">
            <text:p>683.015</text:p>
          </table:table-cell>
          <table:table-cell office:value-type="percentage" office:value="0.8238535961083121" table:style-name="ce49">
            <text:p>82,4%</text:p>
          </table:table-cell>
          <table:table-cell office:value-type="float" office:value="607891" table:style-name="ce48">
            <text:p>607.891</text:p>
          </table:table-cell>
          <table:table-cell office:value-type="percentage" office:value="0.90545800111117236" table:style-name="ce49">
            <text:p>90,5%</text:p>
          </table:table-cell>
          <table:table-cell office:value-type="float" office:value="6180453" table:style-name="ce48">
            <text:p>6.180.453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1124679207137749" table:style-name="ce49">
            <text:p>91,1%</text:p>
          </table:table-cell>
          <table:table-cell office:value-type="percentage" office:value="0.80566408121332977" table:style-name="ce49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5464" table:style-name="ce48">
            <text:p>295.464</text:p>
          </table:table-cell>
          <table:table-cell office:value-type="percentage" office:value="1" table:style-name="ce49">
            <text:p>100,0%</text:p>
          </table:table-cell>
          <table:table-cell office:value-type="float" office:value="435598" table:style-name="ce48">
            <text:p>435.598</text:p>
          </table:table-cell>
          <table:table-cell office:value-type="percentage" office:value="0.99049970894273454" table:style-name="ce49">
            <text:p>99,0%</text:p>
          </table:table-cell>
          <table:table-cell office:value-type="float" office:value="579518" table:style-name="ce48">
            <text:p>579.518</text:p>
          </table:table-cell>
          <table:table-cell office:value-type="percentage" office:value="0.97048933248484448" table:style-name="ce49">
            <text:p>97,0%</text:p>
          </table:table-cell>
          <table:table-cell office:value-type="float" office:value="733423" table:style-name="ce48">
            <text:p>733.423</text:p>
          </table:table-cell>
          <table:table-cell office:value-type="percentage" office:value="0.96212363701239412" table:style-name="ce49">
            <text:p>96,2%</text:p>
          </table:table-cell>
          <table:table-cell office:value-type="float" office:value="769470" table:style-name="ce48">
            <text:p>769.470</text:p>
          </table:table-cell>
          <table:table-cell office:value-type="percentage" office:value="0.91524794730250036" table:style-name="ce49">
            <text:p>91,5%</text:p>
          </table:table-cell>
          <table:table-cell office:value-type="float" office:value="529838" table:style-name="ce48">
            <text:p>529.838</text:p>
          </table:table-cell>
          <table:table-cell office:value-type="percentage" office:value="0.86303938128847202" table:style-name="ce49">
            <text:p>86,3%</text:p>
          </table:table-cell>
          <table:table-cell office:value-type="float" office:value="446548" table:style-name="ce48">
            <text:p>446.548</text:p>
          </table:table-cell>
          <table:table-cell office:value-type="percentage" office:value="0.8708492841861798" table:style-name="ce49">
            <text:p>87,1%</text:p>
          </table:table-cell>
          <table:table-cell office:value-type="float" office:value="426901" table:style-name="ce48">
            <text:p>426.901</text:p>
          </table:table-cell>
          <table:table-cell office:value-type="percentage" office:value="0.98644080329228756" table:style-name="ce49">
            <text:p>98,6%</text:p>
          </table:table-cell>
          <table:table-cell office:value-type="float" office:value="4216760" table:style-name="ce48">
            <text:p>4.216.760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872119172952251" table:style-name="ce49">
            <text:p>93,9%</text:p>
          </table:table-cell>
          <table:table-cell office:value-type="percentage" office:value="0.83549086643768777" table:style-name="ce49">
            <text:p>83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7682" table:style-name="ce48">
            <text:p>77.682</text:p>
          </table:table-cell>
          <table:table-cell office:value-type="percentage" office:value="1" table:style-name="ce49">
            <text:p>100,0%</text:p>
          </table:table-cell>
          <table:table-cell office:value-type="float" office:value="95762" table:style-name="ce48">
            <text:p>95.762</text:p>
          </table:table-cell>
          <table:table-cell office:value-type="percentage" office:value="1" table:style-name="ce49">
            <text:p>100,0%</text:p>
          </table:table-cell>
          <table:table-cell office:value-type="float" office:value="132861" table:style-name="ce48">
            <text:p>132.861</text:p>
          </table:table-cell>
          <table:table-cell office:value-type="percentage" office:value="1.0166507250258254" table:style-name="ce49">
            <text:p>101,7%</text:p>
          </table:table-cell>
          <table:table-cell office:value-type="float" office:value="161570" table:style-name="ce48">
            <text:p>161.570</text:p>
          </table:table-cell>
          <table:table-cell office:value-type="percentage" office:value="0.9619953201193191" table:style-name="ce49">
            <text:p>96,2%</text:p>
          </table:table-cell>
          <table:table-cell office:value-type="float" office:value="146178" table:style-name="ce48">
            <text:p>146.178</text:p>
          </table:table-cell>
          <table:table-cell office:value-type="percentage" office:value="0.92790219378427785" table:style-name="ce49">
            <text:p>92,8%</text:p>
          </table:table-cell>
          <table:table-cell office:value-type="float" office:value="113276" table:style-name="ce48">
            <text:p>113.276</text:p>
          </table:table-cell>
          <table:table-cell office:value-type="percentage" office:value="0.87241416490811907" table:style-name="ce49">
            <text:p>87,2%</text:p>
          </table:table-cell>
          <table:table-cell office:value-type="float" office:value="93480" table:style-name="ce48">
            <text:p>93.480</text:p>
          </table:table-cell>
          <table:table-cell office:value-type="percentage" office:value="0.83088901925230652" table:style-name="ce49">
            <text:p>83,1%</text:p>
          </table:table-cell>
          <table:table-cell office:value-type="float" office:value="86123" table:style-name="ce48">
            <text:p>86.123</text:p>
          </table:table-cell>
          <table:table-cell office:value-type="percentage" office:value="1.0048302978683685" table:style-name="ce49">
            <text:p>100,5%</text:p>
          </table:table-cell>
          <table:table-cell office:value-type="float" office:value="906932" table:style-name="ce48">
            <text:p>906.932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477581614713281" table:style-name="ce49">
            <text:p>95,5%</text:p>
          </table:table-cell>
          <table:table-cell office:value-type="percentage" office:value="0.85721442080758115" table:style-name="ce49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1732" table:style-name="ce48">
            <text:p>241.732</text:p>
          </table:table-cell>
          <table:table-cell office:value-type="percentage" office:value="1" table:style-name="ce49">
            <text:p>100,0%</text:p>
          </table:table-cell>
          <table:table-cell office:value-type="float" office:value="291506" table:style-name="ce48">
            <text:p>291.506</text:p>
          </table:table-cell>
          <table:table-cell office:value-type="percentage" office:value="0.99834582809626393" table:style-name="ce49">
            <text:p>99,8%</text:p>
          </table:table-cell>
          <table:table-cell office:value-type="float" office:value="348108" table:style-name="ce48">
            <text:p>348.108</text:p>
          </table:table-cell>
          <table:table-cell office:value-type="percentage" office:value="0.98456299531063507" table:style-name="ce49">
            <text:p>98,5%</text:p>
          </table:table-cell>
          <table:table-cell office:value-type="float" office:value="392938" table:style-name="ce48">
            <text:p>392.938</text:p>
          </table:table-cell>
          <table:table-cell office:value-type="percentage" office:value="0.96025904203323553" table:style-name="ce49">
            <text:p>96,0%</text:p>
          </table:table-cell>
          <table:table-cell office:value-type="float" office:value="411257" table:style-name="ce48">
            <text:p>411.257</text:p>
          </table:table-cell>
          <table:table-cell office:value-type="percentage" office:value="0.92868707899294778" table:style-name="ce49">
            <text:p>92,9%</text:p>
          </table:table-cell>
          <table:table-cell office:value-type="float" office:value="267253" table:style-name="ce48">
            <text:p>267.253</text:p>
          </table:table-cell>
          <table:table-cell office:value-type="percentage" office:value="0.86602311097285145" table:style-name="ce49">
            <text:p>86,6%</text:p>
          </table:table-cell>
          <table:table-cell office:value-type="float" office:value="202372" table:style-name="ce48">
            <text:p>202.372</text:p>
          </table:table-cell>
          <table:table-cell office:value-type="percentage" office:value="0.8784955852093661" table:style-name="ce49">
            <text:p>87,8%</text:p>
          </table:table-cell>
          <table:table-cell office:value-type="float" office:value="191982" table:style-name="ce48">
            <text:p>191.982</text:p>
          </table:table-cell>
          <table:table-cell office:value-type="percentage" office:value="1.0471136224801465" table:style-name="ce49">
            <text:p>104,7%</text:p>
          </table:table-cell>
          <table:table-cell office:value-type="float" office:value="2347148" table:style-name="ce48">
            <text:p>2.347.148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562973738735824" table:style-name="ce49">
            <text:p>95,6%</text:p>
          </table:table-cell>
          <table:table-cell office:value-type="percentage" office:value="0.87032106778361329" table:style-name="ce49">
            <text:p>87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5109" table:style-name="ce48">
            <text:p>25.109</text:p>
          </table:table-cell>
          <table:table-cell office:value-type="percentage" office:value="1" table:style-name="ce49">
            <text:p>100,0%</text:p>
          </table:table-cell>
          <table:table-cell office:value-type="float" office:value="30713" table:style-name="ce48">
            <text:p>30.713</text:p>
          </table:table-cell>
          <table:table-cell office:value-type="percentage" office:value="1" table:style-name="ce49">
            <text:p>100,0%</text:p>
          </table:table-cell>
          <table:table-cell office:value-type="float" office:value="39692" table:style-name="ce48">
            <text:p>39.692</text:p>
          </table:table-cell>
          <table:table-cell office:value-type="percentage" office:value="1.0279173356813591" table:style-name="ce49">
            <text:p>102,8%</text:p>
          </table:table-cell>
          <table:table-cell office:value-type="float" office:value="46280" table:style-name="ce48">
            <text:p>46.280</text:p>
          </table:table-cell>
          <table:table-cell office:value-type="percentage" office:value="0.97431578947368425" table:style-name="ce49">
            <text:p>97,4%</text:p>
          </table:table-cell>
          <table:table-cell office:value-type="float" office:value="48605" table:style-name="ce48">
            <text:p>48.605</text:p>
          </table:table-cell>
          <table:table-cell office:value-type="percentage" office:value="0.93969917253112678" table:style-name="ce49">
            <text:p>94,0%</text:p>
          </table:table-cell>
          <table:table-cell office:value-type="float" office:value="32400" table:style-name="ce48">
            <text:p>32.400</text:p>
          </table:table-cell>
          <table:table-cell office:value-type="percentage" office:value="0.87482449508586235" table:style-name="ce49">
            <text:p>87,5%</text:p>
          </table:table-cell>
          <table:table-cell office:value-type="float" office:value="25410" table:style-name="ce48">
            <text:p>25.410</text:p>
          </table:table-cell>
          <table:table-cell office:value-type="percentage" office:value="0.84233905721673408" table:style-name="ce49">
            <text:p>84,2%</text:p>
          </table:table-cell>
          <table:table-cell office:value-type="float" office:value="25383" table:style-name="ce48">
            <text:p>25.383</text:p>
          </table:table-cell>
          <table:table-cell office:value-type="percentage" office:value="0.97683278814700791" table:style-name="ce49">
            <text:p>97,7%</text:p>
          </table:table-cell>
          <table:table-cell office:value-type="float" office:value="273592" table:style-name="ce48">
            <text:p>273.592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719801477197233" table:style-name="ce49">
            <text:p>97,2%</text:p>
          </table:table-cell>
          <table:table-cell office:value-type="percentage" office:value="0.86531552046961191" table:style-name="ce49">
            <text:p>86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1868" table:style-name="ce48">
            <text:p>371.868</text:p>
          </table:table-cell>
          <table:table-cell office:value-type="percentage" office:value="1" table:style-name="ce49">
            <text:p>100,0%</text:p>
          </table:table-cell>
          <table:table-cell office:value-type="float" office:value="511021" table:style-name="ce48">
            <text:p>511.021</text:p>
          </table:table-cell>
          <table:table-cell office:value-type="percentage" office:value="0.9695873256806754" table:style-name="ce49">
            <text:p>97,0%</text:p>
          </table:table-cell>
          <table:table-cell office:value-type="float" office:value="690581" table:style-name="ce48">
            <text:p>690.581</text:p>
          </table:table-cell>
          <table:table-cell office:value-type="percentage" office:value="0.95853054584722497" table:style-name="ce49">
            <text:p>95,9%</text:p>
          </table:table-cell>
          <table:table-cell office:value-type="float" office:value="960415" table:style-name="ce48">
            <text:p>960.415</text:p>
          </table:table-cell>
          <table:table-cell office:value-type="percentage" office:value="0.97035237871037294" table:style-name="ce49">
            <text:p>97,0%</text:p>
          </table:table-cell>
          <table:table-cell office:value-type="float" office:value="1051059" table:style-name="ce48">
            <text:p>1.051.059</text:p>
          </table:table-cell>
          <table:table-cell office:value-type="percentage" office:value="0.90919463371720355" table:style-name="ce49">
            <text:p>90,9%</text:p>
          </table:table-cell>
          <table:table-cell office:value-type="float" office:value="771062" table:style-name="ce48">
            <text:p>771.062</text:p>
          </table:table-cell>
          <table:table-cell office:value-type="percentage" office:value="0.85593288072074636" table:style-name="ce49">
            <text:p>85,6%</text:p>
          </table:table-cell>
          <table:table-cell office:value-type="float" office:value="626372" table:style-name="ce48">
            <text:p>626.372</text:p>
          </table:table-cell>
          <table:table-cell office:value-type="percentage" office:value="0.85156146974333735" table:style-name="ce49">
            <text:p>85,2%</text:p>
          </table:table-cell>
          <table:table-cell office:value-type="float" office:value="528717" table:style-name="ce48">
            <text:p>528.717</text:p>
          </table:table-cell>
          <table:table-cell office:value-type="percentage" office:value="0.92637102708764063" table:style-name="ce49">
            <text:p>92,6%</text:p>
          </table:table-cell>
          <table:table-cell office:value-type="float" office:value="5511095" table:style-name="ce48">
            <text:p>5.511.095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299110955988606" table:style-name="ce49">
            <text:p>92,3%</text:p>
          </table:table-cell>
          <table:table-cell office:value-type="percentage" office:value="0.81575419030798302" table:style-name="ce49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5933" table:style-name="ce48">
            <text:p>75.933</text:p>
          </table:table-cell>
          <table:table-cell office:value-type="percentage" office:value="1" table:style-name="ce49">
            <text:p>100,0%</text:p>
          </table:table-cell>
          <table:table-cell office:value-type="float" office:value="108257" table:style-name="ce48">
            <text:p>108.257</text:p>
          </table:table-cell>
          <table:table-cell office:value-type="percentage" office:value="1" table:style-name="ce49">
            <text:p>100,0%</text:p>
          </table:table-cell>
          <table:table-cell office:value-type="float" office:value="153911" table:style-name="ce48">
            <text:p>153.911</text:p>
          </table:table-cell>
          <table:table-cell office:value-type="percentage" office:value="1.0024097797982299" table:style-name="ce49">
            <text:p>100,2%</text:p>
          </table:table-cell>
          <table:table-cell office:value-type="float" office:value="211805" table:style-name="ce48">
            <text:p>211.805</text:p>
          </table:table-cell>
          <table:table-cell office:value-type="percentage" office:value="0.97112373511597727" table:style-name="ce49">
            <text:p>97,1%</text:p>
          </table:table-cell>
          <table:table-cell office:value-type="float" office:value="235561" table:style-name="ce48">
            <text:p>235.561</text:p>
          </table:table-cell>
          <table:table-cell office:value-type="percentage" office:value="0.93303309726381167" table:style-name="ce49">
            <text:p>93,3%</text:p>
          </table:table-cell>
          <table:table-cell office:value-type="float" office:value="171470" table:style-name="ce48">
            <text:p>171.470</text:p>
          </table:table-cell>
          <table:table-cell office:value-type="percentage" office:value="0.86133799491646323" table:style-name="ce49">
            <text:p>86,1%</text:p>
          </table:table-cell>
          <table:table-cell office:value-type="float" office:value="145225" table:style-name="ce48">
            <text:p>145.225</text:p>
          </table:table-cell>
          <table:table-cell office:value-type="percentage" office:value="0.83491913831860598" table:style-name="ce49">
            <text:p>83,5%</text:p>
          </table:table-cell>
          <table:table-cell office:value-type="float" office:value="132806" table:style-name="ce48">
            <text:p>132.806</text:p>
          </table:table-cell>
          <table:table-cell office:value-type="percentage" office:value="0.91833545389168558" table:style-name="ce49">
            <text:p>91,8%</text:p>
          </table:table-cell>
          <table:table-cell office:value-type="float" office:value="1234968" table:style-name="ce48">
            <text:p>1.234.968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727601558574813" table:style-name="ce49">
            <text:p>93,7%</text:p>
          </table:table-cell>
          <table:table-cell office:value-type="percentage" office:value="0.81619693921521452" table:style-name="ce49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316" table:style-name="ce48">
            <text:p>42.316</text:p>
          </table:table-cell>
          <table:table-cell office:value-type="percentage" office:value="1" table:style-name="ce49">
            <text:p>100,0%</text:p>
          </table:table-cell>
          <table:table-cell office:value-type="float" office:value="55900" table:style-name="ce48">
            <text:p>55.900</text:p>
          </table:table-cell>
          <table:table-cell office:value-type="percentage" office:value="0.98693502824858759" table:style-name="ce49">
            <text:p>98,7%</text:p>
          </table:table-cell>
          <table:table-cell office:value-type="float" office:value="72582" table:style-name="ce48">
            <text:p>72.582</text:p>
          </table:table-cell>
          <table:table-cell office:value-type="percentage" office:value="0.95919122505616494" table:style-name="ce49">
            <text:p>95,9%</text:p>
          </table:table-cell>
          <table:table-cell office:value-type="float" office:value="92528" table:style-name="ce48">
            <text:p>92.528</text:p>
          </table:table-cell>
          <table:table-cell office:value-type="percentage" office:value="0.94708182357878357" table:style-name="ce49">
            <text:p>94,7%</text:p>
          </table:table-cell>
          <table:table-cell office:value-type="float" office:value="96355" table:style-name="ce48">
            <text:p>96.355</text:p>
          </table:table-cell>
          <table:table-cell office:value-type="percentage" office:value="0.91139108803193247" table:style-name="ce49">
            <text:p>91,1%</text:p>
          </table:table-cell>
          <table:table-cell office:value-type="float" office:value="65601" table:style-name="ce48">
            <text:p>65.601</text:p>
          </table:table-cell>
          <table:table-cell office:value-type="percentage" office:value="0.85497008953589904" table:style-name="ce49">
            <text:p>85,5%</text:p>
          </table:table-cell>
          <table:table-cell office:value-type="float" office:value="59215" table:style-name="ce48">
            <text:p>59.215</text:p>
          </table:table-cell>
          <table:table-cell office:value-type="percentage" office:value="0.86065812040347667" table:style-name="ce49">
            <text:p>86,1%</text:p>
          </table:table-cell>
          <table:table-cell office:value-type="float" office:value="55802" table:style-name="ce48">
            <text:p>55.802</text:p>
          </table:table-cell>
          <table:table-cell office:value-type="percentage" office:value="0.97011526225204703" table:style-name="ce49">
            <text:p>97,0%</text:p>
          </table:table-cell>
          <table:table-cell office:value-type="float" office:value="540299" table:style-name="ce48">
            <text:p>540.299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3127061881435569" table:style-name="ce49">
            <text:p>93,1%</text:p>
          </table:table-cell>
          <table:table-cell office:value-type="percentage" office:value="0.82155510344345206" table:style-name="ce49">
            <text:p>82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3167" table:style-name="ce48">
            <text:p>163.167</text:p>
          </table:table-cell>
          <table:table-cell office:value-type="percentage" office:value="1.0228238657021427" table:style-name="ce49">
            <text:p>102,3%</text:p>
          </table:table-cell>
          <table:table-cell office:value-type="float" office:value="213791" table:style-name="ce48">
            <text:p>213.791</text:p>
          </table:table-cell>
          <table:table-cell office:value-type="percentage" office:value="0.98809886950814818" table:style-name="ce49">
            <text:p>98,8%</text:p>
          </table:table-cell>
          <table:table-cell office:value-type="float" office:value="277052" table:style-name="ce48">
            <text:p>277.052</text:p>
          </table:table-cell>
          <table:table-cell office:value-type="percentage" office:value="0.97497563018408451" table:style-name="ce49">
            <text:p>97,5%</text:p>
          </table:table-cell>
          <table:table-cell office:value-type="float" office:value="326057" table:style-name="ce48">
            <text:p>326.057</text:p>
          </table:table-cell>
          <table:table-cell office:value-type="percentage" office:value="0.96618928665617676" table:style-name="ce49">
            <text:p>96,6%</text:p>
          </table:table-cell>
          <table:table-cell office:value-type="float" office:value="324377" table:style-name="ce48">
            <text:p>324.377</text:p>
          </table:table-cell>
          <table:table-cell office:value-type="percentage" office:value="0.93194642364622593" table:style-name="ce49">
            <text:p>93,2%</text:p>
          </table:table-cell>
          <table:table-cell office:value-type="float" office:value="209291" table:style-name="ce48">
            <text:p>209.291</text:p>
          </table:table-cell>
          <table:table-cell office:value-type="percentage" office:value="0.88072464073053214" table:style-name="ce49">
            <text:p>88,1%</text:p>
          </table:table-cell>
          <table:table-cell office:value-type="float" office:value="172921" table:style-name="ce48">
            <text:p>172.921</text:p>
          </table:table-cell>
          <table:table-cell office:value-type="percentage" office:value="0.86801194689154937" table:style-name="ce49">
            <text:p>86,8%</text:p>
          </table:table-cell>
          <table:table-cell office:value-type="float" office:value="165831" table:style-name="ce48">
            <text:p>165.831</text:p>
          </table:table-cell>
          <table:table-cell office:value-type="percentage" office:value="0.95957573618336156" table:style-name="ce49">
            <text:p>96,0%</text:p>
          </table:table-cell>
          <table:table-cell office:value-type="float" office:value="1852487" table:style-name="ce48">
            <text:p>1.852.487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4744107284325862" table:style-name="ce49">
            <text:p>94,7%</text:p>
          </table:table-cell>
          <table:table-cell office:value-type="percentage" office:value="0.8474679629700792" table:style-name="ce49">
            <text:p>84,7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391" table:style-name="ce48">
            <text:p>2.391</text:p>
          </table:table-cell>
          <table:table-cell office:value-type="percentage" office:value="0.84279168135354243" table:style-name="ce49">
            <text:p>84,3%</text:p>
          </table:table-cell>
          <table:table-cell office:value-type="float" office:value="3888" table:style-name="ce48">
            <text:p>3.888</text:p>
          </table:table-cell>
          <table:table-cell office:value-type="percentage" office:value="0.8828337874659401" table:style-name="ce49">
            <text:p>88,3%</text:p>
          </table:table-cell>
          <table:table-cell office:value-type="float" office:value="7621" table:style-name="ce48">
            <text:p>7.621</text:p>
          </table:table-cell>
          <table:table-cell office:value-type="percentage" office:value="0.91499579781486373" table:style-name="ce49">
            <text:p>91,5%</text:p>
          </table:table-cell>
          <table:table-cell office:value-type="float" office:value="10571" table:style-name="ce48">
            <text:p>10.571</text:p>
          </table:table-cell>
          <table:table-cell office:value-type="percentage" office:value="0.91468374145539499" table:style-name="ce49">
            <text:p>91,5%</text:p>
          </table:table-cell>
          <table:table-cell office:value-type="float" office:value="11116" table:style-name="ce48">
            <text:p>11.116</text:p>
          </table:table-cell>
          <table:table-cell office:value-type="percentage" office:value="0.89957109330743712" table:style-name="ce49">
            <text:p>90,0%</text:p>
          </table:table-cell>
          <table:table-cell office:value-type="float" office:value="9178" table:style-name="ce48">
            <text:p>9.178</text:p>
          </table:table-cell>
          <table:table-cell office:value-type="percentage" office:value="0.80515834722344071" table:style-name="ce49">
            <text:p>80,5%</text:p>
          </table:table-cell>
          <table:table-cell office:value-type="float" office:value="8948" table:style-name="ce48">
            <text:p>8.948</text:p>
          </table:table-cell>
          <table:table-cell office:value-type="percentage" office:value="0.82356189599631846" table:style-name="ce49">
            <text:p>82,4%</text:p>
          </table:table-cell>
          <table:table-cell office:value-type="float" office:value="8800" table:style-name="ce48">
            <text:p>8.800</text:p>
          </table:table-cell>
          <table:table-cell office:value-type="percentage" office:value="0.94817368818015302" table:style-name="ce49">
            <text:p>94,8%</text:p>
          </table:table-cell>
          <table:table-cell office:value-type="float" office:value="62513" table:style-name="ce48">
            <text:p>62.513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88010530909910034" table:style-name="ce49">
            <text:p>88,0%</text:p>
          </table:table-cell>
          <table:table-cell office:value-type="percentage" office:value="0.74850629213214082" table:style-name="ce49">
            <text:p>74,9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51" table:style-name="ce48">
            <text:p>2.051</text:p>
          </table:table-cell>
          <table:table-cell office:value-type="percentage" office:value="0.81680605336519319" table:style-name="ce49">
            <text:p>81,7%</text:p>
          </table:table-cell>
          <table:table-cell office:value-type="float" office:value="3364" table:style-name="ce48">
            <text:p>3.364</text:p>
          </table:table-cell>
          <table:table-cell office:value-type="percentage" office:value="0.88456481724953984" table:style-name="ce49">
            <text:p>88,5%</text:p>
          </table:table-cell>
          <table:table-cell office:value-type="float" office:value="7399" table:style-name="ce48">
            <text:p>7.399</text:p>
          </table:table-cell>
          <table:table-cell office:value-type="percentage" office:value="0.92429731417863836" table:style-name="ce49">
            <text:p>92,4%</text:p>
          </table:table-cell>
          <table:table-cell office:value-type="float" office:value="10035" table:style-name="ce48">
            <text:p>10.035</text:p>
          </table:table-cell>
          <table:table-cell office:value-type="percentage" office:value="0.92908064068141838" table:style-name="ce49">
            <text:p>92,9%</text:p>
          </table:table-cell>
          <table:table-cell office:value-type="float" office:value="10497" table:style-name="ce48">
            <text:p>10.497</text:p>
          </table:table-cell>
          <table:table-cell office:value-type="percentage" office:value="0.96099972535017852" table:style-name="ce49">
            <text:p>96,1%</text:p>
          </table:table-cell>
          <table:table-cell office:value-type="float" office:value="9012" table:style-name="ce48">
            <text:p>9.012</text:p>
          </table:table-cell>
          <table:table-cell office:value-type="percentage" office:value="0.82286340394448498" table:style-name="ce49">
            <text:p>82,3%</text:p>
          </table:table-cell>
          <table:table-cell office:value-type="float" office:value="9348" table:style-name="ce48">
            <text:p>9.348</text:p>
          </table:table-cell>
          <table:table-cell office:value-type="percentage" office:value="0.79958942776494735" table:style-name="ce49">
            <text:p>80,0%</text:p>
          </table:table-cell>
          <table:table-cell office:value-type="float" office:value="8615" table:style-name="ce48">
            <text:p>8.615</text:p>
          </table:table-cell>
          <table:table-cell office:value-type="percentage" office:value="0.89926931106471819" table:style-name="ce49">
            <text:p>89,9%</text:p>
          </table:table-cell>
          <table:table-cell office:value-type="float" office:value="60321" table:style-name="ce48">
            <text:p>60.321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88361702751003424" table:style-name="ce49">
            <text:p>88,4%</text:p>
          </table:table-cell>
          <table:table-cell office:value-type="percentage" office:value="0.71791911642188955" table:style-name="ce49">
            <text:p>71,8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23" table:style-name="ce48">
            <text:p>23</text:p>
          </table:table-cell>
          <table:table-cell office:value-type="string" table:style-name="ce49">
            <text:p>-</text:p>
          </table:table-cell>
          <table:table-cell office:value-type="float" office:value="19" table:style-name="ce48">
            <text:p>19</text:p>
          </table:table-cell>
          <table:table-cell office:value-type="string" table:style-name="ce49">
            <text:p>-</text:p>
          </table:table-cell>
          <table:table-cell office:value-type="float" office:value="3789" table:style-name="ce48">
            <text:p>3.789</text:p>
          </table:table-cell>
          <table:table-cell office:value-type="string" table:style-name="ce49">
            <text:p>-</text:p>
          </table:table-cell>
          <table:table-cell office:value-type="float" office:value="10050" table:style-name="ce48">
            <text:p>10.050</text:p>
          </table:table-cell>
          <table:table-cell office:value-type="string" table:style-name="ce49">
            <text:p>-</text:p>
          </table:table-cell>
          <table:table-cell office:value-type="float" office:value="23275" table:style-name="ce48">
            <text:p>23.275</text:p>
          </table:table-cell>
          <table:table-cell office:value-type="string" table:style-name="ce49">
            <text:p>-</text:p>
          </table:table-cell>
          <table:table-cell office:value-type="float" office:value="33065" table:style-name="ce48">
            <text:p>33.065</text:p>
          </table:table-cell>
          <table:table-cell office:value-type="string" table:style-name="ce49">
            <text:p>-</text:p>
          </table:table-cell>
          <table:table-cell office:value-type="float" office:value="24933" table:style-name="ce48">
            <text:p>24.933</text:p>
          </table:table-cell>
          <table:table-cell office:value-type="string" table:style-name="ce49">
            <text:p>-</text:p>
          </table:table-cell>
          <table:table-cell office:value-type="float" office:value="1354" table:style-name="ce48">
            <text:p>1.354</text:p>
          </table:table-cell>
          <table:table-cell office:value-type="string" table:style-name="ce49">
            <text:p>-</text:p>
          </table:table-cell>
          <table:table-cell office:value-type="float" office:value="96508" table:style-name="ce48">
            <text:p>96.508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8">
            <text:p>Sanidad Exterior</text:p>
          </table:table-cell>
          <table:table-cell office:value-type="float" office:value="32" table:style-name="ce51">
            <text:p>32</text:p>
          </table:table-cell>
          <table:table-cell office:value-type="string" table:style-name="ce52">
            <text:p>-</text:p>
          </table:table-cell>
          <table:table-cell office:value-type="float" office:value="49" table:style-name="ce51">
            <text:p>49</text:p>
          </table:table-cell>
          <table:table-cell office:value-type="string" table:style-name="ce52">
            <text:p>-</text:p>
          </table:table-cell>
          <table:table-cell office:value-type="float" office:value="315" table:style-name="ce51">
            <text:p>315</text:p>
          </table:table-cell>
          <table:table-cell office:value-type="string" table:style-name="ce52">
            <text:p>-</text:p>
          </table:table-cell>
          <table:table-cell office:value-type="float" office:value="950" table:style-name="ce51">
            <text:p>950</text:p>
          </table:table-cell>
          <table:table-cell office:value-type="string" table:style-name="ce52">
            <text:p>-</text:p>
          </table:table-cell>
          <table:table-cell office:value-type="float" office:value="2012" table:style-name="ce51">
            <text:p>2.012</text:p>
          </table:table-cell>
          <table:table-cell office:value-type="string" table:style-name="ce52">
            <text:p>-</text:p>
          </table:table-cell>
          <table:table-cell office:value-type="float" office:value="2493" table:style-name="ce51">
            <text:p>2.493</text:p>
          </table:table-cell>
          <table:table-cell office:value-type="string" table:style-name="ce52">
            <text:p>-</text:p>
          </table:table-cell>
          <table:table-cell office:value-type="float" office:value="2193" table:style-name="ce51">
            <text:p>2.193</text:p>
          </table:table-cell>
          <table:table-cell office:value-type="string" table:style-name="ce52">
            <text:p>-</text:p>
          </table:table-cell>
          <table:table-cell office:value-type="float" office:value="259" table:style-name="ce51">
            <text:p>259</text:p>
          </table:table-cell>
          <table:table-cell office:value-type="string" table:style-name="ce52">
            <text:p>-</text:p>
          </table:table-cell>
          <table:table-cell office:value-type="float" office:value="8303" table:style-name="ce51">
            <text:p>8.303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0" table:style-name="ce30"/>
          <table:table-cell table:number-columns-repeated="16343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25111" table:style-name="ce55">
            <text:p>2.925.111</text:p>
          </table:table-cell>
          <table:table-cell office:value-type="percentage" office:value="1" table:style-name="ce56">
            <text:p>100,0%</text:p>
          </table:table-cell>
          <table:table-cell office:value-type="float" office:value="3952151" table:style-name="ce55">
            <text:p>3.952.151</text:p>
          </table:table-cell>
          <table:table-cell office:value-type="percentage" office:value="0.98882163835380499" table:style-name="ce56">
            <text:p>98,9%</text:p>
          </table:table-cell>
          <table:table-cell office:value-type="float" office:value="5316169" table:style-name="ce55">
            <text:p>5.316.169</text:p>
          </table:table-cell>
          <table:table-cell office:value-type="percentage" office:value="0.96523187705849667" table:style-name="ce56">
            <text:p>96,5%</text:p>
          </table:table-cell>
          <table:table-cell office:value-type="float" office:value="6766765" table:style-name="ce55">
            <text:p>6.766.765</text:p>
          </table:table-cell>
          <table:table-cell office:value-type="percentage" office:value="0.9490934699484439" table:style-name="ce56">
            <text:p>94,9%</text:p>
          </table:table-cell>
          <table:table-cell office:value-type="float" office:value="7091173" table:style-name="ce55">
            <text:p>7.091.173</text:p>
          </table:table-cell>
          <table:table-cell office:value-type="percentage" office:value="0.90716990874024284" table:style-name="ce56">
            <text:p>90,7%</text:p>
          </table:table-cell>
          <table:table-cell office:value-type="float" office:value="5053244" table:style-name="ce55">
            <text:p>5.053.244</text:p>
          </table:table-cell>
          <table:table-cell office:value-type="percentage" office:value="0.8504252762528568" table:style-name="ce56">
            <text:p>85,0%</text:p>
          </table:table-cell>
          <table:table-cell office:value-type="float" office:value="4159052" table:style-name="ce55">
            <text:p>4.159.052</text:p>
          </table:table-cell>
          <table:table-cell office:value-type="percentage" office:value="0.84454529855694005" table:style-name="ce56">
            <text:p>84,5%</text:p>
          </table:table-cell>
          <table:table-cell office:value-type="float" office:value="3789379" table:style-name="ce55">
            <text:p>3.789.379</text:p>
          </table:table-cell>
          <table:table-cell office:value-type="percentage" office:value="0.95115841968372183" table:style-name="ce56">
            <text:p>95,1%</text:p>
          </table:table-cell>
          <table:table-cell office:value-type="float" office:value="39053044" table:style-name="ce55">
            <text:p>39.053.044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575591916687605" table:style-name="ce56">
            <text:p>92,6%</text:p>
          </table:table-cell>
          <table:table-cell office:value-type="percentage" office:value="0.82392653114493841" table:style-name="ce56">
            <text:p>82,4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5" table:number-columns-repeated="16374" table:default-cell-style-name="ce1"/>
        <table:table-row table:style-name="ro10">
          <table:table-cell table:number-columns-spanned="1" table:number-rows-spanned="2" table:style-name="ce69"/>
          <table:table-cell office:value-type="string" table:number-columns-spanned="2" table:number-rows-spanned="1" table:style-name="ce70">
            <text:p><text:s/>Mayores de 70 años</text:p>
          </table:table-cell>
          <table:covered-table-cell/>
          <table:table-cell office:value-type="string" table:number-columns-spanned="2" table:number-rows-spanned="1" table:style-name="ce70">
            <text:p>60-69 años</text:p>
          </table:table-cell>
          <table:covered-table-cell/>
          <table:table-cell office:value-type="string" table:number-columns-spanned="2" table:number-rows-spanned="1" table:style-name="ce70">
            <text:p>50-59 años</text:p>
          </table:table-cell>
          <table:covered-table-cell/>
          <table:table-cell office:value-type="string" table:number-columns-spanned="2" table:number-rows-spanned="1" table:style-name="ce70">
            <text:p>40-49 años</text:p>
          </table:table-cell>
          <table:covered-table-cell/>
          <table:table-cell office:value-type="string" table:number-columns-spanned="2" table:number-rows-spanned="1" table:style-name="ce70">
            <text:p>30-39 años</text:p>
          </table:table-cell>
          <table:covered-table-cell/>
          <table:table-cell office:value-type="string" table:number-columns-spanned="2" table:number-rows-spanned="1" table:style-name="ce70">
            <text:p>20-29 años</text:p>
          </table:table-cell>
          <table:covered-table-cell/>
          <table:table-cell office:value-type="string" table:number-columns-spanned="2" table:number-rows-spanned="1" table:style-name="ce71">
            <text:p>18-19 años</text:p>
          </table:table-cell>
          <table:covered-table-cell/>
          <table:table-cell table:number-columns-repeated="16369"/>
        </table:table-row>
        <table:table-row table:style-name="ro11">
          <table:covered-table-cell/>
          <table:table-cell office:value-type="string" table:style-name="ce59">
            <text:p>Nº Personas &gt; 70 años con <text:s/>dosis de recuerdo</text:p>
          </table:table-cell>
          <table:table-cell office:value-type="string" table:style-name="ce59">
            <text:p>% Dosis de recuerdo en &gt; 70 años</text:p>
          </table:table-cell>
          <table:table-cell office:value-type="string" table:style-name="ce59">
            <text:p>Nº Personas 60-69 años con <text:s/>dosis de recuerdo</text:p>
          </table:table-cell>
          <table:table-cell office:value-type="string" table:style-name="ce59">
            <text:p>% Dosis de recuerdo en 60-69 años</text:p>
          </table:table-cell>
          <table:table-cell office:value-type="string" table:style-name="ce59">
            <text:p>Nº Personas 50-59 años con <text:s/>dosis de recuerdo</text:p>
          </table:table-cell>
          <table:table-cell office:value-type="string" table:style-name="ce59">
            <text:p>% Dosis de recuerdo en 50-59 años</text:p>
          </table:table-cell>
          <table:table-cell office:value-type="string" table:style-name="ce59">
            <text:p>Nº Personas 40-49 años con <text:s/>dosis de recuerdo</text:p>
          </table:table-cell>
          <table:table-cell office:value-type="string" table:style-name="ce59">
            <text:p>% Dosis de recuerdo en 40-49 años</text:p>
          </table:table-cell>
          <table:table-cell office:value-type="string" table:style-name="ce59">
            <text:p>Nº Personas 30-39 años con <text:s/>dosis de recuerdo</text:p>
          </table:table-cell>
          <table:table-cell office:value-type="string" table:style-name="ce59">
            <text:p>% Dosis de recuerdo en 30-39 años</text:p>
          </table:table-cell>
          <table:table-cell office:value-type="string" table:style-name="ce59">
            <text:p>Nº Personas 20-29 años con <text:s/>dosis de recuerdo</text:p>
          </table:table-cell>
          <table:table-cell office:value-type="string" table:style-name="ce59">
            <text:p>% Dosis de recuerdo en 20-29 años</text:p>
          </table:table-cell>
          <table:table-cell office:value-type="string" table:style-name="ce59">
            <text:p>Nº Personas 18-19 años con <text:s/>dosis de recuerdo</text:p>
          </table:table-cell>
          <table:table-cell office:value-type="string" table:style-name="ce59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60">
            <text:p>Andalucía</text:p>
          </table:table-cell>
          <table:table-cell office:value-type="float" office:value="998238" table:style-name="ce61">
            <text:p>998.238</text:p>
          </table:table-cell>
          <table:table-cell office:value-type="percentage" office:value="0.92105200027311263" table:style-name="ce62">
            <text:p>92,1%</text:p>
          </table:table-cell>
          <table:table-cell office:value-type="float" office:value="871208" table:style-name="ce61">
            <text:p>871.208</text:p>
          </table:table-cell>
          <table:table-cell office:value-type="percentage" office:value="0.9329177076049443" table:style-name="ce62">
            <text:p>93,3%</text:p>
          </table:table-cell>
          <table:table-cell office:value-type="float" office:value="883558" table:style-name="ce61">
            <text:p>883.558</text:p>
          </table:table-cell>
          <table:table-cell office:value-type="percentage" office:value="0.72272318288154169" table:style-name="ce62">
            <text:p>72,3%</text:p>
          </table:table-cell>
          <table:table-cell office:value-type="float" office:value="712654" table:style-name="ce61">
            <text:p>712.654</text:p>
          </table:table-cell>
          <table:table-cell office:value-type="percentage" office:value="0.56233685891669583" table:style-name="ce62">
            <text:p>56,2%</text:p>
          </table:table-cell>
          <table:table-cell office:value-type="float" office:value="394091" table:style-name="ce61">
            <text:p>394.091</text:p>
          </table:table-cell>
          <table:table-cell office:value-type="percentage" office:value="0.41369605609850829" table:style-name="ce62">
            <text:p>41,4%</text:p>
          </table:table-cell>
          <table:table-cell office:value-type="float" office:value="278693" table:style-name="ce61">
            <text:p>278.693</text:p>
          </table:table-cell>
          <table:table-cell office:value-type="percentage" office:value="0.35134876180174457" table:style-name="ce62">
            <text:p>35,1%</text:p>
          </table:table-cell>
          <table:table-cell office:value-type="float" office:value="31525" table:style-name="ce61">
            <text:p>31.525</text:p>
          </table:table-cell>
          <table:table-cell office:value-type="percentage" office:value="0.18880298012253477" table:style-name="ce46">
            <text:p>18,9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Aragón</text:p>
          </table:table-cell>
          <table:table-cell office:value-type="float" office:value="201569" table:style-name="ce7">
            <text:p>201.569</text:p>
          </table:table-cell>
          <table:table-cell office:value-type="percentage" office:value="0.91711482987997417" table:style-name="ce49">
            <text:p>91,7%</text:p>
          </table:table-cell>
          <table:table-cell office:value-type="float" office:value="143562" table:style-name="ce7">
            <text:p>143.562</text:p>
          </table:table-cell>
          <table:table-cell office:value-type="percentage" office:value="0.92312143931892132" table:style-name="ce49">
            <text:p>92,3%</text:p>
          </table:table-cell>
          <table:table-cell office:value-type="float" office:value="136612" table:style-name="ce7">
            <text:p>136.612</text:p>
          </table:table-cell>
          <table:table-cell office:value-type="percentage" office:value="0.72500132675264028" table:style-name="ce49">
            <text:p>72,5%</text:p>
          </table:table-cell>
          <table:table-cell office:value-type="float" office:value="106112" table:style-name="ce7">
            <text:p>106.112</text:p>
          </table:table-cell>
          <table:table-cell office:value-type="percentage" office:value="0.55525787006028127" table:style-name="ce49">
            <text:p>55,5%</text:p>
          </table:table-cell>
          <table:table-cell office:value-type="float" office:value="52867" table:style-name="ce7">
            <text:p>52.867</text:p>
          </table:table-cell>
          <table:table-cell office:value-type="percentage" office:value="0.4065941672306651" table:style-name="ce49">
            <text:p>40,7%</text:p>
          </table:table-cell>
          <table:table-cell office:value-type="float" office:value="39753" table:style-name="ce7">
            <text:p>39.753</text:p>
          </table:table-cell>
          <table:table-cell office:value-type="percentage" office:value="0.36686046511627907" table:style-name="ce49">
            <text:p>36,7%</text:p>
          </table:table-cell>
          <table:table-cell office:value-type="float" office:value="8830" table:style-name="ce7">
            <text:p>8.830</text:p>
          </table:table-cell>
          <table:table-cell office:value-type="percentage" office:value="0.39120995968277877" table:style-name="ce49">
            <text:p>39,1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Asturias<text:s/></text:p>
          </table:table-cell>
          <table:table-cell office:value-type="float" office:value="191837" table:style-name="ce7">
            <text:p>191.837</text:p>
          </table:table-cell>
          <table:table-cell office:value-type="percentage" office:value="0.94371282818195679" table:style-name="ce49">
            <text:p>94,4%</text:p>
          </table:table-cell>
          <table:table-cell office:value-type="float" office:value="142111" table:style-name="ce7">
            <text:p>142.111</text:p>
          </table:table-cell>
          <table:table-cell office:value-type="percentage" office:value="0.95029556518482849" table:style-name="ce49">
            <text:p>95,0%</text:p>
          </table:table-cell>
          <table:table-cell office:value-type="float" office:value="144004" table:style-name="ce7">
            <text:p>144.004</text:p>
          </table:table-cell>
          <table:table-cell office:value-type="percentage" office:value="0.92869856829614339" table:style-name="ce49">
            <text:p>92,9%</text:p>
          </table:table-cell>
          <table:table-cell office:value-type="float" office:value="125933" table:style-name="ce7">
            <text:p>125.933</text:p>
          </table:table-cell>
          <table:table-cell office:value-type="percentage" office:value="0.82583348634682474" table:style-name="ce49">
            <text:p>82,6%</text:p>
          </table:table-cell>
          <table:table-cell office:value-type="float" office:value="61007" table:style-name="ce7">
            <text:p>61.007</text:p>
          </table:table-cell>
          <table:table-cell office:value-type="percentage" office:value="0.66283137766188616" table:style-name="ce49">
            <text:p>66,3%</text:p>
          </table:table-cell>
          <table:table-cell office:value-type="float" office:value="42910" table:style-name="ce7">
            <text:p>42.910</text:p>
          </table:table-cell>
          <table:table-cell office:value-type="percentage" office:value="0.63487601349351952" table:style-name="ce49">
            <text:p>63,5%</text:p>
          </table:table-cell>
          <table:table-cell office:value-type="float" office:value="9566" table:style-name="ce7">
            <text:p>9.566</text:p>
          </table:table-cell>
          <table:table-cell office:value-type="percentage" office:value="0.66200692041522491" table:style-name="ce49">
            <text:p>66,2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Baleares</text:p>
          </table:table-cell>
          <table:table-cell office:value-type="float" office:value="120031" table:style-name="ce7">
            <text:p>120.031</text:p>
          </table:table-cell>
          <table:table-cell office:value-type="percentage" office:value="0.91438257027500569" table:style-name="ce49">
            <text:p>91,4%</text:p>
          </table:table-cell>
          <table:table-cell office:value-type="float" office:value="98501" table:style-name="ce7">
            <text:p>98.501</text:p>
          </table:table-cell>
          <table:table-cell office:value-type="percentage" office:value="0.87835957981844448" table:style-name="ce49">
            <text:p>87,8%</text:p>
          </table:table-cell>
          <table:table-cell office:value-type="float" office:value="108536" table:style-name="ce7">
            <text:p>108.536</text:p>
          </table:table-cell>
          <table:table-cell office:value-type="percentage" office:value="0.70917240568195183" table:style-name="ce49">
            <text:p>70,9%</text:p>
          </table:table-cell>
          <table:table-cell office:value-type="float" office:value="81673" table:style-name="ce7">
            <text:p>81.673</text:p>
          </table:table-cell>
          <table:table-cell office:value-type="percentage" office:value="0.47273769144391836" table:style-name="ce49">
            <text:p>47,3%</text:p>
          </table:table-cell>
          <table:table-cell office:value-type="float" office:value="37123" table:style-name="ce7">
            <text:p>37.123</text:p>
          </table:table-cell>
          <table:table-cell office:value-type="percentage" office:value="0.2782207899273027" table:style-name="ce49">
            <text:p>27,8%</text:p>
          </table:table-cell>
          <table:table-cell office:value-type="float" office:value="25123" table:style-name="ce7">
            <text:p>25.123</text:p>
          </table:table-cell>
          <table:table-cell office:value-type="percentage" office:value="0.24447515156233274" table:style-name="ce49">
            <text:p>24,4%</text:p>
          </table:table-cell>
          <table:table-cell office:value-type="float" office:value="2720" table:style-name="ce7">
            <text:p>2.720</text:p>
          </table:table-cell>
          <table:table-cell office:value-type="percentage" office:value="0.13688289467062553" table:style-name="ce49">
            <text:p>13,7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narias</text:p>
          </table:table-cell>
          <table:table-cell office:value-type="float" office:value="223881" table:style-name="ce7">
            <text:p>223.881</text:p>
          </table:table-cell>
          <table:table-cell office:value-type="percentage" office:value="0.9142141950026339" table:style-name="ce49">
            <text:p>91,4%</text:p>
          </table:table-cell>
          <table:table-cell office:value-type="float" office:value="198375" table:style-name="ce7">
            <text:p>198.375</text:p>
          </table:table-cell>
          <table:table-cell office:value-type="percentage" office:value="0.8794582492851285" table:style-name="ce49">
            <text:p>87,9%</text:p>
          </table:table-cell>
          <table:table-cell office:value-type="float" office:value="242293" table:style-name="ce7">
            <text:p>242.293</text:p>
          </table:table-cell>
          <table:table-cell office:value-type="percentage" office:value="0.74638042781802949" table:style-name="ce49">
            <text:p>74,6%</text:p>
          </table:table-cell>
          <table:table-cell office:value-type="float" office:value="186657" table:style-name="ce7">
            <text:p>186.657</text:p>
          </table:table-cell>
          <table:table-cell office:value-type="percentage" office:value="0.57902916596869358" table:style-name="ce49">
            <text:p>57,9%</text:p>
          </table:table-cell>
          <table:table-cell office:value-type="float" office:value="81176" table:style-name="ce7">
            <text:p>81.176</text:p>
          </table:table-cell>
          <table:table-cell office:value-type="percentage" office:value="0.34738995352499635" table:style-name="ce49">
            <text:p>34,7%</text:p>
          </table:table-cell>
          <table:table-cell office:value-type="float" office:value="47526" table:style-name="ce7">
            <text:p>47.526</text:p>
          </table:table-cell>
          <table:table-cell office:value-type="percentage" office:value="0.24800141935753198" table:style-name="ce49">
            <text:p>24,8%</text:p>
          </table:table-cell>
          <table:table-cell office:value-type="float" office:value="4836" table:style-name="ce7">
            <text:p>4.836</text:p>
          </table:table-cell>
          <table:table-cell office:value-type="percentage" office:value="0.11834956683471196" table:style-name="ce49">
            <text:p>11,8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ntabria</text:p>
          </table:table-cell>
          <table:table-cell office:value-type="float" office:value="92069" table:style-name="ce7">
            <text:p>92.069</text:p>
          </table:table-cell>
          <table:table-cell office:value-type="percentage" office:value="0.93582224571318218" table:style-name="ce49">
            <text:p>93,6%</text:p>
          </table:table-cell>
          <table:table-cell office:value-type="float" office:value="75542" table:style-name="ce7">
            <text:p>75.542</text:p>
          </table:table-cell>
          <table:table-cell office:value-type="percentage" office:value="0.97892908977814641" table:style-name="ce49">
            <text:p>97,9%</text:p>
          </table:table-cell>
          <table:table-cell office:value-type="float" office:value="71393" table:style-name="ce7">
            <text:p>71.393</text:p>
          </table:table-cell>
          <table:table-cell office:value-type="percentage" office:value="0.83881238838236671" table:style-name="ce49">
            <text:p>83,9%</text:p>
          </table:table-cell>
          <table:table-cell office:value-type="float" office:value="61204" table:style-name="ce7">
            <text:p>61.204</text:p>
          </table:table-cell>
          <table:table-cell office:value-type="percentage" office:value="0.68534444145838935" table:style-name="ce49">
            <text:p>68,5%</text:p>
          </table:table-cell>
          <table:table-cell office:value-type="float" office:value="30645" table:style-name="ce7">
            <text:p>30.645</text:p>
          </table:table-cell>
          <table:table-cell office:value-type="percentage" office:value="0.54048572285225494" table:style-name="ce49">
            <text:p>54,0%</text:p>
          </table:table-cell>
          <table:table-cell office:value-type="float" office:value="19162" table:style-name="ce7">
            <text:p>19.162</text:p>
          </table:table-cell>
          <table:table-cell office:value-type="percentage" office:value="0.44234631455019735" table:style-name="ce49">
            <text:p>44,2%</text:p>
          </table:table-cell>
          <table:table-cell office:value-type="float" office:value="2553" table:style-name="ce7">
            <text:p>2.553</text:p>
          </table:table-cell>
          <table:table-cell office:value-type="percentage" office:value="0.25741076830006049" table:style-name="ce49">
            <text:p>25,7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astilla y León<text:s/></text:p>
          </table:table-cell>
          <table:table-cell office:value-type="float" office:value="445269" table:style-name="ce7">
            <text:p>445.269</text:p>
          </table:table-cell>
          <table:table-cell office:value-type="percentage" office:value="0.9297570102044439" table:style-name="ce49">
            <text:p>93,0%</text:p>
          </table:table-cell>
          <table:table-cell office:value-type="float" office:value="295332" table:style-name="ce7">
            <text:p>295.332</text:p>
          </table:table-cell>
          <table:table-cell office:value-type="percentage" office:value="0.91196042526779952" table:style-name="ce49">
            <text:p>91,2%</text:p>
          </table:table-cell>
          <table:table-cell office:value-type="float" office:value="299548" table:style-name="ce7">
            <text:p>299.548</text:p>
          </table:table-cell>
          <table:table-cell office:value-type="percentage" office:value="0.84293762416915707" table:style-name="ce49">
            <text:p>84,3%</text:p>
          </table:table-cell>
          <table:table-cell office:value-type="float" office:value="225072" table:style-name="ce7">
            <text:p>225.072</text:p>
          </table:table-cell>
          <table:table-cell office:value-type="percentage" office:value="0.69515370336624738" table:style-name="ce49">
            <text:p>69,5%</text:p>
          </table:table-cell>
          <table:table-cell office:value-type="float" office:value="118945" table:style-name="ce7">
            <text:p>118.945</text:p>
          </table:table-cell>
          <table:table-cell office:value-type="percentage" office:value="0.55057443597885558" table:style-name="ce49">
            <text:p>55,1%</text:p>
          </table:table-cell>
          <table:table-cell office:value-type="float" office:value="88963" table:style-name="ce7">
            <text:p>88.963</text:p>
          </table:table-cell>
          <table:table-cell office:value-type="percentage" office:value="0.499581636950723" table:style-name="ce49">
            <text:p>50,0%</text:p>
          </table:table-cell>
          <table:table-cell office:value-type="float" office:value="10614" table:style-name="ce7">
            <text:p>10.614</text:p>
          </table:table-cell>
          <table:table-cell office:value-type="percentage" office:value="0.28533025081319391" table:style-name="ce49">
            <text:p>28,5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astilla - La Mancha</text:p>
          </table:table-cell>
          <table:table-cell office:value-type="float" office:value="274068" table:style-name="ce7">
            <text:p>274.068</text:p>
          </table:table-cell>
          <table:table-cell office:value-type="percentage" office:value="0.92838947453998533" table:style-name="ce49">
            <text:p>92,8%</text:p>
          </table:table-cell>
          <table:table-cell office:value-type="float" office:value="208906" table:style-name="ce7">
            <text:p>208.906</text:p>
          </table:table-cell>
          <table:table-cell office:value-type="percentage" office:value="0.93686962683253883" table:style-name="ce49">
            <text:p>93,7%</text:p>
          </table:table-cell>
          <table:table-cell office:value-type="float" office:value="225833" table:style-name="ce7">
            <text:p>225.833</text:p>
          </table:table-cell>
          <table:table-cell office:value-type="percentage" office:value="0.78846247844090189" table:style-name="ce49">
            <text:p>78,8%</text:p>
          </table:table-cell>
          <table:table-cell office:value-type="float" office:value="180201" table:style-name="ce7">
            <text:p>180.201</text:p>
          </table:table-cell>
          <table:table-cell office:value-type="percentage" office:value="0.62830713658107973" table:style-name="ce49">
            <text:p>62,8%</text:p>
          </table:table-cell>
          <table:table-cell office:value-type="float" office:value="94034" table:style-name="ce7">
            <text:p>94.034</text:p>
          </table:table-cell>
          <table:table-cell office:value-type="percentage" office:value="0.45534399938018127" table:style-name="ce49">
            <text:p>45,5%</text:p>
          </table:table-cell>
          <table:table-cell office:value-type="float" office:value="67019" table:style-name="ce7">
            <text:p>67.019</text:p>
          </table:table-cell>
          <table:table-cell office:value-type="percentage" office:value="0.38489679649900643" table:style-name="ce49">
            <text:p>38,5%</text:p>
          </table:table-cell>
          <table:table-cell office:value-type="float" office:value="8931" table:style-name="ce7">
            <text:p>8.931</text:p>
          </table:table-cell>
          <table:table-cell office:value-type="percentage" office:value="0.24300057138192802" table:style-name="ce49">
            <text:p>24,3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taluña</text:p>
          </table:table-cell>
          <table:table-cell office:value-type="float" office:value="975236" table:style-name="ce7">
            <text:p>975.236</text:p>
          </table:table-cell>
          <table:table-cell office:value-type="percentage" office:value="0.90795642863792947" table:style-name="ce49">
            <text:p>90,8%</text:p>
          </table:table-cell>
          <table:table-cell office:value-type="float" office:value="726980" table:style-name="ce7">
            <text:p>726.980</text:p>
          </table:table-cell>
          <table:table-cell office:value-type="percentage" office:value="0.906318723788342" table:style-name="ce49">
            <text:p>90,6%</text:p>
          </table:table-cell>
          <table:table-cell office:value-type="float" office:value="769943" table:style-name="ce7">
            <text:p>769.943</text:p>
          </table:table-cell>
          <table:table-cell office:value-type="percentage" office:value="0.74065241879395549" table:style-name="ce49">
            <text:p>74,1%</text:p>
          </table:table-cell>
          <table:table-cell office:value-type="float" office:value="656142" table:style-name="ce7">
            <text:p>656.142</text:p>
          </table:table-cell>
          <table:table-cell office:value-type="percentage" office:value="0.56784347528078805" table:style-name="ce49">
            <text:p>56,8%</text:p>
          </table:table-cell>
          <table:table-cell office:value-type="float" office:value="327212" table:style-name="ce7">
            <text:p>327.212</text:p>
          </table:table-cell>
          <table:table-cell office:value-type="percentage" office:value="0.39987876980683829" table:style-name="ce49">
            <text:p>40,0%</text:p>
          </table:table-cell>
          <table:table-cell office:value-type="float" office:value="214292" table:style-name="ce7">
            <text:p>214.292</text:p>
          </table:table-cell>
          <table:table-cell office:value-type="percentage" office:value="0.31374420766747435" table:style-name="ce49">
            <text:p>31,4%</text:p>
          </table:table-cell>
          <table:table-cell office:value-type="float" office:value="25033" table:style-name="ce7">
            <text:p>25.033</text:p>
          </table:table-cell>
          <table:table-cell office:value-type="percentage" office:value="0.17664700237100597" table:style-name="ce49">
            <text:p>17,7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. Valenciana</text:p>
          </table:table-cell>
          <table:table-cell office:value-type="float" office:value="682012" table:style-name="ce7">
            <text:p>682.012</text:p>
          </table:table-cell>
          <table:table-cell office:value-type="percentage" office:value="0.93290582741272288" table:style-name="ce49">
            <text:p>93,3%</text:p>
          </table:table-cell>
          <table:table-cell office:value-type="float" office:value="550221" table:style-name="ce7">
            <text:p>550.221</text:p>
          </table:table-cell>
          <table:table-cell office:value-type="percentage" office:value="0.94944591884980278" table:style-name="ce49">
            <text:p>94,9%</text:p>
          </table:table-cell>
          <table:table-cell office:value-type="float" office:value="591973" table:style-name="ce7">
            <text:p>591.973</text:p>
          </table:table-cell>
          <table:table-cell office:value-type="percentage" office:value="0.80713721822195372" table:style-name="ce49">
            <text:p>80,7%</text:p>
          </table:table-cell>
          <table:table-cell office:value-type="float" office:value="508659" table:style-name="ce7">
            <text:p>508.659</text:p>
          </table:table-cell>
          <table:table-cell office:value-type="percentage" office:value="0.66105111310382469" table:style-name="ce49">
            <text:p>66,1%</text:p>
          </table:table-cell>
          <table:table-cell office:value-type="float" office:value="275848" table:style-name="ce7">
            <text:p>275.848</text:p>
          </table:table-cell>
          <table:table-cell office:value-type="percentage" office:value="0.52062705959179978" table:style-name="ce49">
            <text:p>52,1%</text:p>
          </table:table-cell>
          <table:table-cell office:value-type="float" office:value="210448" table:style-name="ce7">
            <text:p>210.448</text:p>
          </table:table-cell>
          <table:table-cell office:value-type="percentage" office:value="0.47127744385821907" table:style-name="ce49">
            <text:p>47,1%</text:p>
          </table:table-cell>
          <table:table-cell office:value-type="float" office:value="42742" table:style-name="ce7">
            <text:p>42.742</text:p>
          </table:table-cell>
          <table:table-cell office:value-type="percentage" office:value="0.44814678899082566" table:style-name="ce49">
            <text:p>44,8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Extremadura</text:p>
          </table:table-cell>
          <table:table-cell office:value-type="float" office:value="154797" table:style-name="ce7">
            <text:p>154.797</text:p>
          </table:table-cell>
          <table:table-cell office:value-type="percentage" office:value="0.89248979497705316" table:style-name="ce49">
            <text:p>89,2%</text:p>
          </table:table-cell>
          <table:table-cell office:value-type="float" office:value="126686" table:style-name="ce7">
            <text:p>126.686</text:p>
          </table:table-cell>
          <table:table-cell office:value-type="percentage" office:value="0.95352285471282017" table:style-name="ce49">
            <text:p>95,4%</text:p>
          </table:table-cell>
          <table:table-cell office:value-type="float" office:value="132486" table:style-name="ce7">
            <text:p>132.486</text:p>
          </table:table-cell>
          <table:table-cell office:value-type="percentage" office:value="0.81999133502506649" table:style-name="ce49">
            <text:p>82,0%</text:p>
          </table:table-cell>
          <table:table-cell office:value-type="float" office:value="101791" table:style-name="ce7">
            <text:p>101.791</text:p>
          </table:table-cell>
          <table:table-cell office:value-type="percentage" office:value="0.69634965589897246" table:style-name="ce49">
            <text:p>69,6%</text:p>
          </table:table-cell>
          <table:table-cell office:value-type="float" office:value="67019" table:style-name="ce7">
            <text:p>67.019</text:p>
          </table:table-cell>
          <table:table-cell office:value-type="percentage" office:value="0.5916434196122744" table:style-name="ce49">
            <text:p>59,2%</text:p>
          </table:table-cell>
          <table:table-cell office:value-type="float" office:value="45135" table:style-name="ce7">
            <text:p>45.135</text:p>
          </table:table-cell>
          <table:table-cell office:value-type="percentage" office:value="0.48283055198973041" table:style-name="ce49">
            <text:p>48,3%</text:p>
          </table:table-cell>
          <table:table-cell office:value-type="float" office:value="4803" table:style-name="ce7">
            <text:p>4.803</text:p>
          </table:table-cell>
          <table:table-cell office:value-type="percentage" office:value="0.24988294053379118" table:style-name="ce49">
            <text:p>25,0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Galicia</text:p>
          </table:table-cell>
          <table:table-cell office:value-type="float" office:value="507118" table:style-name="ce7">
            <text:p>507.118</text:p>
          </table:table-cell>
          <table:table-cell office:value-type="percentage" office:value="0.9510162441536425" table:style-name="ce49">
            <text:p>95,1%</text:p>
          </table:table-cell>
          <table:table-cell office:value-type="float" office:value="336926" table:style-name="ce7">
            <text:p>336.926</text:p>
          </table:table-cell>
          <table:table-cell office:value-type="percentage" office:value="0.96787778505521271" table:style-name="ce49">
            <text:p>96,8%</text:p>
          </table:table-cell>
          <table:table-cell office:value-type="float" office:value="375422" table:style-name="ce7">
            <text:p>375.422</text:p>
          </table:table-cell>
          <table:table-cell office:value-type="percentage" office:value="0.95542299294036215" table:style-name="ce49">
            <text:p>95,5%</text:p>
          </table:table-cell>
          <table:table-cell office:value-type="float" office:value="379459" table:style-name="ce7">
            <text:p>379.459</text:p>
          </table:table-cell>
          <table:table-cell office:value-type="percentage" office:value="0.92268095132727224" table:style-name="ce49">
            <text:p>92,3%</text:p>
          </table:table-cell>
          <table:table-cell office:value-type="float" office:value="190444" table:style-name="ce7">
            <text:p>190.444</text:p>
          </table:table-cell>
          <table:table-cell office:value-type="percentage" office:value="0.71259817476323928" table:style-name="ce49">
            <text:p>71,3%</text:p>
          </table:table-cell>
          <table:table-cell office:value-type="float" office:value="133937" table:style-name="ce7">
            <text:p>133.937</text:p>
          </table:table-cell>
          <table:table-cell office:value-type="percentage" office:value="0.66183562943490204" table:style-name="ce49">
            <text:p>66,2%</text:p>
          </table:table-cell>
          <table:table-cell office:value-type="float" office:value="17377" table:style-name="ce7">
            <text:p>17.377</text:p>
          </table:table-cell>
          <table:table-cell office:value-type="percentage" office:value="0.41685457947512355" table:style-name="ce49">
            <text:p>41,7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La Rioja</text:p>
          </table:table-cell>
          <table:table-cell office:value-type="float" office:value="45775" table:style-name="ce7">
            <text:p>45.775</text:p>
          </table:table-cell>
          <table:table-cell office:value-type="percentage" office:value="0.8200171975206908" table:style-name="ce49">
            <text:p>82,0%</text:p>
          </table:table-cell>
          <table:table-cell office:value-type="float" office:value="36168" table:style-name="ce7">
            <text:p>36.168</text:p>
          </table:table-cell>
          <table:table-cell office:value-type="percentage" office:value="0.91121636601834122" table:style-name="ce49">
            <text:p>91,1%</text:p>
          </table:table-cell>
          <table:table-cell office:value-type="float" office:value="34356" table:style-name="ce7">
            <text:p>34.356</text:p>
          </table:table-cell>
          <table:table-cell office:value-type="percentage" office:value="0.74235090751944688" table:style-name="ce49">
            <text:p>74,2%</text:p>
          </table:table-cell>
          <table:table-cell office:value-type="float" office:value="29716" table:style-name="ce7">
            <text:p>29.716</text:p>
          </table:table-cell>
          <table:table-cell office:value-type="percentage" office:value="0.61137743030552416" table:style-name="ce49">
            <text:p>61,1%</text:p>
          </table:table-cell>
          <table:table-cell office:value-type="float" office:value="14361" table:style-name="ce7">
            <text:p>14.361</text:p>
          </table:table-cell>
          <table:table-cell office:value-type="percentage" office:value="0.44324074074074077" table:style-name="ce49">
            <text:p>44,3%</text:p>
          </table:table-cell>
          <table:table-cell office:value-type="float" office:value="8355" table:style-name="ce7">
            <text:p>8.355</text:p>
          </table:table-cell>
          <table:table-cell office:value-type="percentage" office:value="0.32880755608028334" table:style-name="ce49">
            <text:p>32,9%</text:p>
          </table:table-cell>
          <table:table-cell office:value-type="float" office:value="968" table:style-name="ce7">
            <text:p>968</text:p>
          </table:table-cell>
          <table:table-cell office:value-type="percentage" office:value="0.17488708220415539" table:style-name="ce49">
            <text:p>17,5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adrid</text:p>
          </table:table-cell>
          <table:table-cell office:value-type="float" office:value="828609" table:style-name="ce7">
            <text:p>828.609</text:p>
          </table:table-cell>
          <table:table-cell office:value-type="percentage" office:value="0.93852001780518279" table:style-name="ce49">
            <text:p>93,9%</text:p>
          </table:table-cell>
          <table:table-cell office:value-type="float" office:value="612613" table:style-name="ce7">
            <text:p>612.613</text:p>
          </table:table-cell>
          <table:table-cell office:value-type="percentage" office:value="0.88709796533643415" table:style-name="ce49">
            <text:p>88,7%</text:p>
          </table:table-cell>
          <table:table-cell office:value-type="float" office:value="682946" table:style-name="ce7">
            <text:p>682.946</text:p>
          </table:table-cell>
          <table:table-cell office:value-type="percentage" office:value="0.71109468302764955" table:style-name="ce49">
            <text:p>71,1%</text:p>
          </table:table-cell>
          <table:table-cell office:value-type="float" office:value="572738" table:style-name="ce7">
            <text:p>572.738</text:p>
          </table:table-cell>
          <table:table-cell office:value-type="percentage" office:value="0.54491517602722583" table:style-name="ce49">
            <text:p>54,5%</text:p>
          </table:table-cell>
          <table:table-cell office:value-type="float" office:value="315486" table:style-name="ce7">
            <text:p>315.486</text:p>
          </table:table-cell>
          <table:table-cell office:value-type="percentage" office:value="0.40915775903883217" table:style-name="ce49">
            <text:p>40,9%</text:p>
          </table:table-cell>
          <table:table-cell office:value-type="float" office:value="217900" table:style-name="ce7">
            <text:p>217.900</text:p>
          </table:table-cell>
          <table:table-cell office:value-type="percentage" office:value="0.34787634185436128" table:style-name="ce49">
            <text:p>34,8%</text:p>
          </table:table-cell>
          <table:table-cell office:value-type="float" office:value="21661" table:style-name="ce7">
            <text:p>21.661</text:p>
          </table:table-cell>
          <table:table-cell office:value-type="percentage" office:value="0.17759285070099204" table:style-name="ce49">
            <text:p>17,8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urcia<text:s/></text:p>
          </table:table-cell>
          <table:table-cell office:value-type="float" office:value="161069" table:style-name="ce7">
            <text:p>161.069</text:p>
          </table:table-cell>
          <table:table-cell office:value-type="percentage" office:value="0.87447201259568919" table:style-name="ce49">
            <text:p>87,4%</text:p>
          </table:table-cell>
          <table:table-cell office:value-type="float" office:value="132706" table:style-name="ce7">
            <text:p>132.706</text:p>
          </table:table-cell>
          <table:table-cell office:value-type="percentage" office:value="0.86222557192143512" table:style-name="ce49">
            <text:p>86,2%</text:p>
          </table:table-cell>
          <table:table-cell office:value-type="float" office:value="149807" table:style-name="ce7">
            <text:p>149.807</text:p>
          </table:table-cell>
          <table:table-cell office:value-type="percentage" office:value="0.70728736337669085" table:style-name="ce49">
            <text:p>70,7%</text:p>
          </table:table-cell>
          <table:table-cell office:value-type="float" office:value="127210" table:style-name="ce7">
            <text:p>127.210</text:p>
          </table:table-cell>
          <table:table-cell office:value-type="percentage" office:value="0.54002997100538719" table:style-name="ce49">
            <text:p>54,0%</text:p>
          </table:table-cell>
          <table:table-cell office:value-type="float" office:value="60460" table:style-name="ce7">
            <text:p>60.460</text:p>
          </table:table-cell>
          <table:table-cell office:value-type="percentage" office:value="0.35259812212048752" table:style-name="ce49">
            <text:p>35,3%</text:p>
          </table:table-cell>
          <table:table-cell office:value-type="float" office:value="44628" table:style-name="ce7">
            <text:p>44.628</text:p>
          </table:table-cell>
          <table:table-cell office:value-type="percentage" office:value="0.30730246169736614" table:style-name="ce49">
            <text:p>30,7%</text:p>
          </table:table-cell>
          <table:table-cell office:value-type="float" office:value="4814" table:style-name="ce7">
            <text:p>4.814</text:p>
          </table:table-cell>
          <table:table-cell office:value-type="percentage" office:value="0.15769646542405083" table:style-name="ce49">
            <text:p>15,8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Navarra</text:p>
          </table:table-cell>
          <table:table-cell office:value-type="float" office:value="93142" table:style-name="ce7">
            <text:p>93.142</text:p>
          </table:table-cell>
          <table:table-cell office:value-type="percentage" office:value="0.94833835627596319" table:style-name="ce49">
            <text:p>94,8%</text:p>
          </table:table-cell>
          <table:table-cell office:value-type="float" office:value="70944" table:style-name="ce7">
            <text:p>70.944</text:p>
          </table:table-cell>
          <table:table-cell office:value-type="percentage" office:value="0.97743242126146979" table:style-name="ce49">
            <text:p>97,7%</text:p>
          </table:table-cell>
          <table:table-cell office:value-type="float" office:value="73201" table:style-name="ce7">
            <text:p>73.201</text:p>
          </table:table-cell>
          <table:table-cell office:value-type="percentage" office:value="0.79112268718658141" table:style-name="ce49">
            <text:p>79,1%</text:p>
          </table:table-cell>
          <table:table-cell office:value-type="float" office:value="60023" table:style-name="ce7">
            <text:p>60.023</text:p>
          </table:table-cell>
          <table:table-cell office:value-type="percentage" office:value="0.62293601785065644" table:style-name="ce49">
            <text:p>62,3%</text:p>
          </table:table-cell>
          <table:table-cell office:value-type="float" office:value="29463" table:style-name="ce7">
            <text:p>29.463</text:p>
          </table:table-cell>
          <table:table-cell office:value-type="percentage" office:value="0.449124251154708" table:style-name="ce49">
            <text:p>44,9%</text:p>
          </table:table-cell>
          <table:table-cell office:value-type="float" office:value="21868" table:style-name="ce7">
            <text:p>21.868</text:p>
          </table:table-cell>
          <table:table-cell office:value-type="percentage" office:value="0.36929831968251287" table:style-name="ce49">
            <text:p>36,9%</text:p>
          </table:table-cell>
          <table:table-cell office:value-type="float" office:value="2640" table:style-name="ce7">
            <text:p>2.640</text:p>
          </table:table-cell>
          <table:table-cell office:value-type="percentage" office:value="0.19828751689950427" table:style-name="ce49">
            <text:p>19,8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País Vasco</text:p>
          </table:table-cell>
          <table:table-cell office:value-type="float" office:value="343629" table:style-name="ce7">
            <text:p>343.629</text:p>
          </table:table-cell>
          <table:table-cell office:value-type="percentage" office:value="0.91158431443290766" table:style-name="ce49">
            <text:p>91,2%</text:p>
          </table:table-cell>
          <table:table-cell office:value-type="float" office:value="252282" table:style-name="ce7">
            <text:p>252.282</text:p>
          </table:table-cell>
          <table:table-cell office:value-type="percentage" office:value="0.91059440105106626" table:style-name="ce49">
            <text:p>91,1%</text:p>
          </table:table-cell>
          <table:table-cell office:value-type="float" office:value="256502" table:style-name="ce7">
            <text:p>256.502</text:p>
          </table:table-cell>
          <table:table-cell office:value-type="percentage" office:value="0.78667840285594237" table:style-name="ce49">
            <text:p>78,7%</text:p>
          </table:table-cell>
          <table:table-cell office:value-type="float" office:value="183273" table:style-name="ce7">
            <text:p>183.273</text:p>
          </table:table-cell>
          <table:table-cell office:value-type="percentage" office:value="0.56499998458583689" table:style-name="ce49">
            <text:p>56,5%</text:p>
          </table:table-cell>
          <table:table-cell office:value-type="float" office:value="77430" table:style-name="ce7">
            <text:p>77.430</text:p>
          </table:table-cell>
          <table:table-cell office:value-type="percentage" office:value="0.36996335246140544" table:style-name="ce49">
            <text:p>37,0%</text:p>
          </table:table-cell>
          <table:table-cell office:value-type="float" office:value="50129" table:style-name="ce7">
            <text:p>50.129</text:p>
          </table:table-cell>
          <table:table-cell office:value-type="percentage" office:value="0.28989538575418833" table:style-name="ce49">
            <text:p>29,0%</text:p>
          </table:table-cell>
          <table:table-cell office:value-type="float" office:value="7689" table:style-name="ce7">
            <text:p>7.689</text:p>
          </table:table-cell>
          <table:table-cell office:value-type="percentage" office:value="0.20060005217845031" table:style-name="ce49">
            <text:p>20,1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euta</text:p>
          </table:table-cell>
          <table:table-cell office:value-type="float" office:value="5525" table:style-name="ce7">
            <text:p>5.525</text:p>
          </table:table-cell>
          <table:table-cell office:value-type="percentage" office:value="0.87991718426501031" table:style-name="ce49">
            <text:p>88,0%</text:p>
          </table:table-cell>
          <table:table-cell office:value-type="float" office:value="6868" table:style-name="ce7">
            <text:p>6.868</text:p>
          </table:table-cell>
          <table:table-cell office:value-type="percentage" office:value="0.90119406901981369" table:style-name="ce49">
            <text:p>90,1%</text:p>
          </table:table-cell>
          <table:table-cell office:value-type="float" office:value="8052" table:style-name="ce7">
            <text:p>8.052</text:p>
          </table:table-cell>
          <table:table-cell office:value-type="percentage" office:value="0.76170655567117584" table:style-name="ce49">
            <text:p>76,2%</text:p>
          </table:table-cell>
          <table:table-cell office:value-type="float" office:value="7110" table:style-name="ce7">
            <text:p>7.110</text:p>
          </table:table-cell>
          <table:table-cell office:value-type="percentage" office:value="0.63961856783015469" table:style-name="ce49">
            <text:p>64,0%</text:p>
          </table:table-cell>
          <table:table-cell office:value-type="float" office:value="4293" table:style-name="ce7">
            <text:p>4.293</text:p>
          </table:table-cell>
          <table:table-cell office:value-type="percentage" office:value="0.46774896491610374" table:style-name="ce49">
            <text:p>46,8%</text:p>
          </table:table-cell>
          <table:table-cell office:value-type="float" office:value="2914" table:style-name="ce7">
            <text:p>2.914</text:p>
          </table:table-cell>
          <table:table-cell office:value-type="percentage" office:value="0.32565936522127847" table:style-name="ce49">
            <text:p>32,6%</text:p>
          </table:table-cell>
          <table:table-cell office:value-type="float" office:value="391" table:style-name="ce7">
            <text:p>391</text:p>
          </table:table-cell>
          <table:table-cell office:value-type="percentage" office:value="0.17316209034543845" table:style-name="ce49">
            <text:p>17,3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elilla</text:p>
          </table:table-cell>
          <table:table-cell office:value-type="float" office:value="4228" table:style-name="ce7">
            <text:p>4.228</text:p>
          </table:table-cell>
          <table:table-cell office:value-type="percentage" office:value="0.78079409048938131" table:style-name="ce49">
            <text:p>78,1%</text:p>
          </table:table-cell>
          <table:table-cell office:value-type="float" office:value="5212" table:style-name="ce7">
            <text:p>5.212</text:p>
          </table:table-cell>
          <table:table-cell office:value-type="percentage" office:value="0.7044195161508312" table:style-name="ce49">
            <text:p>70,4%</text:p>
          </table:table-cell>
          <table:table-cell office:value-type="float" office:value="6464" table:style-name="ce7">
            <text:p>6.464</text:p>
          </table:table-cell>
          <table:table-cell office:value-type="percentage" office:value="0.64414549078226213" table:style-name="ce49">
            <text:p>64,4%</text:p>
          </table:table-cell>
          <table:table-cell office:value-type="float" office:value="5658" table:style-name="ce7">
            <text:p>5.658</text:p>
          </table:table-cell>
          <table:table-cell office:value-type="percentage" office:value="0.53901114604172617" table:style-name="ce49">
            <text:p>53,9%</text:p>
          </table:table-cell>
          <table:table-cell office:value-type="float" office:value="2982" table:style-name="ce7">
            <text:p>2.982</text:p>
          </table:table-cell>
          <table:table-cell office:value-type="percentage" office:value="0.33089214380825566" table:style-name="ce49">
            <text:p>33,1%</text:p>
          </table:table-cell>
          <table:table-cell office:value-type="float" office:value="2251" table:style-name="ce7">
            <text:p>2.251</text:p>
          </table:table-cell>
          <table:table-cell office:value-type="percentage" office:value="0.24080017115960634" table:style-name="ce49">
            <text:p>24,1%</text:p>
          </table:table-cell>
          <table:table-cell office:value-type="float" office:value="447" table:style-name="ce7">
            <text:p>447</text:p>
          </table:table-cell>
          <table:table-cell office:value-type="percentage" office:value="0.19317199654278305" table:style-name="ce49">
            <text:p>19,3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Fuerzas Armadas</text:p>
          </table:table-cell>
          <table:table-cell office:value-type="float" office:value="7" table:style-name="ce7">
            <text:p>7</text:p>
          </table:table-cell>
          <table:table-cell office:value-type="percentage" office:value="0.16666666666666666" table:style-name="ce49">
            <text:p>16,7%</text:p>
          </table:table-cell>
          <table:table-cell office:value-type="float" office:value="2350" table:style-name="ce7">
            <text:p>2.350</text:p>
          </table:table-cell>
          <table:table-cell office:value-type="percentage" office:value="0.6202164159408815" table:style-name="ce49">
            <text:p>62,0%</text:p>
          </table:table-cell>
          <table:table-cell office:value-type="float" office:value="7162" table:style-name="ce7">
            <text:p>7.162</text:p>
          </table:table-cell>
          <table:table-cell office:value-type="percentage" office:value="0.71263681592039796" table:style-name="ce49">
            <text:p>71,3%</text:p>
          </table:table-cell>
          <table:table-cell office:value-type="float" office:value="14676" table:style-name="ce7">
            <text:p>14.676</text:p>
          </table:table-cell>
          <table:table-cell office:value-type="percentage" office:value="0.63054779806659511" table:style-name="ce49">
            <text:p>63,1%</text:p>
          </table:table-cell>
          <table:table-cell office:value-type="float" office:value="14288" table:style-name="ce7">
            <text:p>14.288</text:p>
          </table:table-cell>
          <table:table-cell office:value-type="percentage" office:value="0.43211855436261909" table:style-name="ce49">
            <text:p>43,2%</text:p>
          </table:table-cell>
          <table:table-cell office:value-type="float" office:value="9993" table:style-name="ce7">
            <text:p>9.993</text:p>
          </table:table-cell>
          <table:table-cell office:value-type="percentage" office:value="0.40079412826374683" table:style-name="ce49">
            <text:p>40,1%</text:p>
          </table:table-cell>
          <table:table-cell office:value-type="float" office:value="178" table:style-name="ce7">
            <text:p>178</text:p>
          </table:table-cell>
          <table:table-cell office:value-type="percentage" office:value="0.1346444780635401" table:style-name="ce49">
            <text:p>13,5%</text:p>
          </table:table-cell>
          <table:table-cell table:number-columns-repeated="16369"/>
        </table:table-row>
        <table:table-row table:style-name="ro12">
          <table:table-cell office:value-type="string" table:style-name="ce64">
            <text:p>Sanidad Exterior</text:p>
          </table:table-cell>
          <table:table-cell office:value-type="float" office:value="76" table:style-name="ce7">
            <text:p>76</text:p>
          </table:table-cell>
          <table:table-cell office:value-type="percentage" office:value="0.93827160493827155" table:style-name="ce52">
            <text:p>93,8%</text:p>
          </table:table-cell>
          <table:table-cell office:value-type="float" office:value="293" table:style-name="ce7">
            <text:p>293</text:p>
          </table:table-cell>
          <table:table-cell office:value-type="percentage" office:value="0.93015873015873018" table:style-name="ce52">
            <text:p>93,0%</text:p>
          </table:table-cell>
          <table:table-cell office:value-type="float" office:value="652" table:style-name="ce7">
            <text:p>652</text:p>
          </table:table-cell>
          <table:table-cell office:value-type="percentage" office:value="0.68631578947368421" table:style-name="ce52">
            <text:p>68,6%</text:p>
          </table:table-cell>
          <table:table-cell office:value-type="float" office:value="862" table:style-name="ce7">
            <text:p>862</text:p>
          </table:table-cell>
          <table:table-cell office:value-type="percentage" office:value="0.42842942345924451" table:style-name="ce52">
            <text:p>42,8%</text:p>
          </table:table-cell>
          <table:table-cell office:value-type="float" office:value="1063" table:style-name="ce7">
            <text:p>1.063</text:p>
          </table:table-cell>
          <table:table-cell office:value-type="percentage" office:value="0.42639390292819895" table:style-name="ce52">
            <text:p>42,6%</text:p>
          </table:table-cell>
          <table:table-cell office:value-type="float" office:value="840" table:style-name="ce7">
            <text:p>840</text:p>
          </table:table-cell>
          <table:table-cell office:value-type="percentage" office:value="0.38303693570451436" table:style-name="ce52">
            <text:p>38,3%</text:p>
          </table:table-cell>
          <table:table-cell office:value-type="float" office:value="19" table:style-name="ce7">
            <text:p>19</text:p>
          </table:table-cell>
          <table:table-cell office:value-type="percentage" office:value="0.10982658959537572" table:style-name="ce52">
            <text:p>11,0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Totales</text:p>
          </table:table-cell>
          <table:table-cell office:value-type="float" office:value="6348185" table:style-name="ce66">
            <text:p>6.348.185</text:p>
          </table:table-cell>
          <table:table-cell office:value-type="percentage" office:value="0.92306865726505694" table:style-name="ce67">
            <text:p>92,31%</text:p>
          </table:table-cell>
          <table:table-cell office:value-type="float" office:value="4893786" table:style-name="ce66">
            <text:p>4.893.786</text:p>
          </table:table-cell>
          <table:table-cell office:value-type="percentage" office:value="0.9205474844761331" table:style-name="ce67">
            <text:p>92,05%</text:p>
          </table:table-cell>
          <table:table-cell office:value-type="float" office:value="5200743" table:style-name="ce66">
            <text:p>5.200.743</text:p>
          </table:table-cell>
          <table:table-cell office:value-type="percentage" office:value="0.7685715404628356" table:style-name="ce67">
            <text:p>76,86%</text:p>
          </table:table-cell>
          <table:table-cell office:value-type="float" office:value="4326823" table:style-name="ce66">
            <text:p>4.326.823</text:p>
          </table:table-cell>
          <table:table-cell office:value-type="percentage" office:value="0.6101702778933753" table:style-name="ce67">
            <text:p>61,02%</text:p>
          </table:table-cell>
          <table:table-cell office:value-type="float" office:value="2250237" table:style-name="ce66">
            <text:p>2.250.237</text:p>
          </table:table-cell>
          <table:table-cell office:value-type="percentage" office:value="0.44530543152082108" table:style-name="ce67">
            <text:p>44,53%</text:p>
          </table:table-cell>
          <table:table-cell office:value-type="float" office:value="1571839" table:style-name="ce66">
            <text:p>1.571.839</text:p>
          </table:table-cell>
          <table:table-cell office:value-type="percentage" office:value="0.37793203835874134" table:style-name="ce67">
            <text:p>37,79%</text:p>
          </table:table-cell>
          <table:table-cell office:value-type="float" office:value="208337" table:style-name="ce66">
            <text:p>208.337</text:p>
          </table:table-cell>
          <table:table-cell office:value-type="percentage" office:value="0.24159664352791377" table:style-name="ce67">
            <text:p>24,16%</text:p>
          </table:table-cell>
          <table:table-cell table:number-columns-repeated="16369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8"/>
          <table:table-cell table:style-name="ce1"/>
          <table:table-cell table:style-name="ce68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Pediatrica" table:style-name="ta2">
        <table:table-column table:style-name="co5" table:number-columns-repeated="16384" table:default-cell-style-name="ce1"/>
        <table:table-row table:style-name="ro13">
          <table:table-cell table:style-name="ce72"/>
          <table:table-cell office:value-type="string" table:style-name="ce73">
            <text:p>Población a vacunar de 5 a 11 años</text:p>
          </table:table-cell>
          <table:table-cell office:value-type="string" table:style-name="ce73">
            <text:p>Nº Personas con 1 dosis</text:p>
          </table:table-cell>
          <table:table-cell office:value-type="string" table:style-name="ce73">
            <text:p>% 1ª dosis</text:p>
          </table:table-cell>
          <table:table-cell office:value-type="string" table:style-name="ce73">
            <text:p>Nº Personas con pauta completa</text:p>
          </table:table-cell>
          <table:table-cell office:value-type="string" table:style-name="ce74">
            <text:p><text:s/>% PC</text:p>
          </table:table-cell>
          <table:table-cell office:value-type="string" table:style-name="ce75">
            <text:p>Fecha de la última</text:p>
            <text:p><text:s/>vacuna registrada<text:s/><text:span text:style-name="T2">(2)</text:span></text:p>
          </table:table-cell>
          <table:table-cell table:number-columns-repeated="16377"/>
        </table:table-row>
        <table:table-row table:style-name="ro14">
          <table:table-cell office:value-type="string" table:style-name="ce76">
            <text:p>Andalucía</text:p>
          </table:table-cell>
          <table:table-cell office:value-type="float" office:value="728275" table:style-name="ce8">
            <text:p>728.275</text:p>
          </table:table-cell>
          <table:table-cell office:value-type="float" office:value="444529" table:style-name="ce8">
            <text:p>444.529</text:p>
          </table:table-cell>
          <table:table-cell office:value-type="percentage" office:value="0.61038618653667909" table:style-name="ce77">
            <text:p>61,0%</text:p>
          </table:table-cell>
          <table:table-cell office:value-type="float" office:value="345757" table:style-name="ce8">
            <text:p>345.757</text:p>
          </table:table-cell>
          <table:table-cell office:value-type="percentage" office:value="0.47476159417802344" table:style-name="ce77">
            <text:p>47,5%</text:p>
          </table:table-cell>
          <table:table-cell office:value-type="date" office:date-value="2022-05-04T00:00:00" table:style-name="ce11">
            <text:p>04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ragón</text:p>
          </table:table-cell>
          <table:table-cell office:value-type="float" office:value="103760" table:style-name="ce8">
            <text:p>103.760</text:p>
          </table:table-cell>
          <table:table-cell office:value-type="float" office:value="54300" table:style-name="ce8">
            <text:p>54.300</text:p>
          </table:table-cell>
          <table:table-cell office:value-type="percentage" office:value="0.52332305319969163" table:style-name="ce77">
            <text:p>52,3%</text:p>
          </table:table-cell>
          <table:table-cell office:value-type="float" office:value="42247" table:style-name="ce8">
            <text:p>42.247</text:p>
          </table:table-cell>
          <table:table-cell office:value-type="percentage" office:value="0.40716075558982268" table:style-name="ce77">
            <text:p>40,7%</text:p>
          </table:table-cell>
          <table:table-cell office:value-type="date" office:date-value="2022-05-04T00:00:00" table:style-name="ce11">
            <text:p>04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sturias<text:s/></text:p>
          </table:table-cell>
          <table:table-cell office:value-type="float" office:value="62179" table:style-name="ce8">
            <text:p>62.179</text:p>
          </table:table-cell>
          <table:table-cell office:value-type="float" office:value="43295" table:style-name="ce8">
            <text:p>43.295</text:p>
          </table:table-cell>
          <table:table-cell office:value-type="percentage" office:value="0.69629617716592418" table:style-name="ce77">
            <text:p>69,6%</text:p>
          </table:table-cell>
          <table:table-cell office:value-type="float" office:value="36434" table:style-name="ce8">
            <text:p>36.434</text:p>
          </table:table-cell>
          <table:table-cell office:value-type="percentage" office:value="0.58595345695492052" table:style-name="ce77">
            <text:p>58,6%</text:p>
          </table:table-cell>
          <table:table-cell office:value-type="date" office:date-value="2022-05-04T00:00:00" table:style-name="ce11">
            <text:p>04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Baleares</text:p>
          </table:table-cell>
          <table:table-cell office:value-type="float" office:value="97822" table:style-name="ce8">
            <text:p>97.822</text:p>
          </table:table-cell>
          <table:table-cell office:value-type="float" office:value="33550" table:style-name="ce8">
            <text:p>33.550</text:p>
          </table:table-cell>
          <table:table-cell office:value-type="percentage" office:value="0.34296988407515694" table:style-name="ce77">
            <text:p>34,3%</text:p>
          </table:table-cell>
          <table:table-cell office:value-type="float" office:value="25521" table:style-name="ce8">
            <text:p>25.521</text:p>
          </table:table-cell>
          <table:table-cell office:value-type="percentage" office:value="0.2608922328310605" table:style-name="ce77">
            <text:p>26,1%</text:p>
          </table:table-cell>
          <table:table-cell office:value-type="date" office:date-value="2022-05-04T00:00:00" table:style-name="ce11">
            <text:p>04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narias</text:p>
          </table:table-cell>
          <table:table-cell office:value-type="float" office:value="156104" table:style-name="ce8">
            <text:p>156.104</text:p>
          </table:table-cell>
          <table:table-cell office:value-type="float" office:value="80073" table:style-name="ce8">
            <text:p>80.073</text:p>
          </table:table-cell>
          <table:table-cell office:value-type="percentage" office:value="0.51294649720699026" table:style-name="ce77">
            <text:p>51,3%</text:p>
          </table:table-cell>
          <table:table-cell office:value-type="float" office:value="59404" table:style-name="ce8">
            <text:p>59.404</text:p>
          </table:table-cell>
          <table:table-cell office:value-type="percentage" office:value="0.38054117767642087" table:style-name="ce77">
            <text:p>38,1%</text:p>
          </table:table-cell>
          <table:table-cell office:value-type="date" office:date-value="2022-05-04T00:00:00" table:style-name="ce11">
            <text:p>04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ntabria</text:p>
          </table:table-cell>
          <table:table-cell office:value-type="float" office:value="42931" table:style-name="ce8">
            <text:p>42.931</text:p>
          </table:table-cell>
          <table:table-cell office:value-type="float" office:value="25770" table:style-name="ce8">
            <text:p>25.770</text:p>
          </table:table-cell>
          <table:table-cell office:value-type="percentage" office:value="0.60026554238196173" table:style-name="ce77">
            <text:p>60,0%</text:p>
          </table:table-cell>
          <table:table-cell office:value-type="float" office:value="22777" table:style-name="ce8">
            <text:p>22.777</text:p>
          </table:table-cell>
          <table:table-cell office:value-type="percentage" office:value="0.5305490205213016" table:style-name="ce77">
            <text:p>53,1%</text:p>
          </table:table-cell>
          <table:table-cell office:value-type="date" office:date-value="2022-05-04T00:00:00" table:style-name="ce11">
            <text:p>04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stilla y Leon<text:s/></text:p>
          </table:table-cell>
          <table:table-cell office:value-type="float" office:value="158747" table:style-name="ce8">
            <text:p>158.747</text:p>
          </table:table-cell>
          <table:table-cell office:value-type="float" office:value="103948" table:style-name="ce8">
            <text:p>103.948</text:p>
          </table:table-cell>
          <table:table-cell office:value-type="percentage" office:value="0.65480292540961405" table:style-name="ce77">
            <text:p>65,5%</text:p>
          </table:table-cell>
          <table:table-cell office:value-type="float" office:value="90583" table:style-name="ce8">
            <text:p>90.583</text:p>
          </table:table-cell>
          <table:table-cell office:value-type="percentage" office:value="0.57061235802881316" table:style-name="ce77">
            <text:p>57,1%</text:p>
          </table:table-cell>
          <table:table-cell office:value-type="date" office:date-value="2022-05-04T00:00:00" table:style-name="ce11">
            <text:p>04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stilla - La Mancha</text:p>
          </table:table-cell>
          <table:table-cell office:value-type="float" office:value="171326" table:style-name="ce8">
            <text:p>171.326</text:p>
          </table:table-cell>
          <table:table-cell office:value-type="float" office:value="103959" table:style-name="ce8">
            <text:p>103.959</text:p>
          </table:table-cell>
          <table:table-cell office:value-type="percentage" office:value="0.60679056302020706" table:style-name="ce77">
            <text:p>60,7%</text:p>
          </table:table-cell>
          <table:table-cell office:value-type="float" office:value="83226" table:style-name="ce8">
            <text:p>83.226</text:p>
          </table:table-cell>
          <table:table-cell office:value-type="percentage" office:value="0.48577565576736748" table:style-name="ce77">
            <text:p>48,6%</text:p>
          </table:table-cell>
          <table:table-cell office:value-type="date" office:date-value="2022-05-04T00:00:00" table:style-name="ce11">
            <text:p>04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taluña</text:p>
          </table:table-cell>
          <table:table-cell office:value-type="float" office:value="648162" table:style-name="ce8">
            <text:p>648.162</text:p>
          </table:table-cell>
          <table:table-cell office:value-type="float" office:value="256887" table:style-name="ce8">
            <text:p>256.887</text:p>
          </table:table-cell>
          <table:table-cell office:value-type="percentage" office:value="0.39633147268738372" table:style-name="ce77">
            <text:p>39,6%</text:p>
          </table:table-cell>
          <table:table-cell office:value-type="float" office:value="193479" table:style-name="ce8">
            <text:p>193.479</text:p>
          </table:table-cell>
          <table:table-cell office:value-type="percentage" office:value="0.29850407768428261" table:style-name="ce77">
            <text:p>29,9%</text:p>
          </table:table-cell>
          <table:table-cell office:value-type="date" office:date-value="2022-05-04T00:00:00" table:style-name="ce11">
            <text:p>04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. Valenciana</text:p>
          </table:table-cell>
          <table:table-cell office:value-type="float" office:value="410244" table:style-name="ce8">
            <text:p>410.244</text:p>
          </table:table-cell>
          <table:table-cell office:value-type="float" office:value="259570" table:style-name="ce8">
            <text:p>259.570</text:p>
          </table:table-cell>
          <table:table-cell office:value-type="percentage" office:value="0.63272101481069798" table:style-name="ce77">
            <text:p>63,3%</text:p>
          </table:table-cell>
          <table:table-cell office:value-type="float" office:value="188875" table:style-name="ce8">
            <text:p>188.875</text:p>
          </table:table-cell>
          <table:table-cell office:value-type="percentage" office:value="0.46039673950136989" table:style-name="ce77">
            <text:p>46,0%</text:p>
          </table:table-cell>
          <table:table-cell office:value-type="date" office:date-value="2022-05-04T00:00:00" table:style-name="ce11">
            <text:p>04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Extremadura</text:p>
          </table:table-cell>
          <table:table-cell office:value-type="float" office:value="78583" table:style-name="ce8">
            <text:p>78.583</text:p>
          </table:table-cell>
          <table:table-cell office:value-type="float" office:value="59411" table:style-name="ce8">
            <text:p>59.411</text:p>
          </table:table-cell>
          <table:table-cell office:value-type="percentage" office:value="0.75602865759769922" table:style-name="ce77">
            <text:p>75,6%</text:p>
          </table:table-cell>
          <table:table-cell office:value-type="float" office:value="48697" table:style-name="ce8">
            <text:p>48.697</text:p>
          </table:table-cell>
          <table:table-cell office:value-type="percentage" office:value="0.61968873674967873" table:style-name="ce77">
            <text:p>62,0%</text:p>
          </table:table-cell>
          <table:table-cell office:value-type="date" office:date-value="2022-05-04T00:00:00" table:style-name="ce11">
            <text:p>04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Galicia</text:p>
          </table:table-cell>
          <table:table-cell office:value-type="float" office:value="177577" table:style-name="ce8">
            <text:p>177.577</text:p>
          </table:table-cell>
          <table:table-cell office:value-type="float" office:value="135964" table:style-name="ce8">
            <text:p>135.964</text:p>
          </table:table-cell>
          <table:table-cell office:value-type="percentage" office:value="0.76566221976945215" table:style-name="ce77">
            <text:p>76,6%</text:p>
          </table:table-cell>
          <table:table-cell office:value-type="float" office:value="115294" table:style-name="ce8">
            <text:p>115.294</text:p>
          </table:table-cell>
          <table:table-cell office:value-type="percentage" office:value="0.64926201028286323" table:style-name="ce77">
            <text:p>64,9%</text:p>
          </table:table-cell>
          <table:table-cell office:value-type="date" office:date-value="2022-05-04T00:00:00" table:style-name="ce11">
            <text:p>04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La Rioja</text:p>
          </table:table-cell>
          <table:table-cell office:value-type="float" office:value="25397" table:style-name="ce8">
            <text:p>25.397</text:p>
          </table:table-cell>
          <table:table-cell office:value-type="float" office:value="16784" table:style-name="ce8">
            <text:p>16.784</text:p>
          </table:table-cell>
          <table:table-cell office:value-type="percentage" office:value="0.66086545654998619" table:style-name="ce77">
            <text:p>66,1%</text:p>
          </table:table-cell>
          <table:table-cell office:value-type="float" office:value="14050" table:style-name="ce8">
            <text:p>14.050</text:p>
          </table:table-cell>
          <table:table-cell office:value-type="percentage" office:value="0.5532149466472418" table:style-name="ce77">
            <text:p>55,3%</text:p>
          </table:table-cell>
          <table:table-cell office:value-type="date" office:date-value="2022-05-04T00:00:00" table:style-name="ce11">
            <text:p>04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adrid</text:p>
          </table:table-cell>
          <table:table-cell office:value-type="float" office:value="567425" table:style-name="ce8">
            <text:p>567.425</text:p>
          </table:table-cell>
          <table:table-cell office:value-type="float" office:value="261417" table:style-name="ce8">
            <text:p>261.417</text:p>
          </table:table-cell>
          <table:table-cell office:value-type="percentage" office:value="0.46070758249988986" table:style-name="ce77">
            <text:p>46,1%</text:p>
          </table:table-cell>
          <table:table-cell office:value-type="float" office:value="215745" table:style-name="ce8">
            <text:p>215.745</text:p>
          </table:table-cell>
          <table:table-cell office:value-type="percentage" office:value="0.38021764990967971" table:style-name="ce77">
            <text:p>38,0%</text:p>
          </table:table-cell>
          <table:table-cell office:value-type="date" office:date-value="2022-05-04T00:00:00" table:style-name="ce11">
            <text:p>04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urcia<text:s/></text:p>
          </table:table-cell>
          <table:table-cell office:value-type="float" office:value="139748" table:style-name="ce8">
            <text:p>139.748</text:p>
          </table:table-cell>
          <table:table-cell office:value-type="float" office:value="71000" table:style-name="ce8">
            <text:p>71.000</text:p>
          </table:table-cell>
          <table:table-cell office:value-type="percentage" office:value="0.50805736039156191" table:style-name="ce77">
            <text:p>50,8%</text:p>
          </table:table-cell>
          <table:table-cell office:value-type="float" office:value="48794" table:style-name="ce8">
            <text:p>48.794</text:p>
          </table:table-cell>
          <table:table-cell office:value-type="percentage" office:value="0.34915705412599823" table:style-name="ce77">
            <text:p>34,9%</text:p>
          </table:table-cell>
          <table:table-cell office:value-type="date" office:date-value="2022-05-04T00:00:00" table:style-name="ce11">
            <text:p>04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Navarra</text:p>
          </table:table-cell>
          <table:table-cell office:value-type="float" office:value="56431" table:style-name="ce8">
            <text:p>56.431</text:p>
          </table:table-cell>
          <table:table-cell office:value-type="float" office:value="29280" table:style-name="ce8">
            <text:p>29.280</text:p>
          </table:table-cell>
          <table:table-cell office:value-type="percentage" office:value="0.51886374510464106" table:style-name="ce77">
            <text:p>51,9%</text:p>
          </table:table-cell>
          <table:table-cell office:value-type="float" office:value="25175" table:style-name="ce8">
            <text:p>25.175</text:p>
          </table:table-cell>
          <table:table-cell office:value-type="percentage" office:value="0.44612004040332442" table:style-name="ce77">
            <text:p>44,6%</text:p>
          </table:table-cell>
          <table:table-cell office:value-type="date" office:date-value="2022-05-04T00:00:00" table:style-name="ce11">
            <text:p>04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País Vasco</text:p>
          </table:table-cell>
          <table:table-cell office:value-type="float" office:value="170178" table:style-name="ce8">
            <text:p>170.178</text:p>
          </table:table-cell>
          <table:table-cell office:value-type="float" office:value="85399" table:style-name="ce8">
            <text:p>85.399</text:p>
          </table:table-cell>
          <table:table-cell office:value-type="percentage" office:value="0.50182162206630709" table:style-name="ce77">
            <text:p>50,2%</text:p>
          </table:table-cell>
          <table:table-cell office:value-type="float" office:value="66216" table:style-name="ce8">
            <text:p>66.216</text:p>
          </table:table-cell>
          <table:table-cell office:value-type="percentage" office:value="0.38909847336318443" table:style-name="ce77">
            <text:p>38,9%</text:p>
          </table:table-cell>
          <table:table-cell office:value-type="date" office:date-value="2022-05-04T00:00:00" table:style-name="ce11">
            <text:p>04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euta</text:p>
          </table:table-cell>
          <table:table-cell office:value-type="float" office:value="9201" table:style-name="ce8">
            <text:p>9.201</text:p>
          </table:table-cell>
          <table:table-cell office:value-type="float" office:value="3188" table:style-name="ce8">
            <text:p>3.188</text:p>
          </table:table-cell>
          <table:table-cell office:value-type="percentage" office:value="0.34648407781762852" table:style-name="ce77">
            <text:p>34,6%</text:p>
          </table:table-cell>
          <table:table-cell office:value-type="float" office:value="2182" table:style-name="ce8">
            <text:p>2.182</text:p>
          </table:table-cell>
          <table:table-cell office:value-type="percentage" office:value="0.23714813607216606" table:style-name="ce77">
            <text:p>23,7%</text:p>
          </table:table-cell>
          <table:table-cell office:value-type="date" office:date-value="2022-05-04T00:00:00" table:style-name="ce11">
            <text:p>04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elilla</text:p>
          </table:table-cell>
          <table:table-cell office:value-type="float" office:value="11074" table:style-name="ce8">
            <text:p>11.074</text:p>
          </table:table-cell>
          <table:table-cell office:value-type="float" office:value="3586" table:style-name="ce8">
            <text:p>3.586</text:p>
          </table:table-cell>
          <table:table-cell office:value-type="percentage" office:value="0.3238215640238396" table:style-name="ce77">
            <text:p>32,4%</text:p>
          </table:table-cell>
          <table:table-cell office:value-type="float" office:value="2046" table:style-name="ce8">
            <text:p>2.046</text:p>
          </table:table-cell>
          <table:table-cell office:value-type="percentage" office:value="0.18475708867617843" table:style-name="ce77">
            <text:p>18,5%</text:p>
          </table:table-cell>
          <table:table-cell office:value-type="date" office:date-value="2022-04-29T00:00:00" table:style-name="ce11">
            <text:p>29/04/2022</text:p>
          </table:table-cell>
          <table:table-cell table:number-columns-repeated="16377"/>
        </table:table-row>
        <table:table-row table:style-name="ro5">
          <table:table-cell office:value-type="string" table:style-name="ce79">
            <text:p>Min. Defensa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date" office:date-value="2022-04-29T00:00:00" table:style-name="ce11">
            <text:p>29/04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Sanidad Exterior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date" office:date-value="2022-05-03T00:00:00" table:style-name="ce11">
            <text:p>03/05/2022</text:p>
          </table:table-cell>
          <table:table-cell table:number-columns-repeated="16377"/>
        </table:table-row>
        <table:table-row table:style-name="ro5">
          <table:table-cell office:value-type="string" table:style-name="ce81">
            <text:p>Totales</text:p>
          </table:table-cell>
          <table:table-cell office:value-type="float" office:value="3815164" table:style-name="ce82">
            <text:p>3.815.164</text:p>
          </table:table-cell>
          <table:table-cell office:value-type="float" office:value="2071910" table:style-name="ce82">
            <text:p>2.071.910</text:p>
          </table:table-cell>
          <table:table-cell office:value-type="percentage" office:value="0.54307232926290983" table:style-name="ce83">
            <text:p>54,3%</text:p>
          </table:table-cell>
          <table:table-cell office:value-type="float" office:value="1626502" table:style-name="ce82">
            <text:p>1.626.502</text:p>
          </table:table-cell>
          <table:table-cell office:value-type="percentage" office:value="0.42632557866450826" table:style-name="ce83">
            <text:p>42,6%</text:p>
          </table:table-cell>
          <table:table-cell table:style-name="ce82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5-06T10:12:12Z</dc:date>
  </office:meta>
</office:document-meta>
</file>